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f52" officeooo:paragraph-rsid="00136f52"/>
    </style:style>
    <style:style style:name="P2" style:family="paragraph" style:parent-style-name="Standard">
      <style:text-properties fo:font-weight="bold" officeooo:rsid="00136f52" officeooo:paragraph-rsid="00136f52" style:font-weight-asian="bold" style:font-weight-complex="bold"/>
    </style:style>
    <style:style style:name="P3" style:family="paragraph" style:parent-style-name="Standard">
      <style:text-properties fo:font-weight="bold" officeooo:rsid="00153ed0" officeooo:paragraph-rsid="00153ed0" style:font-weight-asian="bold" style:font-weight-complex="bold"/>
    </style:style>
    <style:style style:name="P4" style:family="paragraph" style:parent-style-name="Standard">
      <style:text-properties fo:font-weight="bold" officeooo:rsid="0046c61b" officeooo:paragraph-rsid="0046c61b" style:font-weight-asian="bold" style:font-weight-complex="bold"/>
    </style:style>
    <style:style style:name="P5" style:family="paragraph" style:parent-style-name="Standard">
      <style:text-properties fo:font-weight="bold" officeooo:rsid="0117810a" officeooo:paragraph-rsid="0117810a" style:font-weight-asian="bold" style:font-weight-complex="bold"/>
    </style:style>
    <style:style style:name="P6" style:family="paragraph" style:parent-style-name="Standard">
      <style:text-properties officeooo:rsid="0014d0c8" officeooo:paragraph-rsid="0014d0c8"/>
    </style:style>
    <style:style style:name="P7" style:family="paragraph" style:parent-style-name="Standard">
      <style:text-properties fo:font-weight="normal" officeooo:rsid="00153ed0" officeooo:paragraph-rsid="00153ed0" style:font-weight-asian="normal" style:font-weight-complex="normal"/>
    </style:style>
    <style:style style:name="P8" style:family="paragraph" style:parent-style-name="Standard">
      <style:text-properties fo:font-weight="normal" officeooo:rsid="00136f52" officeooo:paragraph-rsid="00136f52" style:font-weight-asian="normal" style:font-weight-complex="normal"/>
    </style:style>
    <style:style style:name="P9" style:family="paragraph" style:parent-style-name="Standard">
      <style:text-properties fo:font-weight="normal" officeooo:rsid="016d461f" officeooo:paragraph-rsid="016d461f" style:font-weight-asian="normal" style:font-weight-complex="normal"/>
    </style:style>
    <style:style style:name="P10" style:family="paragraph" style:parent-style-name="Standard">
      <style:text-properties fo:font-weight="normal" officeooo:rsid="017c537a" officeooo:paragraph-rsid="017c537a" style:font-weight-asian="normal" style:font-weight-complex="normal"/>
    </style:style>
    <style:style style:name="P11" style:family="paragraph" style:parent-style-name="Standard">
      <style:text-properties style:font-name="Liberation Serif" fo:font-weight="bold" officeooo:rsid="002e5081" officeooo:paragraph-rsid="002e5081" style:font-weight-asian="bold" style:font-weight-complex="bold"/>
    </style:style>
    <style:style style:name="P12" style:family="paragraph" style:parent-style-name="Standard">
      <style:text-properties style:font-name="Liberation Serif" fo:font-weight="bold" officeooo:rsid="0046c61b" officeooo:paragraph-rsid="0046c61b" style:font-weight-asian="bold" style:font-weight-complex="bold"/>
    </style:style>
    <style:style style:name="P13" style:family="paragraph" style:parent-style-name="Standard">
      <style:text-properties style:font-name="Liberation Serif" fo:font-weight="bold" officeooo:rsid="002127f5" officeooo:paragraph-rsid="00fe32fb" style:font-weight-asian="bold" style:font-weight-complex="bold"/>
    </style:style>
    <style:style style:name="P14" style:family="paragraph" style:parent-style-name="Standard">
      <style:text-properties style:font-name="Liberation Serif" fo:font-weight="normal" officeooo:rsid="002e5081" officeooo:paragraph-rsid="002e5081" style:font-weight-asian="normal" style:font-weight-complex="normal"/>
    </style:style>
    <style:style style:name="P15" style:family="paragraph" style:parent-style-name="Standard">
      <style:text-properties style:font-name="Liberation Serif" fo:font-weight="normal" officeooo:rsid="0046c61b" officeooo:paragraph-rsid="0046c61b" style:font-weight-asian="normal" style:font-weight-complex="normal"/>
    </style:style>
    <style:style style:name="P16" style:family="paragraph" style:parent-style-name="Standard">
      <style:text-properties style:font-name="Liberation Serif" fo:font-weight="normal" officeooo:rsid="0097c708" officeooo:paragraph-rsid="0097c708" style:font-weight-asian="normal" style:font-weight-complex="normal"/>
    </style:style>
    <style:style style:name="P17" style:family="paragraph" style:parent-style-name="Standard">
      <style:text-properties style:font-name="Liberation Serif" fo:font-weight="normal" officeooo:rsid="010f214b" officeooo:paragraph-rsid="010f214b" style:font-weight-asian="normal" style:font-weight-complex="normal"/>
    </style:style>
    <style:style style:name="P18" style:family="paragraph" style:parent-style-name="Standard">
      <style:paragraph-properties fo:text-align="start" style:justify-single-word="false"/>
      <style:text-properties style:font-name="Liberation Serif" fo:font-size="12pt" style:text-underline-style="none" fo:font-weight="normal" officeooo:rsid="0046c61b" officeooo:paragraph-rsid="004b2c1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style:text-underline-style="none" fo:font-weight="normal" officeooo:rsid="004fec60" officeooo:paragraph-rsid="004fec60" style:font-size-asian="10.5pt" style:font-weight-asian="normal" style:font-size-complex="12pt" style:font-weight-complex="normal"/>
    </style:style>
    <style:style style:name="P20" style:family="paragraph" style:parent-style-name="Standard">
      <style:text-properties style:font-name="Liberation Serif" officeooo:rsid="0109f791" officeooo:paragraph-rsid="0109f791"/>
    </style:style>
    <style:style style:name="P21" style:family="paragraph" style:parent-style-name="Standard">
      <style:text-properties officeooo:rsid="0046c61b" officeooo:paragraph-rsid="0046c61b"/>
    </style:style>
    <style:style style:name="P2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6c61b" officeooo:paragraph-rsid="0046c61b" style:font-size-asian="16pt" style:font-weight-asian="bold" style:font-size-complex="16pt" style:font-weight-complex="bold"/>
    </style:style>
    <style:style style:name="P2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6f52" officeooo:paragraph-rsid="004cff15"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b2c1f" officeooo:paragraph-rsid="004b2c1f"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cff15" officeooo:paragraph-rsid="004cff15"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2pt" style:text-underline-style="none" fo:font-weight="normal" officeooo:rsid="0046c61b" officeooo:paragraph-rsid="004b2c1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d99e6" officeooo:paragraph-rsid="004d99e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bold" officeooo:rsid="004d99e6" officeooo:paragraph-rsid="004d99e6" style:font-size-asian="10.5pt" style:font-weight-asian="bold" style:font-size-complex="12pt" style:font-weight-complex="bold"/>
    </style:style>
    <style:style style:name="P29" style:family="paragraph" style:parent-style-name="Standard">
      <style:text-properties style:font-name="Liberation Mono" fo:font-weight="normal" officeooo:rsid="0046c61b" officeooo:paragraph-rsid="0046c61b" style:font-weight-asian="normal" style:font-weight-complex="normal"/>
    </style:style>
    <style:style style:name="P30" style:family="paragraph" style:parent-style-name="Standard">
      <style:text-properties style:font-name="Liberation Mono" fo:font-weight="bold" officeooo:rsid="0046c61b" officeooo:paragraph-rsid="0046c61b" style:font-weight-asian="bold" style:font-weight-complex="bold"/>
    </style:style>
    <style:style style:name="P31" style:family="paragraph" style:parent-style-name="Standard">
      <style:text-properties officeooo:rsid="0079a695" officeooo:paragraph-rsid="0079a695"/>
    </style:style>
    <style:style style:name="P32" style:family="paragraph" style:parent-style-name="Standard">
      <style:text-properties officeooo:rsid="00153ed0" officeooo:paragraph-rsid="00153ed0"/>
    </style:style>
    <style:style style:name="P33" style:family="paragraph" style:parent-style-name="Standard">
      <style:text-properties officeooo:paragraph-rsid="0109f791"/>
    </style:style>
    <style:style style:name="P34" style:family="paragraph" style:parent-style-name="Standard">
      <style:text-properties officeooo:rsid="0112516f" officeooo:paragraph-rsid="0112516f"/>
    </style:style>
    <style:style style:name="P35" style:family="paragraph" style:parent-style-name="Standard">
      <style:text-properties officeooo:rsid="01162a6a" officeooo:paragraph-rsid="01162a6a"/>
    </style:style>
    <style:style style:name="P36" style:family="paragraph" style:parent-style-name="Standard">
      <style:text-properties officeooo:rsid="0117810a" officeooo:paragraph-rsid="0117810a"/>
    </style:style>
    <style:style style:name="P37" style:family="paragraph" style:parent-style-name="Standard">
      <style:text-properties officeooo:rsid="0119c5d8" officeooo:paragraph-rsid="0119c5d8"/>
    </style:style>
    <style:style style:name="P38" style:family="paragraph" style:parent-style-name="Preformatted_20_Text">
      <style:paragraph-properties fo:text-align="start" style:justify-single-word="false"/>
      <style:text-properties officeooo:paragraph-rsid="004d99e6"/>
    </style:style>
    <style:style style:name="P39" style:family="paragraph" style:parent-style-name="Preformatted_20_Text">
      <style:paragraph-properties fo:text-align="start" style:justify-single-word="false"/>
      <style:text-properties officeooo:paragraph-rsid="0076f86d"/>
    </style:style>
    <style:style style:name="P40" style:family="paragraph" style:parent-style-name="Preformatted_20_Text">
      <style:paragraph-properties fo:text-align="start" style:justify-single-word="false"/>
      <style:text-properties officeooo:paragraph-rsid="008dec27"/>
    </style:style>
    <style:style style:name="P41" style:family="paragraph" style:parent-style-name="Preformatted_20_Text">
      <style:paragraph-properties fo:text-align="start" style:justify-single-word="false"/>
      <style:text-properties officeooo:paragraph-rsid="009e4ae4"/>
    </style:style>
    <style:style style:name="P42" style:family="paragraph" style:parent-style-name="Standard" style:list-style-name="L1">
      <style:text-properties fo:font-weight="normal" officeooo:rsid="0046c61b" officeooo:paragraph-rsid="0046c61b" style:font-weight-asian="normal" style:font-weight-complex="normal"/>
    </style:style>
    <style:style style:name="P43" style:family="paragraph" style:parent-style-name="Standard" style:list-style-name="L33">
      <style:text-properties fo:font-weight="normal" officeooo:rsid="01715f08" officeooo:paragraph-rsid="01715f08" style:font-weight-asian="normal" style:font-weight-complex="normal"/>
    </style:style>
    <style:style style:name="P44" style:family="paragraph" style:parent-style-name="Standard" style:list-style-name="L34">
      <style:text-properties fo:font-weight="normal" officeooo:rsid="01715f08" officeooo:paragraph-rsid="01715f08" style:font-weight-asian="normal" style:font-weight-complex="normal"/>
    </style:style>
    <style:style style:name="P45" style:family="paragraph" style:parent-style-name="Standard" style:list-style-name="L33">
      <style:text-properties fo:font-weight="normal" officeooo:rsid="01744e0b" officeooo:paragraph-rsid="01744e0b" style:font-weight-asian="normal" style:font-weight-complex="normal"/>
    </style:style>
    <style:style style:name="P46" style:family="paragraph" style:parent-style-name="Standard" style:list-style-name="L33">
      <style:text-properties fo:font-weight="normal" officeooo:rsid="017311d6" officeooo:paragraph-rsid="017311d6" style:font-weight-asian="normal" style:font-weight-complex="normal"/>
    </style:style>
    <style:style style:name="P47" style:family="paragraph" style:parent-style-name="Standard" style:list-style-name="L33">
      <style:text-properties fo:font-weight="normal" officeooo:rsid="018a3f9c" officeooo:paragraph-rsid="018a3f9c" style:font-weight-asian="normal" style:font-weight-complex="normal"/>
    </style:style>
    <style:style style:name="P48" style:family="paragraph" style:parent-style-name="Standard" style:list-style-name="L33">
      <style:text-properties fo:font-weight="normal" officeooo:rsid="018ebad6" officeooo:paragraph-rsid="018ebad6" style:font-weight-asian="normal" style:font-weight-complex="normal"/>
    </style:style>
    <style:style style:name="P49" style:family="paragraph" style:parent-style-name="Standard" style:list-style-name="L34">
      <style:text-properties fo:font-weight="normal" officeooo:rsid="016d461f" officeooo:paragraph-rsid="0184e226" style:font-weight-asian="normal" style:font-weight-complex="normal"/>
    </style:style>
    <style:style style:name="P50" style:family="paragraph" style:parent-style-name="Standard" style:list-style-name="L34">
      <style:text-properties fo:font-weight="normal" officeooo:rsid="016d461f" officeooo:paragraph-rsid="016d461f" style:font-weight-asian="normal" style:font-weight-complex="normal"/>
    </style:style>
    <style:style style:name="P51" style:family="paragraph" style:parent-style-name="Standard" style:list-style-name="L34">
      <style:text-properties fo:font-weight="normal" officeooo:rsid="016e8a5a" officeooo:paragraph-rsid="016e8a5a" style:font-weight-asian="normal" style:font-weight-complex="normal"/>
    </style:style>
    <style:style style:name="P52" style:family="paragraph" style:parent-style-name="Standard" style:list-style-name="L34">
      <style:text-properties fo:font-weight="normal" officeooo:rsid="01777fba" officeooo:paragraph-rsid="01777fba" style:font-weight-asian="normal" style:font-weight-complex="normal"/>
    </style:style>
    <style:style style:name="P53" style:family="paragraph" style:parent-style-name="Standard" style:list-style-name="L22">
      <style:text-properties fo:font-weight="normal" officeooo:rsid="01162a6a" officeooo:paragraph-rsid="016d461f" style:font-weight-asian="normal" style:font-weight-complex="normal"/>
    </style:style>
    <style:style style:name="P54" style:family="paragraph" style:parent-style-name="Standard" style:list-style-name="L1">
      <style:text-properties style:font-name="Liberation Serif" fo:font-weight="normal" officeooo:rsid="0046c61b" officeooo:paragraph-rsid="0046c61b" style:font-weight-asian="normal" style:font-weight-complex="normal"/>
    </style:style>
    <style:style style:name="P55" style:family="paragraph" style:parent-style-name="Standard" style:list-style-name="L2">
      <style:text-properties style:font-name="Liberation Serif" fo:font-weight="normal" officeooo:rsid="0046c61b" officeooo:paragraph-rsid="0046c61b" style:font-weight-asian="normal" style:font-weight-complex="normal"/>
    </style:style>
    <style:style style:name="P56" style:family="paragraph" style:parent-style-name="Standard" style:list-style-name="L36">
      <style:text-properties style:font-name="Liberation Serif" fo:font-weight="normal" officeooo:rsid="0046c61b" officeooo:paragraph-rsid="0046c61b" style:font-weight-asian="normal" style:font-weight-complex="normal"/>
    </style:style>
    <style:style style:name="P57" style:family="paragraph" style:parent-style-name="Standard" style:list-style-name="L3">
      <style:text-properties style:font-name="Liberation Serif" fo:font-weight="normal" officeooo:rsid="007ded32" officeooo:paragraph-rsid="007ded32" style:font-weight-asian="normal" style:font-weight-complex="normal"/>
    </style:style>
    <style:style style:name="P58" style:family="paragraph" style:parent-style-name="Standard" style:list-style-name="L32">
      <style:text-properties style:font-name="Liberation Serif" fo:font-weight="normal" officeooo:rsid="011fb505" officeooo:paragraph-rsid="011fb505" style:font-weight-asian="normal" style:font-weight-complex="normal"/>
    </style:style>
    <style:style style:name="P59" style:family="paragraph" style:parent-style-name="Standard" style:list-style-name="L32">
      <style:text-properties style:font-name="Liberation Serif" fo:font-weight="normal" officeooo:rsid="01152e50" officeooo:paragraph-rsid="01b48799" style:font-weight-asian="normal" style:font-weight-complex="normal"/>
    </style:style>
    <style:style style:name="P60" style:family="paragraph" style:parent-style-name="Standard" style:list-style-name="L32">
      <style:text-properties style:font-name="Liberation Serif" fo:font-weight="normal" officeooo:rsid="01152e50" officeooo:paragraph-rsid="01210724" style:font-weight-asian="normal" style:font-weight-complex="normal"/>
    </style:style>
    <style:style style:name="P61" style:family="paragraph" style:parent-style-name="Standard" style:list-style-name="L32">
      <style:text-properties style:font-name="Liberation Serif" fo:font-weight="normal" officeooo:rsid="0123d22e" officeooo:paragraph-rsid="0123d22e" style:font-weight-asian="normal" style:font-weight-complex="normal"/>
    </style:style>
    <style:style style:name="P62" style:family="paragraph" style:parent-style-name="Standard" style:list-style-name="L32">
      <style:text-properties style:font-name="Liberation Serif" fo:font-weight="normal" officeooo:rsid="006d98a1" officeooo:paragraph-rsid="00fe32fb" style:font-weight-asian="normal" style:font-weight-complex="normal"/>
    </style:style>
    <style:style style:name="P63" style:family="paragraph" style:parent-style-name="Standard" style:list-style-name="L32">
      <style:text-properties style:font-name="Liberation Serif" fo:font-weight="normal" officeooo:rsid="009c7a8c" officeooo:paragraph-rsid="015603ed" style:font-weight-asian="normal" style:font-weight-complex="normal"/>
    </style:style>
    <style:style style:name="P64" style:family="paragraph" style:parent-style-name="Standard" style:list-style-name="L32">
      <style:text-properties style:font-name="Liberation Serif" fo:font-weight="normal" officeooo:rsid="009c7a8c" officeooo:paragraph-rsid="00fe32fb" style:font-weight-asian="normal" style:font-weight-complex="normal"/>
    </style:style>
    <style:style style:name="P65" style:family="paragraph" style:parent-style-name="Standard" style:list-style-name="L32">
      <style:text-properties style:font-name="Liberation Serif" fo:font-weight="normal" officeooo:rsid="015603ed" officeooo:paragraph-rsid="015603ed" style:font-weight-asian="normal" style:font-weight-complex="normal"/>
    </style:style>
    <style:style style:name="P66" style:family="paragraph" style:parent-style-name="Standard" style:list-style-name="L32">
      <style:text-properties style:font-name="Liberation Serif" fo:font-weight="normal" officeooo:rsid="015603ed" officeooo:paragraph-rsid="01568d5c" style:font-weight-asian="normal" style:font-weight-complex="normal"/>
    </style:style>
    <style:style style:name="P67" style:family="paragraph" style:parent-style-name="Standard" style:list-style-name="L32">
      <style:text-properties style:font-name="Liberation Serif" fo:font-weight="normal" officeooo:rsid="00d516f5" officeooo:paragraph-rsid="00fe32fb" style:font-weight-asian="normal" style:font-weight-complex="normal"/>
    </style:style>
    <style:style style:name="P68" style:family="paragraph" style:parent-style-name="Standard" style:list-style-name="L32">
      <style:text-properties style:font-name="Liberation Serif" fo:font-weight="normal" officeooo:rsid="00d6593d" officeooo:paragraph-rsid="00fe32fb" style:font-weight-asian="normal" style:font-weight-complex="normal"/>
    </style:style>
    <style:style style:name="P69" style:family="paragraph" style:parent-style-name="Standard" style:list-style-name="L33">
      <style:text-properties style:font-name="Liberation Serif" fo:font-weight="normal" officeooo:rsid="018ebad6" officeooo:paragraph-rsid="018ebad6" style:font-weight-asian="normal" style:font-weight-complex="normal"/>
    </style:style>
    <style:style style:name="P70" style:family="paragraph" style:parent-style-name="Standard" style:list-style-name="L33">
      <style:text-properties style:font-name="Liberation Serif" fo:font-weight="normal" officeooo:rsid="01d86f70" officeooo:paragraph-rsid="01d86f70" style:font-weight-asian="normal" style:font-weight-complex="normal"/>
    </style:style>
    <style:style style:name="P71" style:family="paragraph" style:parent-style-name="Standard" style:list-style-name="L33">
      <style:text-properties style:font-name="Liberation Serif" fo:font-weight="normal" officeooo:rsid="01d812a8" officeooo:paragraph-rsid="01d812a8" style:font-weight-asian="normal" style:font-weight-complex="normal"/>
    </style:style>
    <style:style style:name="P72" style:family="paragraph" style:parent-style-name="Standard" style:list-style-name="L33">
      <style:text-properties style:font-name="Liberation Serif" fo:font-weight="normal" officeooo:rsid="018eda71" officeooo:paragraph-rsid="01d986b9" style:font-weight-asian="normal" style:font-weight-complex="normal"/>
    </style:style>
    <style:style style:name="P73" style:family="paragraph" style:parent-style-name="Standard" style:list-style-name="L33">
      <style:text-properties style:font-name="Liberation Serif" fo:font-weight="normal" officeooo:rsid="018eda71" officeooo:paragraph-rsid="018eda71" style:font-weight-asian="normal" style:font-weight-complex="normal"/>
    </style:style>
    <style:style style:name="P74" style:family="paragraph" style:parent-style-name="Standard" style:list-style-name="L33">
      <style:text-properties style:font-name="Liberation Serif" fo:font-weight="normal" officeooo:rsid="01d986b9" officeooo:paragraph-rsid="01d986b9" style:font-weight-asian="normal" style:font-weight-complex="normal"/>
    </style:style>
    <style:style style:name="P75" style:family="paragraph" style:parent-style-name="Standard" style:list-style-name="L33">
      <style:text-properties style:font-name="Liberation Serif" fo:font-weight="normal" officeooo:rsid="018fa8b1" officeooo:paragraph-rsid="018fa8b1" style:font-weight-asian="normal" style:font-weight-complex="normal"/>
    </style:style>
    <style:style style:name="P76" style:family="paragraph" style:parent-style-name="Standard" style:list-style-name="L33">
      <style:text-properties style:font-name="Liberation Serif" fo:font-weight="normal" officeooo:rsid="019e361b" officeooo:paragraph-rsid="019fd88a" style:font-weight-asian="normal" style:font-weight-complex="normal"/>
    </style:style>
    <style:style style:name="P77" style:family="paragraph" style:parent-style-name="Standard" style:list-style-name="L33">
      <style:text-properties style:font-name="Liberation Serif" fo:font-weight="normal" officeooo:rsid="01915df0" officeooo:paragraph-rsid="01915df0" style:font-weight-asian="normal" style:font-weight-complex="normal"/>
    </style:style>
    <style:style style:name="P78" style:family="paragraph" style:parent-style-name="Standard" style:list-style-name="L33">
      <style:text-properties style:font-name="Liberation Serif" fo:font-weight="normal" officeooo:rsid="01915df0" officeooo:paragraph-rsid="019fd88a" style:font-weight-asian="normal" style:font-weight-complex="normal"/>
    </style:style>
    <style:style style:name="P79" style:family="paragraph" style:parent-style-name="Standard" style:list-style-name="L22">
      <style:text-properties style:font-name="Liberation Serif" fo:font-weight="normal" officeooo:rsid="01788b01" officeooo:paragraph-rsid="01788b01" style:font-weight-asian="normal" style:font-weight-complex="normal"/>
    </style:style>
    <style:style style:name="P80" style:family="paragraph" style:parent-style-name="Standard" style:list-style-name="L35">
      <style:text-properties style:font-name="Liberation Serif" fo:font-weight="normal" officeooo:rsid="001cb9c9" officeooo:paragraph-rsid="001cb9c9" style:font-weight-asian="normal" style:font-weight-complex="normal"/>
    </style:style>
    <style:style style:name="P81" style:family="paragraph" style:parent-style-name="Standard" style:list-style-name="L35">
      <style:text-properties style:font-name="Liberation Serif" fo:font-weight="normal" officeooo:rsid="001eb903" officeooo:paragraph-rsid="001eb903" style:font-weight-asian="normal" style:font-weight-complex="normal"/>
    </style:style>
    <style:style style:name="P82" style:family="paragraph" style:parent-style-name="Standard" style:list-style-name="L35">
      <style:text-properties style:font-name="Liberation Serif" fo:font-weight="normal" officeooo:rsid="002bfd25" officeooo:paragraph-rsid="002bfd25" style:font-weight-asian="normal" style:font-weight-complex="normal"/>
    </style:style>
    <style:style style:name="P83" style:family="paragraph" style:parent-style-name="Standard" style:list-style-name="L36">
      <style:text-properties style:font-name="Liberation Serif" fo:font-weight="normal" officeooo:rsid="002a1240" officeooo:paragraph-rsid="002a1240" style:font-weight-asian="normal" style:font-weight-complex="normal"/>
    </style:style>
    <style:style style:name="P84" style:family="paragraph" style:parent-style-name="Standard" style:list-style-name="L36">
      <style:text-properties style:font-name="Liberation Serif" fo:font-weight="normal" officeooo:rsid="002a25d8" officeooo:paragraph-rsid="002a25d8" style:font-weight-asian="normal" style:font-weight-complex="normal"/>
    </style:style>
    <style:style style:name="P85" style:family="paragraph" style:parent-style-name="Standard" style:list-style-name="L36">
      <style:text-properties style:font-name="Liberation Serif" fo:font-weight="normal" officeooo:rsid="002f6651" officeooo:paragraph-rsid="002f6651" style:font-weight-asian="normal" style:font-weight-complex="normal"/>
    </style:style>
    <style:style style:name="P86" style:family="paragraph" style:parent-style-name="Standard" style:list-style-name="L36">
      <style:text-properties style:font-name="Liberation Serif" fo:font-weight="normal" officeooo:rsid="003336f3" officeooo:paragraph-rsid="003336f3" style:font-weight-asian="normal" style:font-weight-complex="normal"/>
    </style:style>
    <style:style style:name="P87" style:family="paragraph" style:parent-style-name="Standard" style:list-style-name="L36">
      <style:text-properties style:font-name="Liberation Serif" fo:font-weight="normal" officeooo:rsid="00346c17" officeooo:paragraph-rsid="00346c17" style:font-weight-asian="normal" style:font-weight-complex="normal"/>
    </style:style>
    <style:style style:name="P88" style:family="paragraph" style:parent-style-name="Standard" style:list-style-name="L36">
      <style:text-properties style:font-name="Liberation Serif" fo:font-weight="normal" officeooo:rsid="00346c17" officeooo:paragraph-rsid="00359a4c" style:font-weight-asian="normal" style:font-weight-complex="normal"/>
    </style:style>
    <style:style style:name="P89" style:family="paragraph" style:parent-style-name="Standard" style:list-style-name="L36">
      <style:text-properties style:font-name="Liberation Serif" fo:font-weight="normal" officeooo:rsid="0036eac1" officeooo:paragraph-rsid="0036eac1" style:font-weight-asian="normal" style:font-weight-complex="normal"/>
    </style:style>
    <style:style style:name="P90" style:family="paragraph" style:parent-style-name="Standard" style:list-style-name="L36">
      <style:text-properties style:font-name="Liberation Serif" fo:font-weight="normal" officeooo:rsid="0036eac1" officeooo:paragraph-rsid="0037ce2a" style:font-weight-asian="normal" style:font-weight-complex="normal"/>
    </style:style>
    <style:style style:name="P91" style:family="paragraph" style:parent-style-name="Standard" style:list-style-name="L36">
      <style:text-properties style:font-name="Liberation Serif" fo:font-weight="normal" officeooo:rsid="003977cc" officeooo:paragraph-rsid="003977cc" style:font-weight-asian="normal" style:font-weight-complex="normal"/>
    </style:style>
    <style:style style:name="P92" style:family="paragraph" style:parent-style-name="Standard" style:list-style-name="L36">
      <style:text-properties style:font-name="Liberation Serif" fo:font-weight="normal" officeooo:rsid="003ab1a9" officeooo:paragraph-rsid="003ab1a9" style:font-weight-asian="normal" style:font-weight-complex="normal"/>
    </style:style>
    <style:style style:name="P93" style:family="paragraph" style:parent-style-name="Standard" style:list-style-name="L36">
      <style:text-properties style:font-name="Liberation Serif" fo:font-weight="normal" officeooo:rsid="00435c8b" officeooo:paragraph-rsid="00435c8b" style:font-weight-asian="normal" style:font-weight-complex="normal"/>
    </style:style>
    <style:style style:name="P94" style:family="paragraph" style:parent-style-name="Standard" style:list-style-name="L36">
      <style:text-properties style:font-name="Liberation Serif" fo:font-weight="normal" officeooo:rsid="003f206e" officeooo:paragraph-rsid="003f206e" style:font-weight-asian="normal" style:font-weight-complex="normal"/>
    </style:style>
    <style:style style:name="P95" style:family="paragraph" style:parent-style-name="Standard" style:list-style-name="L37">
      <style:text-properties style:font-name="Liberation Serif" fo:font-weight="normal" officeooo:rsid="0069a5d0" officeooo:paragraph-rsid="0069a5d0" style:font-weight-asian="normal" style:font-weight-complex="normal"/>
    </style:style>
    <style:style style:name="P96" style:family="paragraph" style:parent-style-name="Standard" style:list-style-name="L37">
      <style:text-properties style:font-name="Liberation Serif" fo:font-weight="normal" officeooo:rsid="007ba0d0" officeooo:paragraph-rsid="007ba0d0" style:font-weight-asian="normal" style:font-weight-complex="normal"/>
    </style:style>
    <style:style style:name="P97" style:family="paragraph" style:parent-style-name="Standard" style:list-style-name="L37">
      <style:text-properties style:font-name="Liberation Serif" fo:font-weight="normal" officeooo:rsid="0097c708" officeooo:paragraph-rsid="0097c708" style:font-weight-asian="normal" style:font-weight-complex="normal"/>
    </style:style>
    <style:style style:name="P98" style:family="paragraph" style:parent-style-name="Standard" style:list-style-name="L37">
      <style:text-properties style:font-name="Liberation Serif" fo:font-weight="normal" officeooo:rsid="0177a732" officeooo:paragraph-rsid="0177a732" style:font-weight-asian="normal" style:font-weight-complex="normal"/>
    </style:style>
    <style:style style:name="P99" style:family="paragraph" style:parent-style-name="Standard" style:list-style-name="L3">
      <style:text-properties style:font-name="Liberation Serif" fo:font-weight="bold" officeooo:rsid="0046c61b" officeooo:paragraph-rsid="0046c61b" style:font-weight-asian="bold" style:font-weight-complex="bold"/>
    </style:style>
    <style:style style:name="P100" style:family="paragraph" style:parent-style-name="Standard" style:list-style-name="L33">
      <style:text-properties style:font-name="Liberation Serif" fo:font-weight="bold" officeooo:rsid="018a3f9c" officeooo:paragraph-rsid="018a3f9c" style:font-weight-asian="bold" style:font-weight-complex="bold"/>
    </style:style>
    <style:style style:name="P101" style:family="paragraph" style:parent-style-name="Standard" style:list-style-name="L33">
      <style:text-properties style:font-name="Liberation Serif" fo:font-weight="bold" officeooo:rsid="018eda71" officeooo:paragraph-rsid="01a9ac13" style:font-weight-asian="bold" style:font-weight-complex="bold"/>
    </style:style>
    <style:style style:name="P102" style:family="paragraph" style:parent-style-name="Standard" style:list-style-name="L35">
      <style:text-properties style:font-name="Liberation Serif" fo:font-weight="bold" officeooo:rsid="001eb903" officeooo:paragraph-rsid="001eb903" style:font-weight-asian="bold" style:font-weight-complex="bold"/>
    </style:style>
    <style:style style:name="P103" style:family="paragraph" style:parent-style-name="Standard" style:list-style-name="L37">
      <style:text-properties style:font-name="Liberation Serif" fo:font-weight="bold" officeooo:rsid="002e5081" officeooo:paragraph-rsid="002eb29d" style:font-weight-asian="bold" style:font-weight-complex="bold"/>
    </style:style>
    <style:style style:name="P104" style:family="paragraph" style:parent-style-name="Standard" style:list-style-name="L37">
      <style:text-properties style:font-name="Liberation Serif" fo:font-weight="bold" officeooo:rsid="0066a0b0" officeooo:paragraph-rsid="0066a0b0" style:font-weight-asian="bold" style:font-weight-complex="bold"/>
    </style:style>
    <style:style style:name="P105" style:family="paragraph" style:parent-style-name="Standard" style:list-style-name="L37">
      <style:text-properties style:font-name="Liberation Serif" fo:font-weight="bold" officeooo:rsid="0066c25a" officeooo:paragraph-rsid="006842a7" style:font-weight-asian="bold" style:font-weight-complex="bold"/>
    </style:style>
    <style:style style:name="P106" style:family="paragraph" style:parent-style-name="Standard" style:list-style-name="L37">
      <style:text-properties style:font-name="Liberation Serif" fo:font-weight="bold" officeooo:rsid="006842a7" officeooo:paragraph-rsid="006842a7" style:font-weight-asian="bold" style:font-weight-complex="bold"/>
    </style:style>
    <style:style style:name="P107" style:family="paragraph" style:parent-style-name="Standard" style:list-style-name="L37">
      <style:text-properties style:font-name="Liberation Serif" fo:font-weight="bold" officeooo:rsid="00693057" officeooo:paragraph-rsid="00693057" style:font-weight-asian="bold" style:font-weight-complex="bold"/>
    </style:style>
    <style:style style:name="P108" style:family="paragraph" style:parent-style-name="Standard" style:list-style-name="L37">
      <style:text-properties style:font-name="Liberation Serif" fo:font-weight="bold" officeooo:rsid="0069a5d0" officeooo:paragraph-rsid="0069a5d0" style:font-weight-asian="bold" style:font-weight-complex="bold"/>
    </style:style>
    <style:style style:name="P109" style:family="paragraph" style:parent-style-name="Standard" style:list-style-name="L37">
      <style:text-properties style:font-name="Liberation Serif" fo:font-weight="bold" officeooo:rsid="006a9adc" officeooo:paragraph-rsid="006a9adc" style:font-weight-asian="bold" style:font-weight-complex="bold"/>
    </style:style>
    <style:style style:name="P110" style:family="paragraph" style:parent-style-name="Standard" style:list-style-name="L37">
      <style:text-properties style:font-name="Liberation Serif" fo:font-weight="bold" officeooo:rsid="007ba0d0" officeooo:paragraph-rsid="007ba0d0" style:font-weight-asian="bold" style:font-weight-complex="bold"/>
    </style:style>
    <style:style style:name="P111" style:family="paragraph" style:parent-style-name="Standard" style:list-style-name="L4">
      <style:paragraph-properties fo:text-align="start" style:justify-single-word="false"/>
      <style:text-properties style:font-name="Liberation Serif" fo:font-size="12pt" style:text-underline-style="none" fo:font-weight="normal" officeooo:rsid="0077b0b6" officeooo:paragraph-rsid="0077b0b6" style:font-size-asian="10.5pt" style:font-weight-asian="normal" style:font-size-complex="12pt" style:font-weight-complex="normal"/>
    </style:style>
    <style:style style:name="P112" style:family="paragraph" style:parent-style-name="Standard" style:list-style-name="L5">
      <style:paragraph-properties fo:text-align="start" style:justify-single-word="false"/>
      <style:text-properties style:font-name="Liberation Serif" fo:font-size="12pt" style:text-underline-style="none" fo:font-weight="normal" officeooo:rsid="009e4ae4" officeooo:paragraph-rsid="009e4ae4" style:font-size-asian="10.5pt" style:font-weight-asian="normal" style:font-size-complex="12pt" style:font-weight-complex="normal"/>
    </style:style>
    <style:style style:name="P113" style:family="paragraph" style:parent-style-name="Standard" style:list-style-name="L6">
      <style:paragraph-properties fo:text-align="start" style:justify-single-word="false"/>
      <style:text-properties style:font-name="Liberation Serif" fo:font-size="12pt" style:text-underline-style="none" fo:font-weight="normal" officeooo:rsid="004d99e6" officeooo:paragraph-rsid="004d99e6" style:font-size-asian="10.5pt" style:font-weight-asian="normal" style:font-size-complex="12pt" style:font-weight-complex="normal"/>
    </style:style>
    <style:style style:name="P114" style:family="paragraph" style:parent-style-name="Standard" style:list-style-name="L32">
      <style:text-properties style:font-name="Liberation Serif" fo:font-size="12pt" officeooo:rsid="00f7f2d8" officeooo:paragraph-rsid="0135a2cd" style:font-size-asian="12pt" style:font-size-complex="12pt"/>
    </style:style>
    <style:style style:name="P115" style:family="paragraph" style:parent-style-name="Standard" style:list-style-name="L30">
      <style:text-properties style:font-name="Liberation Serif" officeooo:rsid="00fe32fb" officeooo:paragraph-rsid="00fe32fb"/>
    </style:style>
    <style:style style:name="P116" style:family="paragraph" style:parent-style-name="Standard" style:list-style-name="L30">
      <style:text-properties style:font-name="Liberation Serif" officeooo:rsid="00fcaec6" officeooo:paragraph-rsid="00fcaec6"/>
    </style:style>
    <style:style style:name="P117" style:family="paragraph" style:parent-style-name="Standard" style:list-style-name="L32">
      <style:text-properties style:font-name="Liberation Serif" fo:font-style="normal" fo:font-weight="normal" officeooo:rsid="0101d2c0" officeooo:paragraph-rsid="0106c62d" style:font-style-asian="normal" style:font-weight-asian="normal" style:font-style-complex="normal" style:font-weight-complex="normal"/>
    </style:style>
    <style:style style:name="P118" style:family="paragraph" style:parent-style-name="Standard" style:list-style-name="L32">
      <style:text-properties style:font-name="Liberation Serif" fo:font-style="normal" fo:font-weight="normal" officeooo:rsid="00561383" officeooo:paragraph-rsid="00fe32fb" style:font-style-asian="normal" style:font-weight-asian="normal" style:font-style-complex="normal" style:font-weight-complex="normal"/>
    </style:style>
    <style:style style:name="P119" style:family="paragraph" style:parent-style-name="Standard" style:list-style-name="L32">
      <style:text-properties style:font-name="Liberation Serif" officeooo:rsid="0114c82d" officeooo:paragraph-rsid="0114c82d"/>
    </style:style>
    <style:style style:name="P120" style:family="paragraph" style:parent-style-name="Standard" style:list-style-name="L32">
      <style:text-properties style:font-name="Liberation Serif" officeooo:rsid="011f4377" officeooo:paragraph-rsid="011f4377"/>
    </style:style>
    <style:style style:name="P121" style:family="paragraph" style:parent-style-name="Standard" style:list-style-name="L32">
      <style:text-properties style:font-name="Liberation Serif" officeooo:rsid="01210724" officeooo:paragraph-rsid="01210724"/>
    </style:style>
    <style:style style:name="P122" style:family="paragraph" style:parent-style-name="Standard" style:list-style-name="L32">
      <style:text-properties style:font-name="Liberation Serif" officeooo:rsid="0058cc9e" officeooo:paragraph-rsid="00fe32fb"/>
    </style:style>
    <style:style style:name="P123" style:family="paragraph" style:parent-style-name="Standard" style:list-style-name="L32">
      <style:text-properties style:font-name="Liberation Serif" officeooo:rsid="01283b35" officeooo:paragraph-rsid="01283b35"/>
    </style:style>
    <style:style style:name="P124" style:family="paragraph" style:parent-style-name="Standard" style:list-style-name="L2">
      <style:text-properties style:font-name="Liberation Mono" fo:font-weight="normal" officeooo:rsid="0046c61b" officeooo:paragraph-rsid="0046c61b" style:font-weight-asian="normal" style:font-weight-complex="normal"/>
    </style:style>
    <style:style style:name="P125" style:family="paragraph" style:parent-style-name="Standard" style:list-style-name="L3">
      <style:text-properties style:font-name="Liberation Mono" fo:font-weight="normal" officeooo:rsid="0046c61b" officeooo:paragraph-rsid="007ded32" style:font-weight-asian="normal" style:font-weight-complex="normal"/>
    </style:style>
    <style:style style:name="P126" style:family="paragraph" style:parent-style-name="Standard" style:list-style-name="L3">
      <style:text-properties style:font-name="Liberation Mono" fo:font-weight="normal" officeooo:rsid="0046c61b" officeooo:paragraph-rsid="007f534d" style:font-weight-asian="normal" style:font-weight-complex="normal"/>
    </style:style>
    <style:style style:name="P127" style:family="paragraph" style:parent-style-name="Standard" style:list-style-name="L3">
      <style:text-properties style:font-name="Liberation Mono" fo:font-weight="normal" officeooo:rsid="007ded32" officeooo:paragraph-rsid="007ded32" style:font-weight-asian="normal" style:font-weight-complex="normal"/>
    </style:style>
    <style:style style:name="P128" style:family="paragraph" style:parent-style-name="Standard" style:list-style-name="L31">
      <style:text-properties style:font-name="Liberation Mono" fo:font-weight="normal" officeooo:rsid="01136231" officeooo:paragraph-rsid="01136231" style:font-weight-asian="normal" style:font-weight-complex="normal"/>
    </style:style>
    <style:style style:name="P129" style:family="paragraph" style:parent-style-name="Standard" style:list-style-name="L32">
      <style:text-properties style:font-name="Liberation Mono" fo:font-weight="normal" officeooo:rsid="011501c7" officeooo:paragraph-rsid="011501c7" style:font-weight-asian="normal" style:font-weight-complex="normal"/>
    </style:style>
    <style:style style:name="P130" style:family="paragraph" style:parent-style-name="Standard" style:list-style-name="L32">
      <style:text-properties style:font-name="Liberation Mono" fo:font-weight="normal" officeooo:rsid="011f4377" officeooo:paragraph-rsid="011f4377" style:font-weight-asian="normal" style:font-weight-complex="normal"/>
    </style:style>
    <style:style style:name="P131" style:family="paragraph" style:parent-style-name="Standard" style:list-style-name="L32">
      <style:text-properties style:font-name="Liberation Mono" fo:font-weight="normal" officeooo:rsid="011fb505" officeooo:paragraph-rsid="011fb505" style:font-weight-asian="normal" style:font-weight-complex="normal"/>
    </style:style>
    <style:style style:name="P132" style:family="paragraph" style:parent-style-name="Standard" style:list-style-name="L32">
      <style:text-properties style:font-name="Liberation Mono" fo:font-weight="normal" officeooo:rsid="01210724" officeooo:paragraph-rsid="01210724" style:font-weight-asian="normal" style:font-weight-complex="normal"/>
    </style:style>
    <style:style style:name="P133" style:family="paragraph" style:parent-style-name="Standard" style:list-style-name="L32">
      <style:text-properties style:font-name="Liberation Mono" fo:font-weight="normal" officeooo:rsid="01152e50" officeooo:paragraph-rsid="01152e50" style:font-weight-asian="normal" style:font-weight-complex="normal"/>
    </style:style>
    <style:style style:name="P134" style:family="paragraph" style:parent-style-name="Standard" style:list-style-name="L32">
      <style:text-properties style:font-name="Liberation Mono" fo:font-weight="normal" officeooo:rsid="00172015" officeooo:paragraph-rsid="00fe32fb" style:font-weight-asian="normal" style:font-weight-complex="normal"/>
    </style:style>
    <style:style style:name="P135" style:family="paragraph" style:parent-style-name="Standard" style:list-style-name="L35">
      <style:text-properties style:font-name="Liberation Mono" fo:font-weight="normal" officeooo:rsid="00172015" officeooo:paragraph-rsid="0018426e" style:font-weight-asian="normal" style:font-weight-complex="normal"/>
    </style:style>
    <style:style style:name="P136" style:family="paragraph" style:parent-style-name="Standard" style:list-style-name="L32">
      <style:text-properties style:font-name="Liberation Mono" fo:font-weight="normal" officeooo:rsid="002f6651" officeooo:paragraph-rsid="00fe32fb" style:font-weight-asian="normal" style:font-weight-complex="normal"/>
    </style:style>
    <style:style style:name="P137" style:family="paragraph" style:parent-style-name="Standard" style:list-style-name="L36">
      <style:text-properties style:font-name="Liberation Mono" fo:font-weight="normal" officeooo:rsid="002f6651" officeooo:paragraph-rsid="002f6651" style:font-weight-asian="normal" style:font-weight-complex="normal"/>
    </style:style>
    <style:style style:name="P138" style:family="paragraph" style:parent-style-name="Standard" style:list-style-name="L32">
      <style:text-properties style:font-name="Liberation Mono" fo:font-weight="normal" officeooo:rsid="00ea788d" officeooo:paragraph-rsid="00fe32fb" style:font-weight-asian="normal" style:font-weight-complex="normal"/>
    </style:style>
    <style:style style:name="P139" style:family="paragraph" style:parent-style-name="Standard" style:list-style-name="L33">
      <style:text-properties style:font-name="Liberation Mono" fo:font-weight="normal" officeooo:rsid="018dcb3c" officeooo:paragraph-rsid="018dcb3c" style:font-weight-asian="normal" style:font-weight-complex="normal"/>
    </style:style>
    <style:style style:name="P140" style:family="paragraph" style:parent-style-name="Standard" style:list-style-name="L35">
      <style:text-properties style:font-name="Liberation Mono" fo:font-weight="normal" officeooo:rsid="00290885" officeooo:paragraph-rsid="00290885" style:font-weight-asian="normal" style:font-weight-complex="normal"/>
    </style:style>
    <style:style style:name="P141" style:family="paragraph" style:parent-style-name="Standard" style:list-style-name="L36">
      <style:text-properties style:font-name="Liberation Mono" fo:font-weight="normal" officeooo:rsid="0018426e" officeooo:paragraph-rsid="0018426e" style:font-weight-asian="normal" style:font-weight-complex="normal"/>
    </style:style>
    <style:style style:name="P142" style:family="paragraph" style:parent-style-name="Standard" style:list-style-name="L36">
      <style:text-properties style:font-name="Liberation Mono" fo:font-weight="normal" officeooo:rsid="003336f3" officeooo:paragraph-rsid="003336f3" style:font-weight-asian="normal" style:font-weight-complex="normal"/>
    </style:style>
    <style:style style:name="P143" style:family="paragraph" style:parent-style-name="Standard" style:list-style-name="L36">
      <style:text-properties style:font-name="Liberation Mono" fo:font-weight="normal" officeooo:rsid="00346c17" officeooo:paragraph-rsid="00346c17" style:font-weight-asian="normal" style:font-weight-complex="normal"/>
    </style:style>
    <style:style style:name="P144" style:family="paragraph" style:parent-style-name="Standard" style:list-style-name="L36">
      <style:text-properties style:font-name="Liberation Mono" fo:font-weight="normal" officeooo:rsid="00359a4c" officeooo:paragraph-rsid="00359a4c" style:font-weight-asian="normal" style:font-weight-complex="normal"/>
    </style:style>
    <style:style style:name="P145" style:family="paragraph" style:parent-style-name="Standard" style:list-style-name="L37">
      <style:text-properties style:font-name="Liberation Mono" fo:font-weight="normal" officeooo:rsid="002eb29d" officeooo:paragraph-rsid="002eb29d" style:font-weight-asian="normal" style:font-weight-complex="normal"/>
    </style:style>
    <style:style style:name="P146" style:family="paragraph" style:parent-style-name="Standard" style:list-style-name="L5">
      <style:paragraph-properties fo:text-align="start" style:justify-single-word="false"/>
      <style:text-properties style:font-name="Liberation Mono" fo:font-size="12pt" style:text-underline-style="none" fo:font-weight="normal" officeooo:rsid="004fec60" officeooo:paragraph-rsid="004fec60" style:font-size-asian="10.5pt" style:font-weight-asian="normal" style:font-size-complex="12pt" style:font-weight-complex="normal"/>
    </style:style>
    <style:style style:name="P147" style:family="paragraph" style:parent-style-name="Standard" style:list-style-name="L5">
      <style:paragraph-properties fo:text-align="start" style:justify-single-word="false"/>
      <style:text-properties style:font-name="Liberation Mono" fo:font-size="12pt" style:text-underline-style="none" fo:font-weight="normal" officeooo:rsid="009e4ae4" officeooo:paragraph-rsid="009e4ae4" style:font-size-asian="10.5pt" style:font-weight-asian="normal" style:font-size-complex="12pt" style:font-weight-complex="normal"/>
    </style:style>
    <style:style style:name="P148" style:family="paragraph" style:parent-style-name="Standard" style:list-style-name="L6">
      <style:paragraph-properties fo:text-align="start" style:justify-single-word="false"/>
      <style:text-properties style:font-name="Liberation Mono" fo:font-size="12pt" style:text-underline-style="none" fo:font-weight="normal" officeooo:rsid="004d99e6" officeooo:paragraph-rsid="004d99e6" style:font-size-asian="10.5pt" style:font-weight-asian="normal" style:font-size-complex="12pt" style:font-weight-complex="normal"/>
    </style:style>
    <style:style style:name="P149" style:family="paragraph" style:parent-style-name="Standard" style:list-style-name="L32">
      <style:text-properties style:font-name="Liberation Mono" fo:font-size="12pt" officeooo:rsid="00f5f66e" officeooo:paragraph-rsid="0135a2cd" style:font-size-asian="12pt" style:font-size-complex="12pt"/>
    </style:style>
    <style:style style:name="P150" style:family="paragraph" style:parent-style-name="Standard" style:list-style-name="L32">
      <style:text-properties style:font-name="Liberation Mono" fo:font-size="12pt" officeooo:rsid="014afefb" officeooo:paragraph-rsid="014afefb" style:font-size-asian="12pt" style:font-size-complex="12pt"/>
    </style:style>
    <style:style style:name="P151" style:family="paragraph" style:parent-style-name="Standard" style:list-style-name="L32">
      <style:text-properties style:font-name="Liberation Mono" fo:font-size="12pt" officeooo:rsid="00f7f2d8" officeooo:paragraph-rsid="0135a2cd" style:font-size-asian="12pt" style:font-size-complex="12pt"/>
    </style:style>
    <style:style style:name="P152" style:family="paragraph" style:parent-style-name="Standard" style:list-style-name="L32">
      <style:text-properties style:font-name="Liberation Mono" fo:font-size="12pt" fo:font-weight="normal" officeooo:rsid="0166445b" officeooo:paragraph-rsid="0166445b" style:font-size-asian="12pt" style:font-weight-asian="normal" style:font-size-complex="12pt" style:font-weight-complex="normal"/>
    </style:style>
    <style:style style:name="P153" style:family="paragraph" style:parent-style-name="Standard" style:list-style-name="L36">
      <style:text-properties style:font-name="Liberation Mono" fo:font-size="12pt" fo:font-weight="normal" officeooo:rsid="003f206e" officeooo:paragraph-rsid="003f206e" style:font-size-asian="12pt" style:font-weight-asian="normal" style:font-size-complex="12pt" style:font-weight-complex="normal"/>
    </style:style>
    <style:style style:name="P154" style:family="paragraph" style:parent-style-name="Standard" style:list-style-name="L28">
      <style:text-properties style:font-name="Liberation Mono" officeooo:rsid="00136f52" officeooo:paragraph-rsid="00136f52"/>
    </style:style>
    <style:style style:name="P155" style:family="paragraph" style:parent-style-name="Standard" style:list-style-name="L29">
      <style:text-properties style:font-name="Liberation Mono" officeooo:rsid="0112516f" officeooo:paragraph-rsid="0112516f"/>
    </style:style>
    <style:style style:name="P156" style:family="paragraph" style:parent-style-name="Standard" style:list-style-name="L32">
      <style:text-properties style:font-name="Liberation Mono" fo:font-style="normal" fo:font-weight="normal" officeooo:rsid="0106c62d" officeooo:paragraph-rsid="0106c62d" style:font-style-asian="normal" style:font-weight-asian="normal" style:font-style-complex="normal" style:font-weight-complex="normal"/>
    </style:style>
    <style:style style:name="P157" style:family="paragraph" style:parent-style-name="Standard" style:list-style-name="L32">
      <style:text-properties style:font-name="Liberation Mono" fo:font-style="normal" fo:font-weight="normal" officeooo:rsid="0101d2c0" officeooo:paragraph-rsid="0106c62d" style:font-style-asian="normal" style:font-weight-asian="normal" style:font-style-complex="normal" style:font-weight-complex="normal"/>
    </style:style>
    <style:style style:name="P158" style:family="paragraph" style:parent-style-name="Standard" style:list-style-name="L32">
      <style:text-properties style:font-name="Liberation Mono" officeooo:rsid="00894c2e" officeooo:paragraph-rsid="00fe32fb"/>
    </style:style>
    <style:style style:name="P159" style:family="paragraph" style:parent-style-name="Standard" style:list-style-name="L32">
      <style:text-properties style:font-name="Liberation Mono" officeooo:rsid="0097c708" officeooo:paragraph-rsid="0126ad54"/>
    </style:style>
    <style:style style:name="P160" style:family="paragraph" style:parent-style-name="Standard" style:list-style-name="L32">
      <style:text-properties style:font-name="Liberation Mono" officeooo:rsid="01283b35" officeooo:paragraph-rsid="01283b35"/>
    </style:style>
    <style:style style:name="P161" style:family="paragraph" style:parent-style-name="Standard" style:list-style-name="L32">
      <style:text-properties style:font-name="Liberation Mono" officeooo:rsid="00957869" officeooo:paragraph-rsid="01283b35"/>
    </style:style>
    <style:style style:name="P162" style:family="paragraph" style:parent-style-name="Standard" style:list-style-name="L32">
      <style:text-properties style:font-name="Liberation Mono" officeooo:rsid="00957869" officeooo:paragraph-rsid="00fe32fb"/>
    </style:style>
    <style:style style:name="P163" style:family="paragraph" style:parent-style-name="Standard" style:list-style-name="L32">
      <style:text-properties style:font-name="Liberation Mono" officeooo:rsid="00aa3424" officeooo:paragraph-rsid="01283b35"/>
    </style:style>
    <style:style style:name="P164" style:family="paragraph" style:parent-style-name="Standard" style:list-style-name="L32">
      <style:text-properties style:font-name="Liberation Mono" officeooo:rsid="00ab5f42" officeooo:paragraph-rsid="01283b35"/>
    </style:style>
    <style:style style:name="P165" style:family="paragraph" style:parent-style-name="Standard" style:list-style-name="L32">
      <style:text-properties style:font-name="Liberation Mono" officeooo:paragraph-rsid="01283b35"/>
    </style:style>
    <style:style style:name="P166" style:family="paragraph" style:parent-style-name="Standard" style:list-style-name="L32">
      <style:text-properties style:font-name="Liberation Mono" officeooo:paragraph-rsid="014d2e31"/>
    </style:style>
    <style:style style:name="P167" style:family="paragraph" style:parent-style-name="Standard" style:list-style-name="L32">
      <style:text-properties style:font-name="Liberation Mono" officeooo:rsid="009c7a8c" officeooo:paragraph-rsid="00fe32fb"/>
    </style:style>
    <style:style style:name="P168" style:family="paragraph" style:parent-style-name="Standard" style:list-style-name="L32">
      <style:text-properties style:font-name="Liberation Mono" officeooo:rsid="009ba404" officeooo:paragraph-rsid="00fe32fb"/>
    </style:style>
    <style:style style:name="P169" style:family="paragraph" style:parent-style-name="Standard" style:list-style-name="L35">
      <style:text-properties style:font-name="Liberation Mono" fo:font-weight="bold" officeooo:rsid="001cf490" officeooo:paragraph-rsid="001cf490" style:font-weight-asian="bold" style:font-weight-complex="bold"/>
    </style:style>
    <style:style style:name="P170" style:family="paragraph" style:parent-style-name="Standard" style:list-style-name="L4">
      <style:paragraph-properties fo:text-align="start" style:justify-single-word="false"/>
      <style:text-properties fo:font-size="12pt" style:text-underline-style="none" fo:font-weight="normal" officeooo:rsid="005118ae" officeooo:paragraph-rsid="0077b0b6" style:font-size-asian="10.5pt" style:font-weight-asian="normal" style:font-size-complex="12pt" style:font-weight-complex="normal"/>
    </style:style>
    <style:style style:name="P171" style:family="paragraph" style:parent-style-name="Standard" style:list-style-name="L4">
      <style:paragraph-properties fo:text-align="start" style:justify-single-word="false"/>
      <style:text-properties fo:font-size="12pt" style:text-underline-style="none" fo:font-weight="normal" officeooo:rsid="005118ae" officeooo:paragraph-rsid="005118ae" style:font-size-asian="10.5pt" style:font-weight-asian="normal" style:font-size-complex="12pt" style:font-weight-complex="normal"/>
    </style:style>
    <style:style style:name="P172" style:family="paragraph" style:parent-style-name="Standard" style:list-style-name="L32">
      <style:paragraph-properties fo:text-align="start" style:justify-single-word="false"/>
      <style:text-properties fo:font-size="12pt" style:text-underline-style="none" fo:font-weight="normal" officeooo:rsid="005118ae" officeooo:paragraph-rsid="00fe32fb" style:font-size-asian="10.5pt" style:font-weight-asian="normal" style:font-size-complex="12pt" style:font-weight-complex="normal"/>
    </style:style>
    <style:style style:name="P173" style:family="paragraph" style:parent-style-name="Standard" style:list-style-name="L5">
      <style:paragraph-properties fo:text-align="start" style:justify-single-word="false"/>
      <style:text-properties fo:font-size="12pt" style:text-underline-style="none" fo:font-weight="normal" officeooo:rsid="004fec60" officeooo:paragraph-rsid="004fec60" style:font-size-asian="10.5pt" style:font-weight-asian="normal" style:font-size-complex="12pt" style:font-weight-complex="normal"/>
    </style:style>
    <style:style style:name="P174" style:family="paragraph" style:parent-style-name="Standard" style:list-style-name="L33">
      <style:text-properties fo:font-size="12pt" fo:font-weight="normal" officeooo:rsid="018b8ef0" officeooo:paragraph-rsid="018b8ef0" style:font-size-asian="12pt" style:font-weight-asian="normal" style:font-size-complex="12pt" style:font-weight-complex="normal"/>
    </style:style>
    <style:style style:name="P175" style:family="paragraph" style:parent-style-name="Standard" style:list-style-name="L33">
      <style:text-properties fo:font-size="12pt" officeooo:paragraph-rsid="018b8ef0" style:font-size-asian="12pt" style:font-size-complex="12pt"/>
    </style:style>
    <style:style style:name="P176" style:family="paragraph" style:parent-style-name="Standard" style:list-style-name="L20">
      <style:text-properties officeooo:paragraph-rsid="0110bc62"/>
    </style:style>
    <style:style style:name="P177" style:family="paragraph" style:parent-style-name="Standard" style:list-style-name="L20">
      <style:text-properties style:text-underline-style="none" fo:font-weight="normal" officeooo:rsid="0110bc62" officeooo:paragraph-rsid="0110bc62" style:font-weight-asian="normal" style:font-weight-complex="normal"/>
    </style:style>
    <style:style style:name="P178" style:family="paragraph" style:parent-style-name="Standard" style:list-style-name="L20">
      <style:text-properties style:text-underline-style="none" fo:font-weight="normal" officeooo:rsid="0111f37c" officeooo:paragraph-rsid="0111f37c" style:font-weight-asian="normal" style:font-weight-complex="normal"/>
    </style:style>
    <style:style style:name="P179" style:family="paragraph" style:parent-style-name="Standard" style:list-style-name="L20">
      <style:text-properties fo:font-weight="bold" officeooo:rsid="0110bc62" officeooo:paragraph-rsid="0110bc62" style:font-weight-asian="bold" style:font-weight-complex="bold"/>
    </style:style>
    <style:style style:name="P180" style:family="paragraph" style:parent-style-name="Standard" style:list-style-name="L32">
      <style:text-properties fo:font-weight="bold" officeooo:rsid="00172015" officeooo:paragraph-rsid="00fe32fb" style:font-weight-asian="bold" style:font-weight-complex="bold"/>
    </style:style>
    <style:style style:name="P181" style:family="paragraph" style:parent-style-name="Standard" style:list-style-name="L35">
      <style:text-properties fo:font-weight="bold" officeooo:rsid="00172015" officeooo:paragraph-rsid="0018426e" style:font-weight-asian="bold" style:font-weight-complex="bold"/>
    </style:style>
    <style:style style:name="P182" style:family="paragraph" style:parent-style-name="Standard" style:list-style-name="L36">
      <style:text-properties fo:font-weight="bold" officeooo:rsid="00172015" officeooo:paragraph-rsid="00172015" style:font-weight-asian="bold" style:font-weight-complex="bold"/>
    </style:style>
    <style:style style:name="P183" style:family="paragraph" style:parent-style-name="Standard" style:list-style-name="L36">
      <style:text-properties fo:font-weight="bold" officeooo:rsid="00172015" officeooo:paragraph-rsid="0018426e" style:font-weight-asian="bold" style:font-weight-complex="bold"/>
    </style:style>
    <style:style style:name="P184" style:family="paragraph" style:parent-style-name="Standard" style:list-style-name="L33">
      <style:text-properties fo:font-weight="bold" officeooo:rsid="01744e0b" officeooo:paragraph-rsid="01744e0b" style:font-weight-asian="bold" style:font-weight-complex="bold"/>
    </style:style>
    <style:style style:name="P185" style:family="paragraph" style:parent-style-name="Standard" style:list-style-name="L33">
      <style:text-properties fo:font-weight="bold" officeooo:rsid="0175c44a" officeooo:paragraph-rsid="0175c44a" style:font-weight-asian="bold" style:font-weight-complex="bold"/>
    </style:style>
    <style:style style:name="P186" style:family="paragraph" style:parent-style-name="Standard" style:list-style-name="L33">
      <style:text-properties fo:font-weight="bold" officeooo:rsid="017c537a" officeooo:paragraph-rsid="01d02a93" style:font-weight-asian="bold" style:font-weight-complex="bold"/>
    </style:style>
    <style:style style:name="P187" style:family="paragraph" style:parent-style-name="Standard" style:list-style-name="L33">
      <style:text-properties fo:font-weight="bold" officeooo:rsid="017acb8d" officeooo:paragraph-rsid="017c537a" style:font-weight-asian="bold" style:font-weight-complex="bold"/>
    </style:style>
    <style:style style:name="P188" style:family="paragraph" style:parent-style-name="Standard" style:list-style-name="L33">
      <style:text-properties fo:font-weight="bold" officeooo:rsid="017f7213" officeooo:paragraph-rsid="017f7213" style:font-weight-asian="bold" style:font-weight-complex="bold"/>
    </style:style>
    <style:style style:name="P189" style:family="paragraph" style:parent-style-name="Standard" style:list-style-name="L33">
      <style:text-properties fo:font-weight="bold" officeooo:rsid="017f7213" officeooo:paragraph-rsid="01846a28" style:font-weight-asian="bold" style:font-weight-complex="bold"/>
    </style:style>
    <style:style style:name="P190" style:family="paragraph" style:parent-style-name="Standard" style:list-style-name="L33">
      <style:text-properties fo:font-weight="bold" officeooo:rsid="018a3f9c" officeooo:paragraph-rsid="018a3f9c" style:font-weight-asian="bold" style:font-weight-complex="bold"/>
    </style:style>
    <style:style style:name="P191" style:family="paragraph" style:parent-style-name="Standard" style:list-style-name="L33">
      <style:text-properties fo:font-weight="bold" officeooo:rsid="018dcb3c" officeooo:paragraph-rsid="018dcb3c" style:font-weight-asian="bold" style:font-weight-complex="bold"/>
    </style:style>
    <style:style style:name="P192" style:family="paragraph" style:parent-style-name="Standard" style:list-style-name="L33">
      <style:text-properties fo:font-weight="bold" officeooo:rsid="018ebad6" officeooo:paragraph-rsid="018ebad6" style:font-weight-asian="bold" style:font-weight-complex="bold"/>
    </style:style>
    <style:style style:name="P193" style:family="paragraph" style:parent-style-name="Standard" style:list-style-name="L33">
      <style:text-properties fo:font-weight="bold" officeooo:rsid="01944b09" officeooo:paragraph-rsid="01944b09" style:font-weight-asian="bold" style:font-weight-complex="bold"/>
    </style:style>
    <style:style style:name="P194" style:family="paragraph" style:parent-style-name="Standard" style:list-style-name="L35">
      <style:text-properties fo:font-weight="bold" officeooo:rsid="00136f52" officeooo:paragraph-rsid="00136f52" style:font-weight-asian="bold" style:font-weight-complex="bold"/>
    </style:style>
    <style:style style:name="P195" style:family="paragraph" style:parent-style-name="Standard">
      <style:text-properties fo:font-weight="bold" officeooo:rsid="01cd413e" officeooo:paragraph-rsid="01162a6a" style:font-weight-asian="bold" style:font-weight-complex="bold"/>
    </style:style>
    <style:style style:name="P196" style:family="paragraph" style:parent-style-name="Standard" style:list-style-name="L20">
      <style:text-properties officeooo:rsid="0110bc62" officeooo:paragraph-rsid="0110bc62"/>
    </style:style>
    <style:style style:name="P197" style:family="paragraph" style:parent-style-name="Standard" style:list-style-name="L20">
      <style:text-properties style:text-underline-style="solid" style:text-underline-width="auto" style:text-underline-color="font-color" fo:font-weight="bold" officeooo:rsid="0111f37c" officeooo:paragraph-rsid="0111f37c" style:font-weight-asian="bold" style:font-weight-complex="bold"/>
    </style:style>
    <style:style style:name="P198" style:family="paragraph" style:parent-style-name="Standard" style:list-style-name="L34">
      <style:text-properties style:text-underline-style="solid" style:text-underline-width="auto" style:text-underline-color="font-color" fo:font-weight="normal" officeooo:rsid="016d461f" officeooo:paragraph-rsid="016d461f" style:font-weight-asian="normal" style:font-weight-complex="normal"/>
    </style:style>
    <style:style style:name="P199" style:family="paragraph" style:parent-style-name="Standard" style:list-style-name="L21">
      <style:text-properties officeooo:rsid="01162a6a" officeooo:paragraph-rsid="01162a6a"/>
    </style:style>
    <style:style style:name="P200" style:family="paragraph" style:parent-style-name="Standard" style:list-style-name="L23">
      <style:text-properties officeooo:rsid="01162a6a" officeooo:paragraph-rsid="01162a6a"/>
    </style:style>
    <style:style style:name="P201" style:family="paragraph" style:parent-style-name="Standard" style:list-style-name="L23">
      <style:text-properties officeooo:rsid="01162a6a" officeooo:paragraph-rsid="016bed61"/>
    </style:style>
    <style:style style:name="P202" style:family="paragraph" style:parent-style-name="Standard" style:list-style-name="L24">
      <style:text-properties officeooo:rsid="01162a6a" officeooo:paragraph-rsid="01162a6a"/>
    </style:style>
    <style:style style:name="P203" style:family="paragraph" style:parent-style-name="Standard" style:list-style-name="L25">
      <style:text-properties officeooo:rsid="01162a6a" officeooo:paragraph-rsid="01162a6a"/>
    </style:style>
    <style:style style:name="P204" style:family="paragraph" style:parent-style-name="Standard" style:list-style-name="L26">
      <style:text-properties officeooo:rsid="01162a6a" officeooo:paragraph-rsid="01162a6a"/>
    </style:style>
    <style:style style:name="P205" style:family="paragraph" style:parent-style-name="Standard" style:list-style-name="L22">
      <style:text-properties officeooo:rsid="01162a6a" officeooo:paragraph-rsid="016d461f"/>
    </style:style>
    <style:style style:name="P206" style:family="paragraph" style:parent-style-name="Standard" style:list-style-name="L22">
      <style:text-properties officeooo:rsid="01162a6a" officeooo:paragraph-rsid="01162a6a" fo:background-color="transparent"/>
    </style:style>
    <style:style style:name="P207" style:family="paragraph" style:parent-style-name="Standard" style:list-style-name="L22">
      <style:text-properties officeooo:rsid="01162a6a" officeooo:paragraph-rsid="01283b35" fo:background-color="transparent"/>
    </style:style>
    <style:style style:name="P208" style:family="paragraph" style:parent-style-name="Standard" style:list-style-name="L22">
      <style:text-properties officeooo:rsid="01162a6a" officeooo:paragraph-rsid="0117810a" fo:background-color="transparent"/>
    </style:style>
    <style:style style:name="P209" style:family="paragraph" style:parent-style-name="Standard" style:list-style-name="L22">
      <style:text-properties officeooo:rsid="01e1a9b8" officeooo:paragraph-rsid="01e1a9b8" fo:background-color="transparent"/>
    </style:style>
    <style:style style:name="P210" style:family="paragraph" style:parent-style-name="Standard" style:list-style-name="L23">
      <style:text-properties officeooo:rsid="016bed61" officeooo:paragraph-rsid="016bed61"/>
    </style:style>
    <style:style style:name="P211" style:family="paragraph" style:parent-style-name="Standard" style:list-style-name="L27">
      <style:text-properties officeooo:paragraph-rsid="0014d0c8"/>
    </style:style>
    <style:style style:name="P212" style:family="paragraph" style:parent-style-name="Standard" style:list-style-name="L27">
      <style:text-properties officeooo:paragraph-rsid="00153ed0"/>
    </style:style>
    <style:style style:name="P213" style:family="paragraph" style:parent-style-name="Standard" style:list-style-name="L27">
      <style:text-properties officeooo:paragraph-rsid="0102a5b0"/>
    </style:style>
    <style:style style:name="P214" style:family="paragraph" style:parent-style-name="Standard" style:list-style-name="L27">
      <style:text-properties officeooo:rsid="005326ba" officeooo:paragraph-rsid="005326ba"/>
    </style:style>
    <style:style style:name="P215" style:family="paragraph" style:parent-style-name="Standard" style:list-style-name="L27">
      <style:text-properties officeooo:rsid="00153ed0" officeooo:paragraph-rsid="00153ed0"/>
    </style:style>
    <style:style style:name="P216" style:family="paragraph" style:parent-style-name="Standard" style:list-style-name="L30">
      <style:text-properties officeooo:rsid="001a1c17" officeooo:paragraph-rsid="001a1c17"/>
    </style:style>
    <style:style style:name="P217" style:family="paragraph" style:parent-style-name="Standard" style:list-style-name="L30">
      <style:text-properties officeooo:rsid="001ff4f5" officeooo:paragraph-rsid="001ff4f5"/>
    </style:style>
    <style:style style:name="P218" style:family="paragraph" style:parent-style-name="Standard" style:list-style-name="L30">
      <style:text-properties officeooo:rsid="00255972" officeooo:paragraph-rsid="00255972"/>
    </style:style>
    <style:style style:name="P219" style:family="paragraph" style:parent-style-name="Standard" style:list-style-name="L32">
      <style:text-properties officeooo:paragraph-rsid="00fe32fb"/>
    </style:style>
    <style:style style:name="P220" style:family="paragraph" style:parent-style-name="Standard" style:list-style-name="L32">
      <style:text-properties officeooo:paragraph-rsid="01152e50"/>
    </style:style>
    <style:style style:name="P221" style:family="paragraph" style:parent-style-name="Standard" style:list-style-name="L32">
      <style:text-properties officeooo:paragraph-rsid="0109f791"/>
    </style:style>
    <style:style style:name="P222" style:family="paragraph" style:parent-style-name="Standard" style:list-style-name="L32">
      <style:text-properties officeooo:paragraph-rsid="0128aa90"/>
    </style:style>
    <style:style style:name="P223" style:family="paragraph" style:parent-style-name="Standard" style:list-style-name="L32">
      <style:text-properties officeooo:paragraph-rsid="0124c657"/>
    </style:style>
    <style:style style:name="P224" style:family="paragraph" style:parent-style-name="Standard" style:list-style-name="L32">
      <style:text-properties officeooo:paragraph-rsid="0129d879"/>
    </style:style>
    <style:style style:name="P225" style:family="paragraph" style:parent-style-name="Standard" style:list-style-name="L32">
      <style:text-properties officeooo:paragraph-rsid="0129e832"/>
    </style:style>
    <style:style style:name="P226" style:family="paragraph" style:parent-style-name="Standard" style:list-style-name="L32">
      <style:text-properties officeooo:paragraph-rsid="01283b35"/>
    </style:style>
    <style:style style:name="P227" style:family="paragraph" style:parent-style-name="Standard" style:list-style-name="L32">
      <style:text-properties officeooo:paragraph-rsid="0135a2cd"/>
    </style:style>
    <style:style style:name="P228" style:family="paragraph" style:parent-style-name="Standard" style:list-style-name="L32">
      <style:text-properties officeooo:paragraph-rsid="013b20a2"/>
    </style:style>
    <style:style style:name="P229" style:family="paragraph" style:parent-style-name="Standard" style:list-style-name="L32">
      <style:text-properties officeooo:paragraph-rsid="0148ecbf"/>
    </style:style>
    <style:style style:name="P230" style:family="paragraph" style:parent-style-name="Standard" style:list-style-name="L32">
      <style:text-properties officeooo:paragraph-rsid="014ec3c0"/>
    </style:style>
    <style:style style:name="P231" style:family="paragraph" style:parent-style-name="Standard" style:list-style-name="L32">
      <style:text-properties officeooo:paragraph-rsid="014d2e31"/>
    </style:style>
    <style:style style:name="P232" style:family="paragraph" style:parent-style-name="Standard" style:list-style-name="L32">
      <style:text-properties officeooo:paragraph-rsid="01ad23ea"/>
    </style:style>
    <style:style style:name="P233" style:family="paragraph" style:parent-style-name="Standard" style:list-style-name="L32">
      <style:text-properties officeooo:paragraph-rsid="01bb4e8a"/>
    </style:style>
    <style:style style:name="P234" style:family="paragraph" style:parent-style-name="Standard" style:list-style-name="L32">
      <style:text-properties officeooo:paragraph-rsid="01bc88fc"/>
    </style:style>
    <style:style style:name="P235" style:family="paragraph" style:parent-style-name="Standard" style:list-style-name="L32">
      <style:text-properties officeooo:paragraph-rsid="01be12a6"/>
    </style:style>
    <style:style style:name="P236" style:family="paragraph" style:parent-style-name="Standard" style:list-style-name="L32">
      <style:text-properties officeooo:paragraph-rsid="01c12029"/>
    </style:style>
    <style:style style:name="P237" style:family="paragraph" style:parent-style-name="Standard" style:list-style-name="L32">
      <style:text-properties officeooo:paragraph-rsid="01c28e33"/>
    </style:style>
    <style:style style:name="P238" style:family="paragraph" style:parent-style-name="Standard" style:list-style-name="L32">
      <style:text-properties officeooo:paragraph-rsid="015ca05d"/>
    </style:style>
    <style:style style:name="P239" style:family="paragraph" style:parent-style-name="Standard" style:list-style-name="L32">
      <style:text-properties officeooo:rsid="011501c7" officeooo:paragraph-rsid="011501c7"/>
    </style:style>
    <style:style style:name="P240" style:family="paragraph" style:parent-style-name="Standard" style:list-style-name="L32">
      <style:text-properties officeooo:rsid="010d3d13" officeooo:paragraph-rsid="010d3d13"/>
    </style:style>
    <style:style style:name="P241" style:family="paragraph" style:parent-style-name="Standard" style:list-style-name="L32">
      <style:text-properties fo:color="#999999" style:font-name="Liberation Mono" fo:font-size="12pt" officeooo:rsid="00dff421" officeooo:paragraph-rsid="0135a2cd" style:font-size-asian="12pt" style:font-size-complex="12pt"/>
    </style:style>
    <style:style style:name="P242" style:family="paragraph" style:parent-style-name="Standard" style:list-style-name="L32">
      <style:text-properties fo:color="#999999" style:font-name="Liberation Mono" fo:font-size="12pt" officeooo:rsid="00f4d57a" officeooo:paragraph-rsid="0135a2cd" style:font-size-asian="12pt" style:font-size-complex="12pt"/>
    </style:style>
    <style:style style:name="P243" style:family="paragraph" style:parent-style-name="Standard" style:list-style-name="L32">
      <style:text-properties fo:color="#999999" style:font-name="Liberation Serif" fo:font-size="12pt" officeooo:rsid="00f4d57a" officeooo:paragraph-rsid="0135a2cd" style:font-size-asian="12pt" style:font-size-complex="12pt"/>
    </style:style>
    <style:style style:name="P244" style:family="paragraph" style:parent-style-name="Standard" style:list-style-name="L32">
      <style:text-properties fo:color="#b2b2b2" style:font-name="Liberation Serif" officeooo:rsid="015f481a" officeooo:paragraph-rsid="015f481a"/>
    </style:style>
    <style:style style:name="P245" style:family="paragraph" style:parent-style-name="Standard" style:list-style-name="L33">
      <style:text-properties fo:color="#b2b2b2" style:font-name="Liberation Serif" fo:font-size="12pt" fo:font-weight="normal" officeooo:rsid="018d607c" officeooo:paragraph-rsid="018d607c" style:font-size-asian="12pt" style:font-weight-asian="normal" style:font-size-complex="12pt" style:font-weight-complex="normal"/>
    </style:style>
    <style:style style:name="P246" style:family="paragraph" style:parent-style-name="Standard" style:list-style-name="L32">
      <style:text-properties style:use-window-font-color="true" style:font-name="Liberation Serif" officeooo:rsid="01a87186" officeooo:paragraph-rsid="01a87186"/>
    </style:style>
    <style:style style:name="P247" style:family="paragraph" style:parent-style-name="Standard" style:list-style-name="L33">
      <style:text-properties officeooo:paragraph-rsid="01867c09"/>
    </style:style>
    <style:style style:name="P248" style:family="paragraph" style:parent-style-name="Standard" style:list-style-name="L33">
      <style:text-properties officeooo:rsid="017c537a" officeooo:paragraph-rsid="017c537a"/>
    </style:style>
    <style:style style:name="P249" style:family="paragraph" style:parent-style-name="Standard" style:list-style-name="L33">
      <style:text-properties officeooo:rsid="0178eac3" officeooo:paragraph-rsid="01d37e1d"/>
    </style:style>
    <style:style style:name="P250" style:family="paragraph" style:parent-style-name="Standard" style:list-style-name="L33">
      <style:text-properties officeooo:rsid="01867c09" officeooo:paragraph-rsid="01867c09"/>
    </style:style>
    <style:style style:name="P251" style:family="paragraph" style:parent-style-name="Standard" style:list-style-name="L34">
      <style:text-properties officeooo:rsid="01715f08" officeooo:paragraph-rsid="01715f08"/>
    </style:style>
    <style:style style:name="P252" style:family="paragraph" style:parent-style-name="Standard" style:list-style-name="L22">
      <style:text-properties officeooo:rsid="01777fba" officeooo:paragraph-rsid="0177a732"/>
    </style:style>
    <style:style style:name="P253" style:family="paragraph" style:parent-style-name="Standard" style:list-style-name="L22">
      <style:text-properties officeooo:rsid="01788b01" officeooo:paragraph-rsid="01788b01"/>
    </style:style>
    <style:style style:name="P254" style:family="paragraph" style:parent-style-name="Standard" style:list-style-name="L22">
      <style:text-properties officeooo:rsid="017acb8d" officeooo:paragraph-rsid="0178eac3"/>
    </style:style>
    <style:style style:name="P255" style:family="paragraph" style:parent-style-name="Standard" style:list-style-name="L35">
      <style:text-properties officeooo:paragraph-rsid="001eb903"/>
    </style:style>
    <style:style style:name="P256" style:family="paragraph" style:parent-style-name="Standard" style:list-style-name="L36">
      <style:text-properties officeooo:paragraph-rsid="007ded32"/>
    </style:style>
    <style:style style:name="P257" style:family="paragraph" style:parent-style-name="Standard" style:list-style-name="L36">
      <style:text-properties officeooo:paragraph-rsid="0042509a"/>
    </style:style>
    <style:style style:name="P258" style:family="paragraph" style:parent-style-name="Standard" style:list-style-name="L37">
      <style:text-properties officeooo:paragraph-rsid="0066a0b0"/>
    </style:style>
    <style:style style:name="P259" style:family="paragraph" style:parent-style-name="Preformatted_20_Text" style:list-style-name="L7">
      <style:paragraph-properties fo:text-align="start" style:justify-single-word="false"/>
      <style:text-properties officeooo:paragraph-rsid="004d99e6"/>
    </style:style>
    <style:style style:name="P260" style:family="paragraph" style:parent-style-name="Preformatted_20_Text" style:list-style-name="L8">
      <style:paragraph-properties fo:text-align="start" style:justify-single-word="false"/>
      <style:text-properties officeooo:paragraph-rsid="0076f86d"/>
    </style:style>
    <style:style style:name="P261" style:family="paragraph" style:parent-style-name="Preformatted_20_Text" style:list-style-name="L9">
      <style:paragraph-properties fo:text-align="start" style:justify-single-word="false"/>
      <style:text-properties officeooo:paragraph-rsid="008dec27"/>
    </style:style>
    <style:style style:name="P262" style:family="paragraph" style:parent-style-name="Preformatted_20_Text" style:list-style-name="L10">
      <style:paragraph-properties fo:text-align="start" style:justify-single-word="false"/>
      <style:text-properties officeooo:paragraph-rsid="009e4ae4"/>
    </style:style>
    <style:style style:name="P263" style:family="paragraph" style:parent-style-name="Preformatted_20_Text" style:list-style-name="L11">
      <style:paragraph-properties fo:text-align="start" style:justify-single-word="false"/>
      <style:text-properties officeooo:paragraph-rsid="00a6b903"/>
    </style:style>
    <style:style style:name="P264" style:family="paragraph" style:parent-style-name="Preformatted_20_Text" style:list-style-name="L12">
      <style:paragraph-properties fo:text-align="start" style:justify-single-word="false"/>
      <style:text-properties officeooo:paragraph-rsid="009e4ae4"/>
    </style:style>
    <style:style style:name="P265" style:family="paragraph" style:parent-style-name="Preformatted_20_Text" style:list-style-name="L13">
      <style:paragraph-properties fo:text-align="start" style:justify-single-word="false"/>
      <style:text-properties officeooo:paragraph-rsid="009e4ae4"/>
    </style:style>
    <style:style style:name="P266" style:family="paragraph" style:parent-style-name="Preformatted_20_Text" style:list-style-name="L14">
      <style:paragraph-properties fo:text-align="start" style:justify-single-word="false"/>
      <style:text-properties officeooo:paragraph-rsid="009e4ae4"/>
    </style:style>
    <style:style style:name="P267" style:family="paragraph" style:parent-style-name="Preformatted_20_Text" style:list-style-name="L15">
      <style:paragraph-properties fo:text-align="start" style:justify-single-word="false"/>
      <style:text-properties officeooo:paragraph-rsid="009e4ae4"/>
    </style:style>
    <style:style style:name="P268" style:family="paragraph" style:parent-style-name="Preformatted_20_Text" style:list-style-name="L16">
      <style:paragraph-properties fo:text-align="start" style:justify-single-word="false"/>
      <style:text-properties officeooo:paragraph-rsid="009e4ae4"/>
    </style:style>
    <style:style style:name="P269" style:family="paragraph" style:parent-style-name="Preformatted_20_Text" style:list-style-name="L17">
      <style:paragraph-properties fo:text-align="start" style:justify-single-word="false"/>
      <style:text-properties officeooo:paragraph-rsid="009e4ae4"/>
    </style:style>
    <style:style style:name="P270" style:family="paragraph" style:parent-style-name="Preformatted_20_Text" style:list-style-name="L18">
      <style:paragraph-properties fo:text-align="start" style:justify-single-word="false"/>
      <style:text-properties officeooo:paragraph-rsid="009e4ae4"/>
    </style:style>
    <style:style style:name="P271" style:family="paragraph" style:parent-style-name="Preformatted_20_Text" style:list-style-name="L19">
      <style:paragraph-properties fo:text-align="start" style:justify-single-word="false"/>
      <style:text-properties officeooo:paragraph-rsid="009e4ae4"/>
    </style:style>
    <style:style style:name="P272" style:family="paragraph" style:parent-style-name="Preformatted_20_Text" style:list-style-name="L30">
      <style:text-properties officeooo:paragraph-rsid="00fe32fb"/>
    </style:style>
    <style:style style:name="P273" style:family="paragraph" style:parent-style-name="Preformatted_20_Text" style:list-style-name="L30">
      <style:text-properties style:font-name="Liberation Serif" officeooo:rsid="00fe32fb" officeooo:paragraph-rsid="00fe32fb"/>
    </style:style>
    <style:style style:name="P274" style:family="paragraph" style:parent-style-name="Preformatted_20_Text" style:list-style-name="L32">
      <style:text-properties style:font-name="Liberation Serif" officeooo:rsid="008dd320" officeooo:paragraph-rsid="00fe32fb"/>
    </style:style>
    <style:style style:name="P275" style:family="paragraph" style:parent-style-name="Preformatted_20_Text" style:list-style-name="L32">
      <style:text-properties style:font-name="Liberation Serif" officeooo:paragraph-rsid="00fe32fb"/>
    </style:style>
    <style:style style:name="P276" style:family="paragraph" style:parent-style-name="Preformatted_20_Text" style:list-style-name="L32">
      <style:text-properties style:font-name="Liberation Serif" fo:font-size="12pt" fo:font-weight="normal" officeooo:rsid="00d6d15c" officeooo:paragraph-rsid="00fe32fb" style:font-size-asian="12pt" style:font-weight-asian="normal" style:font-size-complex="12pt" style:font-weight-complex="normal"/>
    </style:style>
    <style:style style:name="P277" style:family="paragraph" style:parent-style-name="Preformatted_20_Text" style:list-style-name="L32">
      <style:text-properties style:font-name="Liberation Serif" fo:font-size="12pt" fo:font-weight="normal" officeooo:rsid="00d73398" officeooo:paragraph-rsid="00fe32fb" style:font-size-asian="12pt" style:font-weight-asian="normal" style:font-size-complex="12pt" style:font-weight-complex="normal"/>
    </style:style>
    <style:style style:name="P278" style:family="paragraph" style:parent-style-name="Preformatted_20_Text" style:list-style-name="L36">
      <style:text-properties style:font-name="Liberation Serif" fo:font-weight="normal" officeooo:rsid="003f206e" officeooo:paragraph-rsid="003f206e" style:font-weight-asian="normal" style:font-weight-complex="normal"/>
    </style:style>
    <style:style style:name="P279" style:family="paragraph" style:parent-style-name="Preformatted_20_Text" style:list-style-name="L32">
      <style:text-properties officeooo:paragraph-rsid="00fe32fb"/>
    </style:style>
    <style:style style:name="P280" style:family="paragraph" style:parent-style-name="Preformatted_20_Text" style:list-style-name="L32">
      <style:text-properties officeooo:paragraph-rsid="01283b35"/>
    </style:style>
    <style:style style:name="P281" style:family="paragraph" style:parent-style-name="Preformatted_20_Text" style:list-style-name="L32">
      <style:text-properties officeooo:paragraph-rsid="0135a2cd"/>
    </style:style>
    <style:style style:name="P282" style:family="paragraph" style:parent-style-name="Preformatted_20_Text" style:list-style-name="L32">
      <style:text-properties officeooo:paragraph-rsid="013844e0"/>
    </style:style>
    <style:style style:name="P283" style:family="paragraph" style:parent-style-name="Preformatted_20_Text" style:list-style-name="L32">
      <style:text-properties officeooo:paragraph-rsid="014a2e0d"/>
    </style:style>
    <style:style style:name="P284" style:family="paragraph" style:parent-style-name="Preformatted_20_Text" style:list-style-name="L32">
      <style:text-properties officeooo:paragraph-rsid="015d78c8"/>
    </style:style>
    <style:style style:name="P285" style:family="paragraph" style:parent-style-name="Preformatted_20_Text" style:list-style-name="L32">
      <style:text-properties officeooo:paragraph-rsid="01aef758"/>
    </style:style>
    <style:style style:name="P286" style:family="paragraph" style:parent-style-name="Preformatted_20_Text" style:list-style-name="L32">
      <style:text-properties officeooo:paragraph-rsid="01c8ecbe"/>
    </style:style>
    <style:style style:name="P287" style:family="paragraph" style:parent-style-name="Preformatted_20_Text" style:list-style-name="L32">
      <style:text-properties style:font-name="Liberation Mono" fo:font-size="12pt" officeooo:rsid="00f7f2d8" officeooo:paragraph-rsid="0135a2cd" style:font-size-asian="12pt" style:font-size-complex="12pt"/>
    </style:style>
    <style:style style:name="P288" style:family="paragraph" style:parent-style-name="Preformatted_20_Text" style:list-style-name="L32">
      <style:text-properties style:font-name="Liberation Mono" fo:font-size="12pt" officeooo:paragraph-rsid="00fe32fb" style:font-size-asian="12pt" style:font-size-complex="12pt"/>
    </style:style>
    <style:style style:name="P289" style:family="paragraph" style:parent-style-name="Preformatted_20_Text" style:list-style-name="L32">
      <style:text-properties style:font-name="Liberation Mono" fo:font-size="12pt" officeooo:paragraph-rsid="00fe32fb" fo:background-color="transparent" style:font-size-asian="12pt" style:font-size-complex="12pt"/>
    </style:style>
    <style:style style:name="P290" style:family="paragraph" style:parent-style-name="Preformatted_20_Text" style:list-style-name="L32">
      <style:text-properties style:font-name="Liberation Mono" fo:font-size="12pt" fo:font-weight="normal" officeooo:paragraph-rsid="00fe32fb" style:font-size-asian="12pt" style:font-weight-asian="normal" style:font-size-complex="12pt" style:font-weight-complex="normal"/>
    </style:style>
    <style:style style:name="P291" style:family="paragraph" style:parent-style-name="Preformatted_20_Text" style:list-style-name="L32">
      <style:text-properties style:font-name="Liberation Mono" fo:font-size="12pt" fo:font-weight="normal" officeooo:rsid="00d516f5" officeooo:paragraph-rsid="00fe32fb" style:font-size-asian="12pt" style:font-weight-asian="normal" style:font-size-complex="12pt" style:font-weight-complex="normal"/>
    </style:style>
    <style:style style:name="P292" style:family="paragraph" style:parent-style-name="Preformatted_20_Text" style:list-style-name="L32">
      <style:text-properties style:font-name="Liberation Mono" fo:font-size="12pt" fo:font-weight="normal" officeooo:rsid="00d8c2c6" officeooo:paragraph-rsid="00fe32fb" style:font-size-asian="12pt" style:font-weight-asian="normal" style:font-size-complex="12pt" style:font-weight-complex="normal"/>
    </style:style>
    <style:style style:name="P293" style:family="paragraph" style:parent-style-name="Preformatted_20_Text" style:list-style-name="L32">
      <style:text-properties style:font-name="Liberation Mono" fo:font-size="12pt" fo:font-weight="normal" officeooo:rsid="00d6593d" officeooo:paragraph-rsid="00fe32fb" style:font-size-asian="12pt" style:font-weight-asian="normal" style:font-size-complex="12pt" style:font-weight-complex="normal"/>
    </style:style>
    <style:style style:name="P294" style:family="paragraph" style:parent-style-name="Preformatted_20_Text" style:list-style-name="L32">
      <style:text-properties style:font-name="Liberation Mono" fo:font-size="12pt" fo:font-weight="normal" officeooo:rsid="00d73398" officeooo:paragraph-rsid="00fe32fb" style:font-size-asian="12pt" style:font-weight-asian="normal" style:font-size-complex="12pt" style:font-weight-complex="normal"/>
    </style:style>
    <style:style style:name="P295" style:family="paragraph" style:parent-style-name="Preformatted_20_Text" style:list-style-name="L32">
      <style:text-properties style:font-name="Liberation Mono" fo:font-size="12pt" fo:font-weight="normal" officeooo:rsid="00d6d15c" officeooo:paragraph-rsid="00fe32fb" style:font-size-asian="12pt" style:font-weight-asian="normal" style:font-size-complex="12pt" style:font-weight-complex="normal"/>
    </style:style>
    <style:style style:name="P296" style:family="paragraph" style:parent-style-name="Preformatted_20_Text" style:list-style-name="L32">
      <style:text-properties style:font-name="Liberation Mono" fo:font-size="12pt" fo:font-weight="normal" officeooo:rsid="0166445b" officeooo:paragraph-rsid="0166445b" style:font-size-asian="12pt" style:font-weight-asian="normal" style:font-size-complex="12pt" style:font-weight-complex="normal"/>
    </style:style>
    <style:style style:name="P297" style:family="paragraph" style:parent-style-name="Preformatted_20_Text" style:list-style-name="L33">
      <style:text-properties style:font-name="Liberation Mono" fo:font-size="12pt" fo:font-weight="normal" officeooo:rsid="018b8ef0" officeooo:paragraph-rsid="018b8ef0" style:font-size-asian="12pt" style:font-weight-asian="normal" style:font-size-complex="12pt" style:font-weight-complex="normal"/>
    </style:style>
    <style:style style:name="P298" style:family="paragraph" style:parent-style-name="Preformatted_20_Text" style:list-style-name="L32">
      <style:text-properties style:font-name="Liberation Mono" officeooo:paragraph-rsid="00fe32fb"/>
    </style:style>
    <style:style style:name="P299" style:family="paragraph" style:parent-style-name="Preformatted_20_Text" style:list-style-name="L32">
      <style:text-properties fo:color="#b2b2b2" style:font-name="Liberation Serif" fo:font-size="12pt" officeooo:rsid="00e9c426" officeooo:paragraph-rsid="00fe32fb" fo:background-color="transparent" style:font-size-asian="12pt" style:font-size-complex="12pt"/>
    </style:style>
    <style:style style:name="P300" style:family="paragraph" style:parent-style-name="Preformatted_20_Text" style:list-style-name="L32">
      <style:text-properties officeooo:rsid="01c96176" officeooo:paragraph-rsid="01c96176"/>
    </style:style>
    <style:style style:name="P301" style:family="paragraph" style:parent-style-name="Preformatted_20_Text" style:list-style-name="L22">
      <style:text-properties officeooo:rsid="01c96176" officeooo:paragraph-rsid="01e1a9b8"/>
    </style:style>
    <style:style style:name="P302" style:family="paragraph" style:parent-style-name="Preformatted_20_Text" style:list-style-name="L32">
      <style:text-properties officeooo:rsid="01c97434" officeooo:paragraph-rsid="01c97434"/>
    </style:style>
    <style:style style:name="P303" style:family="paragraph" style:parent-style-name="Preformatted_20_Text" style:list-style-name="L22">
      <style:text-properties officeooo:rsid="01c97434" officeooo:paragraph-rsid="01e1a9b8"/>
    </style:style>
    <style:style style:name="P304" style:family="paragraph" style:parent-style-name="Preformatted_20_Text" style:list-style-name="L32">
      <style:text-properties fo:font-weight="bold" officeooo:rsid="01cbb7c7" officeooo:paragraph-rsid="01cbb7c7" style:font-weight-asian="bold" style:font-weight-complex="bold"/>
    </style:style>
    <style:style style:name="P305" style:family="paragraph" style:parent-style-name="Preformatted_20_Text" style:list-style-name="L22">
      <style:text-properties fo:font-weight="bold" officeooo:rsid="01cbb7c7" officeooo:paragraph-rsid="01e1a9b8" style:font-weight-asian="bold" style:font-weight-complex="bold"/>
    </style:style>
    <style:style style:name="P306" style:family="paragraph" style:parent-style-name="Preformatted_20_Text" style:list-style-name="L32">
      <style:text-properties fo:font-weight="bold" officeooo:rsid="01cd413e" officeooo:paragraph-rsid="01cd413e" style:font-weight-asian="bold" style:font-weight-complex="bold"/>
    </style:style>
    <style:style style:name="P307" style:family="paragraph" style:parent-style-name="Preformatted_20_Text" style:list-style-name="L33">
      <style:text-properties fo:font-weight="bold" officeooo:rsid="01944b09" officeooo:paragraph-rsid="01944b09" style:font-weight-asian="bold" style:font-weight-complex="bold"/>
    </style:style>
    <style:style style:name="P308" style:family="paragraph" style:parent-style-name="Preformatted_20_Text" style:list-style-name="L32">
      <style:text-properties fo:font-size="12pt" officeooo:rsid="01c8ecbe" officeooo:paragraph-rsid="01c8ecbe" style:font-size-asian="12pt" style:font-size-complex="12pt"/>
    </style:style>
    <style:style style:name="P309" style:family="paragraph" style:parent-style-name="Preformatted_20_Text" style:list-style-name="L33">
      <style:text-properties fo:font-size="12pt" fo:font-weight="normal" officeooo:rsid="018b8ef0" officeooo:paragraph-rsid="018b8ef0" style:font-size-asian="12pt" style:font-weight-asian="normal" style:font-size-complex="12pt" style:font-weight-complex="normal"/>
    </style:style>
    <style:style style:name="P310" style:family="paragraph" style:parent-style-name="Preformatted_20_Text" style:list-style-name="L33">
      <style:text-properties officeooo:paragraph-rsid="01944b09"/>
    </style:style>
    <style:style style:name="P311" style:family="paragraph" style:parent-style-name="Preformatted_20_Text" style:list-style-name="L33">
      <style:text-properties officeooo:paragraph-rsid="0196e430"/>
    </style:style>
    <style:style style:name="P312" style:family="paragraph" style:parent-style-name="Preformatted_20_Text" style:list-style-name="L33">
      <style:text-properties officeooo:paragraph-rsid="0198a8cd"/>
    </style:style>
    <style:style style:name="P313" style:family="paragraph" style:parent-style-name="Preformatted_20_Text" style:list-style-name="L33">
      <style:text-properties officeooo:paragraph-rsid="01a47ccf"/>
    </style:style>
    <style:style style:name="P314" style:family="paragraph" style:parent-style-name="Preformatted_20_Text" style:list-style-name="L33">
      <style:text-properties officeooo:paragraph-rsid="0198b2b0"/>
    </style:style>
    <style:style style:name="P315" style:family="paragraph" style:parent-style-name="Preformatted_20_Text" style:list-style-name="L33">
      <style:text-properties officeooo:paragraph-rsid="01db5517"/>
    </style:style>
    <style:style style:name="P316" style:family="paragraph" style:parent-style-name="Preformatted_20_Text" style:list-style-name="L33">
      <style:text-properties officeooo:paragraph-rsid="019a94e3"/>
    </style:style>
    <style:style style:name="P317" style:family="paragraph" style:parent-style-name="Preformatted_20_Text" style:list-style-name="L33">
      <style:text-properties officeooo:paragraph-rsid="019c8188"/>
    </style:style>
    <style:style style:name="P318" style:family="paragraph" style:parent-style-name="Preformatted_20_Text" style:list-style-name="L33">
      <style:text-properties officeooo:paragraph-rsid="019daa29"/>
    </style:style>
    <style:style style:name="P319" style:family="paragraph" style:parent-style-name="Preformatted_20_Text" style:list-style-name="L33">
      <style:text-properties officeooo:paragraph-rsid="01a09f87"/>
    </style:style>
    <style:style style:name="P320" style:family="paragraph" style:parent-style-name="Preformatted_20_Text" style:list-style-name="L33">
      <style:text-properties officeooo:paragraph-rsid="01a1ae38"/>
    </style:style>
    <style:style style:name="P321" style:family="paragraph" style:parent-style-name="Preformatted_20_Text" style:list-style-name="L33">
      <style:text-properties officeooo:rsid="0178eac3" officeooo:paragraph-rsid="017c537a"/>
    </style:style>
    <style:style style:name="P322" style:family="paragraph" style:parent-style-name="Preformatted_20_Text" style:list-style-name="L33">
      <style:text-properties officeooo:rsid="0178eac3" officeooo:paragraph-rsid="01d02a93"/>
    </style:style>
    <style:style style:name="P323" style:family="paragraph" style:parent-style-name="Preformatted_20_Text" style:list-style-name="L33">
      <style:text-properties officeooo:rsid="0178eac3" officeooo:paragraph-rsid="01d26a33"/>
    </style:style>
    <style:style style:name="P324" style:family="paragraph" style:parent-style-name="Preformatted_20_Text" style:list-style-name="L33">
      <style:text-properties officeooo:rsid="0178eac3" officeooo:paragraph-rsid="01d37e1d"/>
    </style:style>
    <style:style style:name="P325" style:family="paragraph" style:parent-style-name="Preformatted_20_Text" style:list-style-name="L36">
      <style:text-properties officeooo:paragraph-rsid="0042509a"/>
    </style:style>
    <style:style style:name="P326" style:family="paragraph" style:parent-style-name="Preformatted_20_Text" style:list-style-name="L36">
      <style:text-properties officeooo:paragraph-rsid="003f206e"/>
    </style:style>
    <style:style style:name="P327" style:family="paragraph" style:parent-style-name="Preformatted_20_Text" style:list-style-name="L36">
      <style:text-properties officeooo:paragraph-rsid="00445145"/>
    </style:style>
    <style:style style:name="P328" style:family="paragraph" style:parent-style-name="Preformatted_20_Text" style:list-style-name="L36">
      <style:text-properties officeooo:paragraph-rsid="0054c801"/>
    </style:style>
    <style:style style:name="T1" style:family="text">
      <style:text-properties fo:font-weight="normal" style:font-weight-asian="normal" style:font-weight-complex="normal"/>
    </style:style>
    <style:style style:name="T2" style:family="text">
      <style:text-properties fo:font-weight="normal" officeooo:rsid="00172015" style:font-weight-asian="normal" style:font-weight-complex="normal"/>
    </style:style>
    <style:style style:name="T3" style:family="text">
      <style:text-properties fo:font-weight="normal" officeooo:rsid="00224280" style:font-weight-asian="normal" style:font-weight-complex="normal"/>
    </style:style>
    <style:style style:name="T4" style:family="text">
      <style:text-properties fo:font-weight="normal" officeooo:rsid="00273b09" style:font-weight-asian="normal" style:font-weight-complex="normal"/>
    </style:style>
    <style:style style:name="T5" style:family="text">
      <style:text-properties fo:font-weight="normal" officeooo:rsid="002eb29d" style:font-weight-asian="normal" style:font-weight-complex="normal"/>
    </style:style>
    <style:style style:name="T6" style:family="text">
      <style:text-properties fo:font-weight="normal" officeooo:rsid="00485113" style:font-weight-asian="normal" style:font-weight-complex="normal"/>
    </style:style>
    <style:style style:name="T7" style:family="text">
      <style:text-properties fo:font-weight="normal" officeooo:rsid="005c9eae" style:font-weight-asian="normal" style:font-weight-complex="normal"/>
    </style:style>
    <style:style style:name="T8" style:family="text">
      <style:text-properties fo:font-weight="normal" officeooo:rsid="0066a0b0" style:font-weight-asian="normal" style:font-weight-complex="normal"/>
    </style:style>
    <style:style style:name="T9" style:family="text">
      <style:text-properties fo:font-weight="normal" officeooo:rsid="006842a7" style:font-weight-asian="normal" style:font-weight-complex="normal"/>
    </style:style>
    <style:style style:name="T10" style:family="text">
      <style:text-properties fo:font-weight="normal" officeooo:rsid="00692b96" style:font-weight-asian="normal" style:font-weight-complex="normal"/>
    </style:style>
    <style:style style:name="T11" style:family="text">
      <style:text-properties fo:font-weight="normal" officeooo:rsid="0069f144" style:font-weight-asian="normal" style:font-weight-complex="normal"/>
    </style:style>
    <style:style style:name="T12" style:family="text">
      <style:text-properties fo:font-weight="normal" officeooo:rsid="006f1b49" style:font-weight-asian="normal" style:font-weight-complex="normal"/>
    </style:style>
    <style:style style:name="T13" style:family="text">
      <style:text-properties fo:font-weight="normal" officeooo:rsid="007ba0d0" style:font-weight-asian="normal" style:font-weight-complex="normal"/>
    </style:style>
    <style:style style:name="T14" style:family="text">
      <style:text-properties fo:font-weight="normal" officeooo:rsid="0083abe2" style:font-weight-asian="normal" style:font-weight-complex="normal"/>
    </style:style>
    <style:style style:name="T15" style:family="text">
      <style:text-properties fo:font-weight="normal" officeooo:rsid="0060b3df" style:font-weight-asian="normal" style:font-weight-complex="normal"/>
    </style:style>
    <style:style style:name="T16" style:family="text">
      <style:text-properties fo:font-weight="normal" officeooo:rsid="00859408" style:font-weight-asian="normal" style:font-weight-complex="normal"/>
    </style:style>
    <style:style style:name="T17" style:family="text">
      <style:text-properties fo:font-weight="normal" officeooo:rsid="0097c708" style:font-weight-asian="normal" style:font-weight-complex="normal"/>
    </style:style>
    <style:style style:name="T18" style:family="text">
      <style:text-properties fo:font-weight="normal" officeooo:rsid="002f6651" style:font-weight-asian="normal" style:font-weight-complex="normal"/>
    </style:style>
    <style:style style:name="T19" style:family="text">
      <style:text-properties fo:font-weight="normal" officeooo:rsid="00a6b58b" style:font-weight-asian="normal" style:font-weight-complex="normal"/>
    </style:style>
    <style:style style:name="T20" style:family="text">
      <style:text-properties fo:font-weight="normal" officeooo:rsid="00d335df" style:font-weight-asian="normal" style:font-weight-complex="normal"/>
    </style:style>
    <style:style style:name="T21" style:family="text">
      <style:text-properties fo:font-weight="normal" officeooo:rsid="0109f791" style:font-weight-asian="normal" style:font-weight-complex="normal"/>
    </style:style>
    <style:style style:name="T22" style:family="text">
      <style:text-properties fo:font-weight="normal" officeooo:rsid="010d3d13" style:font-weight-asian="normal" style:font-weight-complex="normal"/>
    </style:style>
    <style:style style:name="T23" style:family="text">
      <style:text-properties fo:font-weight="normal" officeooo:rsid="0110bc62" style:font-weight-asian="normal" style:font-weight-complex="normal"/>
    </style:style>
    <style:style style:name="T24" style:family="text">
      <style:text-properties fo:font-weight="normal" officeooo:rsid="01131408" style:font-weight-asian="normal" style:font-weight-complex="normal"/>
    </style:style>
    <style:style style:name="T25" style:family="text">
      <style:text-properties fo:font-weight="normal" officeooo:rsid="011c7acd" style:font-weight-asian="normal" style:font-weight-complex="normal"/>
    </style:style>
    <style:style style:name="T26" style:family="text">
      <style:text-properties fo:font-weight="normal" officeooo:rsid="011d7b85" style:font-weight-asian="normal" style:font-weight-complex="normal"/>
    </style:style>
    <style:style style:name="T27" style:family="text">
      <style:text-properties fo:font-weight="normal" officeooo:rsid="011fb505" style:font-weight-asian="normal" style:font-weight-complex="normal"/>
    </style:style>
    <style:style style:name="T28" style:family="text">
      <style:text-properties fo:font-weight="normal" officeooo:rsid="01210724" style:font-weight-asian="normal" style:font-weight-complex="normal"/>
    </style:style>
    <style:style style:name="T29" style:family="text">
      <style:text-properties fo:font-weight="normal" officeooo:rsid="014435c6" style:font-weight-asian="normal" style:font-weight-complex="normal"/>
    </style:style>
    <style:style style:name="T30" style:family="text">
      <style:text-properties fo:font-weight="normal" officeooo:rsid="0175c44a" style:font-weight-asian="normal" style:font-weight-complex="normal"/>
    </style:style>
    <style:style style:name="T31" style:family="text">
      <style:text-properties fo:font-weight="normal" officeooo:rsid="0175e852" style:font-weight-asian="normal" style:font-weight-complex="normal"/>
    </style:style>
    <style:style style:name="T32" style:family="text">
      <style:text-properties fo:font-weight="normal" officeooo:rsid="01777fba" style:font-weight-asian="normal" style:font-weight-complex="normal"/>
    </style:style>
    <style:style style:name="T33" style:family="text">
      <style:text-properties fo:font-weight="normal" officeooo:rsid="0178eac3" style:font-weight-asian="normal" style:font-weight-complex="normal"/>
    </style:style>
    <style:style style:name="T34" style:family="text">
      <style:text-properties fo:font-weight="normal" officeooo:rsid="017c537a" style:font-weight-asian="normal" style:font-weight-complex="normal"/>
    </style:style>
    <style:style style:name="T35" style:family="text">
      <style:text-properties fo:font-weight="normal" officeooo:rsid="017d81d3" style:font-weight-asian="normal" style:font-weight-complex="normal"/>
    </style:style>
    <style:style style:name="T36" style:family="text">
      <style:text-properties fo:font-weight="normal" officeooo:rsid="0180f576" style:font-weight-asian="normal" style:font-weight-complex="normal"/>
    </style:style>
    <style:style style:name="T37" style:family="text">
      <style:text-properties fo:font-weight="normal" officeooo:rsid="01817097" style:font-weight-asian="normal" style:font-weight-complex="normal"/>
    </style:style>
    <style:style style:name="T38" style:family="text">
      <style:text-properties fo:font-weight="normal" officeooo:rsid="01846a28" style:font-weight-asian="normal" style:font-weight-complex="normal"/>
    </style:style>
    <style:style style:name="T39" style:family="text">
      <style:text-properties fo:font-weight="normal" officeooo:rsid="01867c09" style:font-weight-asian="normal" style:font-weight-complex="normal"/>
    </style:style>
    <style:style style:name="T40" style:family="text">
      <style:text-properties fo:font-weight="normal" officeooo:rsid="018b8ef0" style:font-weight-asian="normal" style:font-weight-complex="normal"/>
    </style:style>
    <style:style style:name="T41" style:family="text">
      <style:text-properties fo:font-weight="normal" officeooo:rsid="01915df0" style:font-weight-asian="normal" style:font-weight-complex="normal"/>
    </style:style>
    <style:style style:name="T42" style:family="text">
      <style:text-properties fo:font-weight="normal" officeooo:rsid="01944b09" style:font-weight-asian="normal" style:font-weight-complex="normal"/>
    </style:style>
    <style:style style:name="T43" style:family="text">
      <style:text-properties fo:font-weight="normal" officeooo:rsid="0194da53" style:font-weight-asian="normal" style:font-weight-complex="normal"/>
    </style:style>
    <style:style style:name="T44" style:family="text">
      <style:text-properties fo:font-weight="normal" officeooo:rsid="01a6275c" style:font-weight-asian="normal" style:font-weight-complex="normal"/>
    </style:style>
    <style:style style:name="T45" style:family="text">
      <style:text-properties fo:font-weight="normal" officeooo:rsid="01a9ac13" style:font-weight-asian="normal" style:font-weight-complex="normal"/>
    </style:style>
    <style:style style:name="T46" style:family="text">
      <style:text-properties fo:font-weight="normal" officeooo:rsid="01ab7e60" style:font-weight-asian="normal" style:font-weight-complex="normal"/>
    </style:style>
    <style:style style:name="T47" style:family="text">
      <style:text-properties fo:font-weight="normal" officeooo:rsid="01d02a93" style:font-weight-asian="normal" style:font-weight-complex="normal"/>
    </style:style>
    <style:style style:name="T48" style:family="text">
      <style:text-properties fo:font-weight="normal" officeooo:rsid="01d5a462" style:font-weight-asian="normal" style:font-weight-complex="normal"/>
    </style:style>
    <style:style style:name="T49" style:family="text">
      <style:text-properties fo:font-weight="normal" officeooo:rsid="01d645ff" style:font-weight-asian="normal" style:font-weight-complex="normal"/>
    </style:style>
    <style:style style:name="T50" style:family="text">
      <style:text-properties fo:font-weight="normal" officeooo:rsid="01e1a9b8" style:font-weight-asian="normal" style:font-weight-complex="normal"/>
    </style:style>
    <style:style style:name="T51" style:family="text">
      <style:text-properties officeooo:rsid="0014d0c8"/>
    </style:style>
    <style:style style:name="T52" style:family="text">
      <style:text-properties fo:font-weight="bold" style:font-weight-asian="bold" style:font-weight-complex="bold"/>
    </style:style>
    <style:style style:name="T53" style:family="text">
      <style:text-properties fo:font-weight="bold" officeooo:rsid="00153ed0" style:font-weight-asian="bold" style:font-weight-complex="bold"/>
    </style:style>
    <style:style style:name="T54" style:family="text">
      <style:text-properties fo:font-weight="bold" officeooo:rsid="0083abe2" style:font-weight-asian="bold" style:font-weight-complex="bold"/>
    </style:style>
    <style:style style:name="T55" style:family="text">
      <style:text-properties fo:font-weight="bold" officeooo:rsid="0110bc62" style:font-weight-asian="bold" style:font-weight-complex="bold"/>
    </style:style>
    <style:style style:name="T56" style:family="text">
      <style:text-properties fo:font-weight="bold" officeooo:rsid="0142ed3e" style:font-weight-asian="bold" style:font-weight-complex="bold"/>
    </style:style>
    <style:style style:name="T57" style:family="text">
      <style:text-properties fo:font-weight="bold" officeooo:rsid="014435c6" style:font-weight-asian="bold" style:font-weight-complex="bold"/>
    </style:style>
    <style:style style:name="T58" style:family="text">
      <style:text-properties fo:font-weight="bold" officeooo:rsid="015a5a2a" style:font-weight-asian="bold" style:font-weight-complex="bold"/>
    </style:style>
    <style:style style:name="T59" style:family="text">
      <style:text-properties fo:font-weight="bold" officeooo:rsid="0182cea5" style:font-weight-asian="bold" style:font-weight-complex="bold"/>
    </style:style>
    <style:style style:name="T60" style:family="text">
      <style:text-properties fo:font-weight="bold" officeooo:rsid="01817097" style:font-weight-asian="bold" style:font-weight-complex="bold"/>
    </style:style>
    <style:style style:name="T61" style:family="text">
      <style:text-properties style:font-name="Liberation Serif"/>
    </style:style>
    <style:style style:name="T62" style:family="text">
      <style:text-properties style:font-name="Liberation Serif" officeooo:rsid="0014d0c8"/>
    </style:style>
    <style:style style:name="T63" style:family="text">
      <style:text-properties style:font-name="Liberation Serif" fo:font-weight="normal" style:font-weight-asian="normal" style:font-weight-complex="normal"/>
    </style:style>
    <style:style style:name="T64" style:family="text">
      <style:text-properties style:font-name="Liberation Serif" fo:font-weight="normal" officeooo:rsid="002127f5" style:font-weight-asian="normal" style:font-weight-complex="normal"/>
    </style:style>
    <style:style style:name="T65" style:family="text">
      <style:text-properties style:font-name="Liberation Serif" fo:font-weight="normal" officeooo:rsid="002a1240" style:font-weight-asian="normal" style:font-weight-complex="normal"/>
    </style:style>
    <style:style style:name="T66" style:family="text">
      <style:text-properties style:font-name="Liberation Serif" fo:font-weight="normal" officeooo:rsid="005b2489" style:font-weight-asian="normal" style:font-weight-complex="normal"/>
    </style:style>
    <style:style style:name="T67" style:family="text">
      <style:text-properties style:font-name="Liberation Serif" fo:font-weight="normal" officeooo:rsid="0060b3df" style:font-weight-asian="normal" style:font-weight-complex="normal"/>
    </style:style>
    <style:style style:name="T68" style:family="text">
      <style:text-properties style:font-name="Liberation Serif" fo:font-weight="normal" officeooo:rsid="00641a6e" style:font-weight-asian="normal" style:font-weight-complex="normal"/>
    </style:style>
    <style:style style:name="T69" style:family="text">
      <style:text-properties style:font-name="Liberation Serif" fo:font-weight="normal" officeooo:rsid="00656cff" style:font-weight-asian="normal" style:font-weight-complex="normal"/>
    </style:style>
    <style:style style:name="T70" style:family="text">
      <style:text-properties style:font-name="Liberation Serif" fo:font-weight="normal" officeooo:rsid="0066a0b0" style:font-weight-asian="normal" style:font-weight-complex="normal"/>
    </style:style>
    <style:style style:name="T71" style:family="text">
      <style:text-properties style:font-name="Liberation Serif" fo:font-weight="normal" officeooo:rsid="006d98a1" style:font-weight-asian="normal" style:font-weight-complex="normal"/>
    </style:style>
    <style:style style:name="T72" style:family="text">
      <style:text-properties style:font-name="Liberation Serif" fo:font-weight="normal" officeooo:rsid="00726288" style:font-weight-asian="normal" style:font-weight-complex="normal"/>
    </style:style>
    <style:style style:name="T73" style:family="text">
      <style:text-properties style:font-name="Liberation Serif" fo:font-weight="normal" officeooo:rsid="007c3cb2" style:font-weight-asian="normal" style:font-weight-complex="normal"/>
    </style:style>
    <style:style style:name="T74" style:family="text">
      <style:text-properties style:font-name="Liberation Serif" fo:font-weight="normal" officeooo:rsid="0083abe2" style:font-weight-asian="normal" style:font-weight-complex="normal"/>
    </style:style>
    <style:style style:name="T75" style:family="text">
      <style:text-properties style:font-name="Liberation Serif" fo:font-weight="normal" officeooo:rsid="00859408" style:font-weight-asian="normal" style:font-weight-complex="normal"/>
    </style:style>
    <style:style style:name="T76" style:family="text">
      <style:text-properties style:font-name="Liberation Serif" fo:font-weight="normal" officeooo:rsid="008650a0" style:font-weight-asian="normal" style:font-weight-complex="normal"/>
    </style:style>
    <style:style style:name="T77" style:family="text">
      <style:text-properties style:font-name="Liberation Serif" fo:font-weight="normal" officeooo:rsid="008feb94" style:font-weight-asian="normal" style:font-weight-complex="normal"/>
    </style:style>
    <style:style style:name="T78" style:family="text">
      <style:text-properties style:font-name="Liberation Serif" fo:font-weight="normal" officeooo:rsid="0087ad43" style:font-weight-asian="normal" style:font-weight-complex="normal"/>
    </style:style>
    <style:style style:name="T79" style:family="text">
      <style:text-properties style:font-name="Liberation Serif" fo:font-weight="normal" officeooo:rsid="008c4c7f" style:font-weight-asian="normal" style:font-weight-complex="normal"/>
    </style:style>
    <style:style style:name="T80" style:family="text">
      <style:text-properties style:font-name="Liberation Serif" fo:font-weight="normal" officeooo:rsid="008d3798" style:font-weight-asian="normal" style:font-weight-complex="normal"/>
    </style:style>
    <style:style style:name="T81" style:family="text">
      <style:text-properties style:font-name="Liberation Serif" fo:font-weight="normal" officeooo:rsid="008dd320" style:font-weight-asian="normal" style:font-weight-complex="normal"/>
    </style:style>
    <style:style style:name="T82" style:family="text">
      <style:text-properties style:font-name="Liberation Serif" fo:font-weight="normal" officeooo:rsid="0091df8c" style:font-weight-asian="normal" style:font-weight-complex="normal"/>
    </style:style>
    <style:style style:name="T83" style:family="text">
      <style:text-properties style:font-name="Liberation Serif" fo:font-weight="normal" officeooo:rsid="00a1f0d0" style:font-weight-asian="normal" style:font-weight-complex="normal"/>
    </style:style>
    <style:style style:name="T84" style:family="text">
      <style:text-properties style:font-name="Liberation Serif" fo:font-weight="normal" officeooo:rsid="00a52b33" style:font-weight-asian="normal" style:font-weight-complex="normal"/>
    </style:style>
    <style:style style:name="T85" style:family="text">
      <style:text-properties style:font-name="Liberation Serif" fo:font-weight="normal" officeooo:rsid="00a6b58b" style:font-weight-asian="normal" style:font-weight-complex="normal"/>
    </style:style>
    <style:style style:name="T86" style:family="text">
      <style:text-properties style:font-name="Liberation Serif" fo:font-weight="normal" officeooo:rsid="00a8aa76" style:font-weight-asian="normal" style:font-weight-complex="normal"/>
    </style:style>
    <style:style style:name="T87" style:family="text">
      <style:text-properties style:font-name="Liberation Serif" fo:font-weight="normal" officeooo:rsid="00aa3424" style:font-weight-asian="normal" style:font-weight-complex="normal"/>
    </style:style>
    <style:style style:name="T88" style:family="text">
      <style:text-properties style:font-name="Liberation Serif" fo:font-weight="normal" officeooo:rsid="00aae074" style:font-weight-asian="normal" style:font-weight-complex="normal"/>
    </style:style>
    <style:style style:name="T89" style:family="text">
      <style:text-properties style:font-name="Liberation Serif" fo:font-weight="normal" officeooo:rsid="00ab5f42" style:font-weight-asian="normal" style:font-weight-complex="normal"/>
    </style:style>
    <style:style style:name="T90" style:family="text">
      <style:text-properties style:font-name="Liberation Serif" fo:font-weight="normal" officeooo:rsid="00a22481" style:font-weight-asian="normal" style:font-weight-complex="normal"/>
    </style:style>
    <style:style style:name="T91" style:family="text">
      <style:text-properties style:font-name="Liberation Serif" fo:font-weight="normal" officeooo:rsid="00a39479" style:font-weight-asian="normal" style:font-weight-complex="normal"/>
    </style:style>
    <style:style style:name="T92" style:family="text">
      <style:text-properties style:font-name="Liberation Serif" fo:font-weight="normal" officeooo:rsid="00b09cf5" style:font-weight-asian="normal" style:font-weight-complex="normal"/>
    </style:style>
    <style:style style:name="T93" style:family="text">
      <style:text-properties style:font-name="Liberation Serif" fo:font-weight="normal" officeooo:rsid="00b1b268" style:font-weight-asian="normal" style:font-weight-complex="normal"/>
    </style:style>
    <style:style style:name="T94" style:family="text">
      <style:text-properties style:font-name="Liberation Serif" fo:font-weight="normal" officeooo:rsid="00b4d300" style:font-weight-asian="normal" style:font-weight-complex="normal"/>
    </style:style>
    <style:style style:name="T95" style:family="text">
      <style:text-properties style:font-name="Liberation Serif" fo:font-weight="normal" officeooo:rsid="00c7cb33" style:font-weight-asian="normal" style:font-weight-complex="normal"/>
    </style:style>
    <style:style style:name="T96" style:family="text">
      <style:text-properties style:font-name="Liberation Serif" fo:font-weight="normal" officeooo:rsid="00d335df" style:font-weight-asian="normal" style:font-weight-complex="normal"/>
    </style:style>
    <style:style style:name="T97" style:family="text">
      <style:text-properties style:font-name="Liberation Serif" fo:font-weight="normal" officeooo:rsid="00da5fca" style:font-weight-asian="normal" style:font-weight-complex="normal"/>
    </style:style>
    <style:style style:name="T98" style:family="text">
      <style:text-properties style:font-name="Liberation Serif" fo:font-weight="normal" officeooo:rsid="00dff421" style:font-weight-asian="normal" style:font-weight-complex="normal"/>
    </style:style>
    <style:style style:name="T99" style:family="text">
      <style:text-properties style:font-name="Liberation Serif" fo:font-weight="normal" officeooo:rsid="0042509a" style:font-weight-asian="normal" style:font-weight-complex="normal"/>
    </style:style>
    <style:style style:name="T100" style:family="text">
      <style:text-properties style:font-name="Liberation Serif" fo:font-weight="normal" officeooo:rsid="0046c61b" style:font-weight-asian="normal" style:font-weight-complex="normal"/>
    </style:style>
    <style:style style:name="T101" style:family="text">
      <style:text-properties style:font-name="Liberation Serif" fo:font-weight="normal" officeooo:rsid="0109f791" style:font-weight-asian="normal" style:font-weight-complex="normal"/>
    </style:style>
    <style:style style:name="T102" style:family="text">
      <style:text-properties style:font-name="Liberation Serif" fo:font-weight="normal" officeooo:rsid="01131408" style:font-weight-asian="normal" style:font-weight-complex="normal"/>
    </style:style>
    <style:style style:name="T103" style:family="text">
      <style:text-properties style:font-name="Liberation Serif" fo:font-weight="normal" officeooo:rsid="0114c82d" style:font-weight-asian="normal" style:font-weight-complex="normal"/>
    </style:style>
    <style:style style:name="T104" style:family="text">
      <style:text-properties style:font-name="Liberation Serif" fo:font-weight="normal" officeooo:rsid="00561383" style:font-weight-asian="normal" style:font-weight-complex="normal"/>
    </style:style>
    <style:style style:name="T105" style:family="text">
      <style:text-properties style:font-name="Liberation Serif" fo:font-weight="normal" officeooo:rsid="0106c62d" style:font-weight-asian="normal" style:font-weight-complex="normal"/>
    </style:style>
    <style:style style:name="T106" style:family="text">
      <style:text-properties style:font-name="Liberation Serif" fo:font-weight="normal" officeooo:rsid="011501c7" style:font-weight-asian="normal" style:font-weight-complex="normal"/>
    </style:style>
    <style:style style:name="T107" style:family="text">
      <style:text-properties style:font-name="Liberation Serif" fo:font-weight="normal" officeooo:rsid="01152e50" style:font-weight-asian="normal" style:font-weight-complex="normal"/>
    </style:style>
    <style:style style:name="T108" style:family="text">
      <style:text-properties style:font-name="Liberation Serif" fo:font-weight="normal" officeooo:rsid="011d81a7" style:font-weight-asian="normal" style:font-weight-complex="normal"/>
    </style:style>
    <style:style style:name="T109" style:family="text">
      <style:text-properties style:font-name="Liberation Serif" fo:font-weight="normal" officeooo:rsid="0124c657" style:font-weight-asian="normal" style:font-weight-complex="normal"/>
    </style:style>
    <style:style style:name="T110" style:family="text">
      <style:text-properties style:font-name="Liberation Serif" fo:font-weight="normal" officeooo:rsid="01283b35" style:font-weight-asian="normal" style:font-weight-complex="normal"/>
    </style:style>
    <style:style style:name="T111" style:family="text">
      <style:text-properties style:font-name="Liberation Serif" fo:font-weight="normal" officeooo:rsid="0128aa90" style:font-weight-asian="normal" style:font-weight-complex="normal"/>
    </style:style>
    <style:style style:name="T112" style:family="text">
      <style:text-properties style:font-name="Liberation Serif" fo:font-weight="normal" officeooo:rsid="0129d879" style:font-weight-asian="normal" style:font-weight-complex="normal"/>
    </style:style>
    <style:style style:name="T113" style:family="text">
      <style:text-properties style:font-name="Liberation Serif" fo:font-weight="normal" officeooo:rsid="012f22e9" style:font-weight-asian="normal" style:font-weight-complex="normal"/>
    </style:style>
    <style:style style:name="T114" style:family="text">
      <style:text-properties style:font-name="Liberation Serif" fo:font-weight="normal" officeooo:rsid="0130c3dd" style:font-weight-asian="normal" style:font-weight-complex="normal"/>
    </style:style>
    <style:style style:name="T115" style:family="text">
      <style:text-properties style:font-name="Liberation Serif" fo:font-weight="normal" officeooo:rsid="01320d29" style:font-weight-asian="normal" style:font-weight-complex="normal"/>
    </style:style>
    <style:style style:name="T116" style:family="text">
      <style:text-properties style:font-name="Liberation Serif" fo:font-weight="normal" officeooo:rsid="01338417" style:font-weight-asian="normal" style:font-weight-complex="normal"/>
    </style:style>
    <style:style style:name="T117" style:family="text">
      <style:text-properties style:font-name="Liberation Serif" fo:font-weight="normal" officeooo:rsid="013409bc" style:font-weight-asian="normal" style:font-weight-complex="normal"/>
    </style:style>
    <style:style style:name="T118" style:family="text">
      <style:text-properties style:font-name="Liberation Serif" fo:font-weight="normal" officeooo:rsid="0136fcd4" style:font-weight-asian="normal" style:font-weight-complex="normal"/>
    </style:style>
    <style:style style:name="T119" style:family="text">
      <style:text-properties style:font-name="Liberation Serif" fo:font-weight="normal" officeooo:rsid="013acfa0" style:font-weight-asian="normal" style:font-weight-complex="normal"/>
    </style:style>
    <style:style style:name="T120" style:family="text">
      <style:text-properties style:font-name="Liberation Serif" fo:font-weight="normal" officeooo:rsid="013fb4db" style:font-weight-asian="normal" style:font-weight-complex="normal"/>
    </style:style>
    <style:style style:name="T121" style:family="text">
      <style:text-properties style:font-name="Liberation Serif" fo:font-weight="normal" officeooo:rsid="014039fa" style:font-weight-asian="normal" style:font-weight-complex="normal"/>
    </style:style>
    <style:style style:name="T122" style:family="text">
      <style:text-properties style:font-name="Liberation Serif" fo:font-weight="normal" officeooo:rsid="012bd327" style:font-weight-asian="normal" style:font-weight-complex="normal"/>
    </style:style>
    <style:style style:name="T123" style:family="text">
      <style:text-properties style:font-name="Liberation Serif" fo:font-weight="normal" officeooo:rsid="012c9ea4" style:font-weight-asian="normal" style:font-weight-complex="normal"/>
    </style:style>
    <style:style style:name="T124" style:family="text">
      <style:text-properties style:font-name="Liberation Serif" fo:font-weight="normal" officeooo:rsid="0148ecbf" style:font-weight-asian="normal" style:font-weight-complex="normal"/>
    </style:style>
    <style:style style:name="T125" style:family="text">
      <style:text-properties style:font-name="Liberation Serif" fo:font-weight="normal" officeooo:rsid="01494ef6" style:font-weight-asian="normal" style:font-weight-complex="normal"/>
    </style:style>
    <style:style style:name="T126" style:family="text">
      <style:text-properties style:font-name="Liberation Serif" fo:font-weight="normal" officeooo:rsid="014a2e0d" style:font-weight-asian="normal" style:font-weight-complex="normal"/>
    </style:style>
    <style:style style:name="T127" style:family="text">
      <style:text-properties style:font-name="Liberation Serif" fo:font-weight="normal" officeooo:rsid="0152df02" style:font-weight-asian="normal" style:font-weight-complex="normal"/>
    </style:style>
    <style:style style:name="T128" style:family="text">
      <style:text-properties style:font-name="Liberation Serif" fo:font-weight="normal" officeooo:rsid="0164dc68" style:font-weight-asian="normal" style:font-weight-complex="normal"/>
    </style:style>
    <style:style style:name="T129" style:family="text">
      <style:text-properties style:font-name="Liberation Serif" fo:font-weight="normal" officeooo:rsid="0166445b" style:font-weight-asian="normal" style:font-weight-complex="normal"/>
    </style:style>
    <style:style style:name="T130" style:family="text">
      <style:text-properties style:font-name="Liberation Serif" fo:font-weight="normal" officeooo:rsid="0097c708" style:font-weight-asian="normal" style:font-weight-complex="normal"/>
    </style:style>
    <style:style style:name="T131" style:family="text">
      <style:text-properties style:font-name="Liberation Serif" fo:font-weight="normal" officeooo:rsid="01ad23ea" style:font-weight-asian="normal" style:font-weight-complex="normal"/>
    </style:style>
    <style:style style:name="T132" style:family="text">
      <style:text-properties style:font-name="Liberation Serif" fo:font-weight="normal" officeooo:rsid="01b125ee" style:font-weight-asian="normal" style:font-weight-complex="normal"/>
    </style:style>
    <style:style style:name="T133" style:family="text">
      <style:text-properties style:font-name="Liberation Serif" fo:font-weight="normal" officeooo:rsid="01b2cb0d" style:font-weight-asian="normal" style:font-weight-complex="normal"/>
    </style:style>
    <style:style style:name="T134" style:family="text">
      <style:text-properties style:font-name="Liberation Serif" fo:font-weight="normal" officeooo:rsid="01b5c1b9" style:font-weight-asian="normal" style:font-weight-complex="normal"/>
    </style:style>
    <style:style style:name="T135" style:family="text">
      <style:text-properties style:font-name="Liberation Serif" fo:font-weight="normal" officeooo:rsid="01b7b572" style:font-weight-asian="normal" style:font-weight-complex="normal"/>
    </style:style>
    <style:style style:name="T136" style:family="text">
      <style:text-properties style:font-name="Liberation Serif" fo:font-weight="normal" officeooo:rsid="01b94f33" style:font-weight-asian="normal" style:font-weight-complex="normal"/>
    </style:style>
    <style:style style:name="T137" style:family="text">
      <style:text-properties style:font-name="Liberation Serif" fo:font-weight="normal" officeooo:rsid="01bb4e8a" style:font-weight-asian="normal" style:font-weight-complex="normal"/>
    </style:style>
    <style:style style:name="T138" style:family="text">
      <style:text-properties style:font-name="Liberation Serif" fo:font-weight="normal" officeooo:rsid="01bc88fc" style:font-weight-asian="normal" style:font-weight-complex="normal"/>
    </style:style>
    <style:style style:name="T139" style:family="text">
      <style:text-properties style:font-name="Liberation Serif" fo:font-weight="normal" officeooo:rsid="01be12a6" style:font-weight-asian="normal" style:font-weight-complex="normal"/>
    </style:style>
    <style:style style:name="T140" style:family="text">
      <style:text-properties style:font-name="Liberation Serif" fo:font-weight="normal" officeooo:rsid="01c12029" style:font-weight-asian="normal" style:font-weight-complex="normal"/>
    </style:style>
    <style:style style:name="T141" style:family="text">
      <style:text-properties style:font-name="Liberation Serif" fo:font-weight="normal" officeooo:rsid="01c1770c" style:font-weight-asian="normal" style:font-weight-complex="normal"/>
    </style:style>
    <style:style style:name="T142" style:family="text">
      <style:text-properties style:font-name="Liberation Serif" fo:font-weight="normal" officeooo:rsid="01c28e33" style:font-weight-asian="normal" style:font-weight-complex="normal"/>
    </style:style>
    <style:style style:name="T143" style:family="text">
      <style:text-properties style:font-name="Liberation Serif" fo:font-weight="normal" officeooo:rsid="01c2e902" style:font-weight-asian="normal" style:font-weight-complex="normal"/>
    </style:style>
    <style:style style:name="T144" style:family="text">
      <style:text-properties style:font-name="Liberation Serif" fo:font-weight="normal" officeooo:rsid="01c96176" style:font-weight-asian="normal" style:font-weight-complex="normal"/>
    </style:style>
    <style:style style:name="T145" style:family="text">
      <style:text-properties style:font-name="Liberation Serif" fo:font-size="12pt" fo:font-weight="normal" style:font-size-asian="12pt" style:font-weight-asian="normal" style:font-size-complex="12pt" style:font-weight-complex="normal"/>
    </style:style>
    <style:style style:name="T146" style:family="text">
      <style:text-properties style:font-name="Liberation Serif" fo:font-size="12pt" fo:font-weight="normal" officeooo:rsid="0042509a" style:font-size-asian="12pt" style:font-weight-asian="normal" style:font-size-complex="12pt" style:font-weight-complex="normal"/>
    </style:style>
    <style:style style:name="T147" style:family="text">
      <style:text-properties style:font-name="Liberation Serif" fo:font-size="12pt" fo:font-weight="normal" officeooo:rsid="00445145" style:font-size-asian="12pt" style:font-weight-asian="normal" style:font-size-complex="12pt" style:font-weight-complex="normal"/>
    </style:style>
    <style:style style:name="T148" style:family="text">
      <style:text-properties style:font-name="Liberation Serif" fo:font-size="12pt" fo:font-weight="normal" officeooo:rsid="004527aa" style:font-size-asian="12pt" style:font-weight-asian="normal" style:font-size-complex="12pt" style:font-weight-complex="normal"/>
    </style:style>
    <style:style style:name="T149" style:family="text">
      <style:text-properties style:font-name="Liberation Serif" fo:font-size="12pt" fo:font-weight="normal" officeooo:rsid="008dec27" style:font-size-asian="12pt" style:font-weight-asian="normal" style:font-size-complex="12pt" style:font-weight-complex="normal"/>
    </style:style>
    <style:style style:name="T150" style:family="text">
      <style:text-properties style:font-name="Liberation Serif" fo:font-size="12pt" fo:font-weight="normal" officeooo:rsid="009e4ae4" style:font-size-asian="12pt" style:font-weight-asian="normal" style:font-size-complex="12pt" style:font-weight-complex="normal"/>
    </style:style>
    <style:style style:name="T151" style:family="text">
      <style:text-properties style:font-name="Liberation Serif" fo:font-size="12pt" fo:font-weight="normal" officeooo:rsid="00a6b903" style:font-size-asian="12pt" style:font-weight-asian="normal" style:font-size-complex="12pt" style:font-weight-complex="normal"/>
    </style:style>
    <style:style style:name="T152" style:family="text">
      <style:text-properties style:font-name="Liberation Serif" fo:font-size="12pt" fo:font-weight="normal" officeooo:rsid="00afb27f" style:font-size-asian="12pt" style:font-weight-asian="normal" style:font-size-complex="12pt" style:font-weight-complex="normal"/>
    </style:style>
    <style:style style:name="T153" style:family="text">
      <style:text-properties style:font-name="Liberation Serif" fo:font-size="12pt" fo:font-weight="normal" officeooo:rsid="00b1b268" style:font-size-asian="12pt" style:font-weight-asian="normal" style:font-size-complex="12pt" style:font-weight-complex="normal"/>
    </style:style>
    <style:style style:name="T154" style:family="text">
      <style:text-properties style:font-name="Liberation Serif" fo:font-size="12pt" fo:font-weight="normal" officeooo:rsid="00c7cb33" style:font-size-asian="12pt" style:font-weight-asian="normal" style:font-size-complex="12pt" style:font-weight-complex="normal"/>
    </style:style>
    <style:style style:name="T155" style:family="text">
      <style:text-properties style:font-name="Liberation Serif" fo:font-size="12pt" fo:font-weight="normal" officeooo:rsid="00cc12ca" style:font-size-asian="12pt" style:font-weight-asian="normal" style:font-size-complex="12pt" style:font-weight-complex="normal"/>
    </style:style>
    <style:style style:name="T156" style:family="text">
      <style:text-properties style:font-name="Liberation Serif" fo:font-size="12pt" fo:font-weight="normal" officeooo:rsid="00cfb5ff" style:font-size-asian="12pt" style:font-weight-asian="normal" style:font-size-complex="12pt" style:font-weight-complex="normal"/>
    </style:style>
    <style:style style:name="T157" style:family="text">
      <style:text-properties style:font-name="Liberation Serif" fo:font-size="12pt" fo:font-weight="normal" officeooo:rsid="00d04559" style:font-size-asian="12pt" style:font-weight-asian="normal" style:font-size-complex="12pt" style:font-weight-complex="normal"/>
    </style:style>
    <style:style style:name="T158" style:family="text">
      <style:text-properties style:font-name="Liberation Serif" fo:font-size="12pt" fo:font-weight="normal" officeooo:rsid="013409bc" style:font-size-asian="12pt" style:font-weight-asian="normal" style:font-size-complex="12pt" style:font-weight-complex="normal"/>
    </style:style>
    <style:style style:name="T159" style:family="text">
      <style:text-properties style:font-name="Liberation Serif" fo:font-size="12pt" fo:font-weight="normal" officeooo:rsid="013a18c3" style:font-size-asian="12pt" style:font-weight-asian="normal" style:font-size-complex="12pt" style:font-weight-complex="normal"/>
    </style:style>
    <style:style style:name="T160" style:family="text">
      <style:text-properties style:font-name="Liberation Serif" fo:font-size="12pt" fo:font-weight="normal" officeooo:rsid="014a2e0d" style:font-size-asian="12pt" style:font-weight-asian="normal" style:font-size-complex="12pt" style:font-weight-complex="normal"/>
    </style:style>
    <style:style style:name="T161" style:family="text">
      <style:text-properties style:font-name="Liberation Serif" fo:font-size="12pt" fo:font-weight="normal" officeooo:rsid="014afefb" style:font-size-asian="12pt" style:font-weight-asian="normal" style:font-size-complex="12pt" style:font-weight-complex="normal"/>
    </style:style>
    <style:style style:name="T162" style:family="text">
      <style:text-properties style:font-name="Liberation Serif" fo:font-size="12pt" fo:font-weight="normal" officeooo:rsid="01aef758" style:font-size-asian="12pt" style:font-weight-asian="normal" style:font-size-complex="12pt" style:font-weight-complex="normal"/>
    </style:style>
    <style:style style:name="T163" style:family="text">
      <style:text-properties style:font-name="Liberation Serif" fo:font-size="12pt" style:font-size-asian="12pt" style:font-size-complex="12pt"/>
    </style:style>
    <style:style style:name="T164" style:family="text">
      <style:text-properties style:font-name="Liberation Serif" fo:font-size="12pt" officeooo:rsid="004d99e6" style:font-size-asian="12pt" style:font-size-complex="12pt"/>
    </style:style>
    <style:style style:name="T165" style:family="text">
      <style:text-properties style:font-name="Liberation Serif" fo:font-size="12pt" officeooo:rsid="00561383" style:font-size-asian="12pt" style:font-size-complex="12pt"/>
    </style:style>
    <style:style style:name="T166" style:family="text">
      <style:text-properties style:font-name="Liberation Serif" fo:font-size="12pt" officeooo:rsid="00c83320" style:font-size-asian="12pt" style:font-size-complex="12pt"/>
    </style:style>
    <style:style style:name="T167" style:family="text">
      <style:text-properties style:font-name="Liberation Serif" fo:font-size="12pt" officeooo:rsid="013844e0" style:font-size-asian="12pt" style:font-size-complex="12pt"/>
    </style:style>
    <style:style style:name="T168" style:family="text">
      <style:text-properties style:font-name="Liberation Serif" fo:font-size="12pt" officeooo:rsid="014d2e31" style:font-size-asian="12pt" style:font-size-complex="12pt"/>
    </style:style>
    <style:style style:name="T169" style:family="text">
      <style:text-properties style:font-name="Liberation Serif" fo:font-size="12pt" officeooo:rsid="017d366f" style:font-size-asian="12pt" style:font-size-complex="12pt"/>
    </style:style>
    <style:style style:name="T170" style:family="text">
      <style:text-properties style:font-name="Liberation Serif" fo:font-size="12pt" officeooo:rsid="017c537a" style:font-size-asian="12pt" style:font-size-complex="12pt"/>
    </style:style>
    <style:style style:name="T171" style:family="text">
      <style:text-properties style:font-name="Liberation Serif" fo:font-size="12pt" officeooo:rsid="0196e430" style:font-size-asian="12pt" style:font-size-complex="12pt"/>
    </style:style>
    <style:style style:name="T172" style:family="text">
      <style:text-properties style:font-name="Liberation Serif" fo:font-size="12pt" officeooo:rsid="0198a8cd" style:font-size-asian="12pt" style:font-size-complex="12pt"/>
    </style:style>
    <style:style style:name="T173" style:family="text">
      <style:text-properties style:font-name="Liberation Serif" fo:font-size="12pt" officeooo:rsid="0198b2b0" style:font-size-asian="12pt" style:font-size-complex="12pt"/>
    </style:style>
    <style:style style:name="T174" style:family="text">
      <style:text-properties style:font-name="Liberation Serif" fo:font-size="12pt" officeooo:rsid="019a94e3" style:font-size-asian="12pt" style:font-size-complex="12pt"/>
    </style:style>
    <style:style style:name="T175" style:family="text">
      <style:text-properties style:font-name="Liberation Serif" fo:font-size="12pt" officeooo:rsid="019c8188" style:font-size-asian="12pt" style:font-size-complex="12pt"/>
    </style:style>
    <style:style style:name="T176" style:family="text">
      <style:text-properties style:font-name="Liberation Serif" fo:font-size="12pt" officeooo:rsid="019d67ec" style:font-size-asian="12pt" style:font-size-complex="12pt"/>
    </style:style>
    <style:style style:name="T177" style:family="text">
      <style:text-properties style:font-name="Liberation Serif" fo:font-size="12pt" officeooo:rsid="019daa29" style:font-size-asian="12pt" style:font-size-complex="12pt"/>
    </style:style>
    <style:style style:name="T178" style:family="text">
      <style:text-properties style:font-name="Liberation Serif" fo:font-size="12pt" officeooo:rsid="01a09f87" style:font-size-asian="12pt" style:font-size-complex="12pt"/>
    </style:style>
    <style:style style:name="T179" style:family="text">
      <style:text-properties style:font-name="Liberation Serif" fo:font-size="12pt" officeooo:rsid="01a1ae38" style:font-size-asian="12pt" style:font-size-complex="12pt"/>
    </style:style>
    <style:style style:name="T180" style:family="text">
      <style:text-properties style:font-name="Liberation Serif" fo:font-size="12pt" officeooo:rsid="01a36e0e" style:font-size-asian="12pt" style:font-size-complex="12pt"/>
    </style:style>
    <style:style style:name="T181" style:family="text">
      <style:text-properties style:font-name="Liberation Serif" fo:font-size="12pt" officeooo:rsid="01a47ccf" style:font-size-asian="12pt" style:font-size-complex="12pt"/>
    </style:style>
    <style:style style:name="T182" style:family="text">
      <style:text-properties style:font-name="Liberation Serif" fo:font-size="12pt" officeooo:rsid="01afbc5b" style:font-size-asian="12pt" style:font-size-complex="12pt"/>
    </style:style>
    <style:style style:name="T183" style:family="text">
      <style:text-properties style:font-name="Liberation Serif" fo:font-size="12pt" officeooo:rsid="01c8ecbe" style:font-size-asian="12pt" style:font-size-complex="12pt"/>
    </style:style>
    <style:style style:name="T184" style:family="text">
      <style:text-properties style:font-name="Liberation Serif" fo:font-size="12pt" officeooo:rsid="01cccf6d" style:font-size-asian="12pt" style:font-size-complex="12pt"/>
    </style:style>
    <style:style style:name="T185" style:family="text">
      <style:text-properties style:font-name="Liberation Serif" fo:font-size="12pt" officeooo:rsid="01db5517" style:font-size-asian="12pt" style:font-size-complex="12pt"/>
    </style:style>
    <style:style style:name="T186" style:family="text">
      <style:text-properties style:font-name="Liberation Serif" fo:font-size="12pt" officeooo:rsid="01d02a93" style:font-size-asian="12pt" style:font-size-complex="12pt"/>
    </style:style>
    <style:style style:name="T187" style:family="text">
      <style:text-properties style:font-name="Liberation Serif" fo:font-size="12pt" officeooo:rsid="01d1b6e4" style:font-size-asian="12pt" style:font-size-complex="12pt"/>
    </style:style>
    <style:style style:name="T188" style:family="text">
      <style:text-properties style:font-name="Liberation Serif" fo:font-size="12pt" officeooo:rsid="01d26a33" style:font-size-asian="12pt" style:font-size-complex="12pt"/>
    </style:style>
    <style:style style:name="T189" style:family="text">
      <style:text-properties style:font-name="Liberation Serif" fo:font-size="12pt" officeooo:rsid="01d37e1d" style:font-size-asian="12pt" style:font-size-complex="12pt"/>
    </style:style>
    <style:style style:name="T190" style:family="text">
      <style:text-properties style:font-name="Liberation Serif" fo:font-size="12pt" officeooo:rsid="01d43514" style:font-size-asian="12pt" style:font-size-complex="12pt"/>
    </style:style>
    <style:style style:name="T191" style:family="text">
      <style:text-properties style:font-name="Liberation Serif" fo:font-size="12pt" fo:font-weight="bold" style:font-size-asian="12pt" style:font-weight-asian="bold" style:font-size-complex="12pt" style:font-weight-complex="bold"/>
    </style:style>
    <style:style style:name="T192" style:family="text">
      <style:text-properties style:font-name="Liberation Serif" fo:font-size="12pt" fo:font-weight="bold" officeooo:rsid="009e4ae4" style:font-size-asian="12pt" style:font-weight-asian="bold" style:font-size-complex="12pt" style:font-weight-complex="bold"/>
    </style:style>
    <style:style style:name="T193" style:family="text">
      <style:text-properties style:font-name="Liberation Serif" fo:font-size="12pt" fo:font-weight="bold" officeooo:rsid="01aef758" style:font-size-asian="12pt" style:font-weight-asian="bold" style:font-size-complex="12pt" style:font-weight-complex="bold"/>
    </style:style>
    <style:style style:name="T194" style:family="text">
      <style:text-properties style:font-name="Liberation Serif" fo:font-size="12pt" fo:font-weight="bold" officeooo:rsid="01ca3da3" style:font-size-asian="12pt" style:font-weight-asian="bold" style:font-size-complex="12pt" style:font-weight-complex="bold"/>
    </style:style>
    <style:style style:name="T195" style:family="text">
      <style:text-properties style:font-name="Liberation Serif" fo:font-size="12pt" fo:font-style="normal" officeooo:rsid="01d02a93" style:font-size-asian="12pt" style:font-style-asian="normal" style:font-size-complex="12pt" style:font-style-complex="normal"/>
    </style:style>
    <style:style style:name="T196" style:family="text">
      <style:text-properties style:font-name="Liberation Serif" officeooo:rsid="004a0f15"/>
    </style:style>
    <style:style style:name="T197" style:family="text">
      <style:text-properties style:font-name="Liberation Serif" fo:font-weight="bold" officeooo:rsid="007c3cb2" style:font-weight-asian="bold" style:font-weight-complex="bold"/>
    </style:style>
    <style:style style:name="T198" style:family="text">
      <style:text-properties style:font-name="Liberation Serif" fo:font-weight="bold" officeooo:rsid="0083abe2" style:font-weight-asian="bold" style:font-weight-complex="bold"/>
    </style:style>
    <style:style style:name="T199" style:family="text">
      <style:text-properties style:font-name="Liberation Serif" fo:font-weight="bold" officeooo:rsid="009ba404" style:font-weight-asian="bold" style:font-weight-complex="bold"/>
    </style:style>
    <style:style style:name="T200" style:family="text">
      <style:text-properties style:font-name="Liberation Serif" fo:font-weight="bold" officeooo:rsid="00c5e440" style:font-weight-asian="bold" style:font-weight-complex="bold"/>
    </style:style>
    <style:style style:name="T201" style:family="text">
      <style:text-properties style:font-name="Liberation Serif" fo:font-weight="bold" officeooo:rsid="00c7cb33" style:font-weight-asian="bold" style:font-weight-complex="bold"/>
    </style:style>
    <style:style style:name="T202" style:family="text">
      <style:text-properties style:font-name="Liberation Serif" fo:font-weight="bold" officeooo:rsid="00dff421" style:font-weight-asian="bold" style:font-weight-complex="bold"/>
    </style:style>
    <style:style style:name="T203" style:family="text">
      <style:text-properties style:font-name="Liberation Serif" fo:font-weight="bold" officeooo:rsid="002127f5" style:font-weight-asian="bold" style:font-weight-complex="bold"/>
    </style:style>
    <style:style style:name="T204" style:family="text">
      <style:text-properties style:font-name="Liberation Serif" fo:font-weight="bold" officeooo:rsid="0124c657" style:font-weight-asian="bold" style:font-weight-complex="bold"/>
    </style:style>
    <style:style style:name="T205" style:family="text">
      <style:text-properties style:font-name="Liberation Serif" fo:font-weight="bold" officeooo:rsid="0128aa90" style:font-weight-asian="bold" style:font-weight-complex="bold"/>
    </style:style>
    <style:style style:name="T206" style:family="text">
      <style:text-properties style:font-name="Liberation Serif" fo:font-weight="bold" officeooo:rsid="0129d879" style:font-weight-asian="bold" style:font-weight-complex="bold"/>
    </style:style>
    <style:style style:name="T207" style:family="text">
      <style:text-properties style:font-name="Liberation Serif" fo:font-weight="bold" officeooo:rsid="012f22e9" style:font-weight-asian="bold" style:font-weight-complex="bold"/>
    </style:style>
    <style:style style:name="T208" style:family="text">
      <style:text-properties style:font-name="Liberation Serif" fo:font-weight="bold" officeooo:rsid="01311005" style:font-weight-asian="bold" style:font-weight-complex="bold"/>
    </style:style>
    <style:style style:name="T209" style:family="text">
      <style:text-properties style:font-name="Liberation Serif" fo:font-weight="bold" officeooo:rsid="01320d29" style:font-weight-asian="bold" style:font-weight-complex="bold"/>
    </style:style>
    <style:style style:name="T210" style:family="text">
      <style:text-properties style:font-name="Liberation Serif" fo:font-weight="bold" officeooo:rsid="013409bc" style:font-weight-asian="bold" style:font-weight-complex="bold"/>
    </style:style>
    <style:style style:name="T211" style:family="text">
      <style:text-properties style:font-name="Liberation Serif" fo:font-weight="bold" officeooo:rsid="01351381" style:font-weight-asian="bold" style:font-weight-complex="bold"/>
    </style:style>
    <style:style style:name="T212" style:family="text">
      <style:text-properties style:font-name="Liberation Serif" fo:font-weight="bold" officeooo:rsid="0136fcd4" style:font-weight-asian="bold" style:font-weight-complex="bold"/>
    </style:style>
    <style:style style:name="T213" style:family="text">
      <style:text-properties style:font-name="Liberation Serif" fo:font-weight="bold" officeooo:rsid="013eee4f" style:font-weight-asian="bold" style:font-weight-complex="bold"/>
    </style:style>
    <style:style style:name="T214" style:family="text">
      <style:text-properties style:font-name="Liberation Serif" fo:font-weight="bold" officeooo:rsid="013fb4db" style:font-weight-asian="bold" style:font-weight-complex="bold"/>
    </style:style>
    <style:style style:name="T215" style:family="text">
      <style:text-properties style:font-name="Liberation Serif" fo:font-weight="bold" officeooo:rsid="014039fa" style:font-weight-asian="bold" style:font-weight-complex="bold"/>
    </style:style>
    <style:style style:name="T216" style:family="text">
      <style:text-properties style:font-name="Liberation Serif" fo:font-weight="bold" officeooo:rsid="01420b4c" style:font-weight-asian="bold" style:font-weight-complex="bold"/>
    </style:style>
    <style:style style:name="T217" style:family="text">
      <style:text-properties style:font-name="Liberation Serif" fo:font-weight="bold" officeooo:rsid="014435c6" style:font-weight-asian="bold" style:font-weight-complex="bold"/>
    </style:style>
    <style:style style:name="T218" style:family="text">
      <style:text-properties style:font-name="Liberation Serif" fo:font-weight="bold" officeooo:rsid="0147da76" style:font-weight-asian="bold" style:font-weight-complex="bold"/>
    </style:style>
    <style:style style:name="T219" style:family="text">
      <style:text-properties style:font-name="Liberation Serif" fo:font-weight="bold" officeooo:rsid="014ec3c0" style:font-weight-asian="bold" style:font-weight-complex="bold"/>
    </style:style>
    <style:style style:name="T220" style:family="text">
      <style:text-properties style:font-name="Liberation Serif" fo:font-weight="bold" officeooo:rsid="014f5240" style:font-weight-asian="bold" style:font-weight-complex="bold"/>
    </style:style>
    <style:style style:name="T221" style:family="text">
      <style:text-properties style:font-name="Liberation Serif" fo:font-weight="bold" officeooo:rsid="015ca05d" style:font-weight-asian="bold" style:font-weight-complex="bold"/>
    </style:style>
    <style:style style:name="T222" style:family="text">
      <style:text-properties style:font-name="Liberation Serif" fo:font-weight="bold" officeooo:rsid="016024d2" style:font-weight-asian="bold" style:font-weight-complex="bold"/>
    </style:style>
    <style:style style:name="T223" style:family="text">
      <style:text-properties style:font-name="Liberation Serif" fo:font-weight="bold" officeooo:rsid="0160d281" style:font-weight-asian="bold" style:font-weight-complex="bold"/>
    </style:style>
    <style:style style:name="T224" style:family="text">
      <style:text-properties style:font-name="Liberation Serif" fo:font-weight="bold" officeooo:rsid="0164dc68" style:font-weight-asian="bold" style:font-weight-complex="bold"/>
    </style:style>
    <style:style style:name="T225" style:family="text">
      <style:text-properties style:font-name="Liberation Serif" fo:font-weight="bold" officeooo:rsid="0169001d" style:font-weight-asian="bold" style:font-weight-complex="bold"/>
    </style:style>
    <style:style style:name="T226" style:family="text">
      <style:text-properties style:font-name="Liberation Serif" fo:font-weight="bold" officeooo:rsid="01ad23ea" style:font-weight-asian="bold" style:font-weight-complex="bold"/>
    </style:style>
    <style:style style:name="T227" style:family="text">
      <style:text-properties style:font-name="Liberation Serif" fo:font-weight="bold" officeooo:rsid="01c4e010" style:font-weight-asian="bold" style:font-weight-complex="bold"/>
    </style:style>
    <style:style style:name="T228" style:family="text">
      <style:text-properties style:font-name="Liberation Serif" officeooo:rsid="007ded32"/>
    </style:style>
    <style:style style:name="T229" style:family="text">
      <style:text-properties style:font-name="Liberation Serif" officeooo:rsid="007f534d"/>
    </style:style>
    <style:style style:name="T230" style:family="text">
      <style:text-properties style:font-name="Liberation Serif" officeooo:rsid="008078bd"/>
    </style:style>
    <style:style style:name="T231" style:family="text">
      <style:text-properties style:font-name="Liberation Serif" officeooo:rsid="00a02513"/>
    </style:style>
    <style:style style:name="T232" style:family="text">
      <style:text-properties style:font-name="Liberation Serif" officeooo:rsid="00eb3254"/>
    </style:style>
    <style:style style:name="T233" style:family="text">
      <style:text-properties style:font-name="Liberation Serif" officeooo:rsid="00eb4d22"/>
    </style:style>
    <style:style style:name="T234" style:family="text">
      <style:text-properties style:font-name="Liberation Serif" officeooo:rsid="0102a5b0"/>
    </style:style>
    <style:style style:name="T235" style:family="text">
      <style:text-properties style:font-name="Liberation Serif" officeooo:rsid="0113a302"/>
    </style:style>
    <style:style style:name="T236" style:family="text">
      <style:text-properties style:font-name="Liberation Serif" officeooo:rsid="0152df02"/>
    </style:style>
    <style:style style:name="T237" style:family="text">
      <style:text-properties style:font-name="Liberation Serif" officeooo:rsid="0154624b"/>
    </style:style>
    <style:style style:name="T238" style:family="text">
      <style:text-properties officeooo:rsid="00153ed0"/>
    </style:style>
    <style:style style:name="T239" style:family="text">
      <style:text-properties style:font-name="Liberation Mono"/>
    </style:style>
    <style:style style:name="T240" style:family="text">
      <style:text-properties style:font-name="Liberation Mono" fo:font-weight="normal" style:font-weight-asian="normal" style:font-weight-complex="normal"/>
    </style:style>
    <style:style style:name="T241" style:family="text">
      <style:text-properties style:font-name="Liberation Mono" fo:font-weight="normal" officeooo:rsid="00172015" style:font-weight-asian="normal" style:font-weight-complex="normal"/>
    </style:style>
    <style:style style:name="T242" style:family="text">
      <style:text-properties style:font-name="Liberation Mono" fo:font-weight="normal" officeooo:rsid="0018426e" style:font-weight-asian="normal" style:font-weight-complex="normal"/>
    </style:style>
    <style:style style:name="T243" style:family="text">
      <style:text-properties style:font-name="Liberation Mono" fo:font-weight="normal" officeooo:rsid="001eb903" style:font-weight-asian="normal" style:font-weight-complex="normal"/>
    </style:style>
    <style:style style:name="T244" style:family="text">
      <style:text-properties style:font-name="Liberation Mono" fo:font-weight="normal" officeooo:rsid="00485113" style:font-weight-asian="normal" style:font-weight-complex="normal"/>
    </style:style>
    <style:style style:name="T245" style:family="text">
      <style:text-properties style:font-name="Liberation Mono" fo:font-weight="normal" officeooo:rsid="00561383" style:font-weight-asian="normal" style:font-weight-complex="normal"/>
    </style:style>
    <style:style style:name="T246" style:family="text">
      <style:text-properties style:font-name="Liberation Mono" fo:font-weight="normal" officeooo:rsid="0059a048" style:font-weight-asian="normal" style:font-weight-complex="normal"/>
    </style:style>
    <style:style style:name="T247" style:family="text">
      <style:text-properties style:font-name="Liberation Mono" fo:font-weight="normal" officeooo:rsid="005c9eae" style:font-weight-asian="normal" style:font-weight-complex="normal"/>
    </style:style>
    <style:style style:name="T248" style:family="text">
      <style:text-properties style:font-name="Liberation Mono" fo:font-weight="normal" officeooo:rsid="005b2489" style:font-weight-asian="normal" style:font-weight-complex="normal"/>
    </style:style>
    <style:style style:name="T249" style:family="text">
      <style:text-properties style:font-name="Liberation Mono" fo:font-weight="normal" officeooo:rsid="00641a6e" style:font-weight-asian="normal" style:font-weight-complex="normal"/>
    </style:style>
    <style:style style:name="T250" style:family="text">
      <style:text-properties style:font-name="Liberation Mono" fo:font-weight="normal" officeooo:rsid="00656cff" style:font-weight-asian="normal" style:font-weight-complex="normal"/>
    </style:style>
    <style:style style:name="T251" style:family="text">
      <style:text-properties style:font-name="Liberation Mono" fo:font-weight="normal" officeooo:rsid="00726288" style:font-weight-asian="normal" style:font-weight-complex="normal"/>
    </style:style>
    <style:style style:name="T252" style:family="text">
      <style:text-properties style:font-name="Liberation Mono" fo:font-weight="normal" officeooo:rsid="00729dd9" style:font-weight-asian="normal" style:font-weight-complex="normal"/>
    </style:style>
    <style:style style:name="T253" style:family="text">
      <style:text-properties style:font-name="Liberation Mono" fo:font-weight="normal" officeooo:rsid="0073aab2" style:font-weight-asian="normal" style:font-weight-complex="normal"/>
    </style:style>
    <style:style style:name="T254" style:family="text">
      <style:text-properties style:font-name="Liberation Mono" fo:font-weight="normal" officeooo:rsid="00754c14" style:font-weight-asian="normal" style:font-weight-complex="normal"/>
    </style:style>
    <style:style style:name="T255" style:family="text">
      <style:text-properties style:font-name="Liberation Mono" fo:font-weight="normal" officeooo:rsid="007e61ab" style:font-weight-asian="normal" style:font-weight-complex="normal"/>
    </style:style>
    <style:style style:name="T256" style:family="text">
      <style:text-properties style:font-name="Liberation Mono" fo:font-weight="normal" officeooo:rsid="0087ad43" style:font-weight-asian="normal" style:font-weight-complex="normal"/>
    </style:style>
    <style:style style:name="T257" style:family="text">
      <style:text-properties style:font-name="Liberation Mono" fo:font-weight="normal" officeooo:rsid="008c4c7f" style:font-weight-asian="normal" style:font-weight-complex="normal"/>
    </style:style>
    <style:style style:name="T258" style:family="text">
      <style:text-properties style:font-name="Liberation Mono" fo:font-weight="normal" officeooo:rsid="00894c2e" style:font-weight-asian="normal" style:font-weight-complex="normal"/>
    </style:style>
    <style:style style:name="T259" style:family="text">
      <style:text-properties style:font-name="Liberation Mono" fo:font-weight="normal" officeooo:rsid="009123e4" style:font-weight-asian="normal" style:font-weight-complex="normal"/>
    </style:style>
    <style:style style:name="T260" style:family="text">
      <style:text-properties style:font-name="Liberation Mono" fo:font-weight="normal" officeooo:rsid="00a6b58b" style:font-weight-asian="normal" style:font-weight-complex="normal"/>
    </style:style>
    <style:style style:name="T261" style:family="text">
      <style:text-properties style:font-name="Liberation Mono" fo:font-weight="normal" officeooo:rsid="00a1f0d0" style:font-weight-asian="normal" style:font-weight-complex="normal"/>
    </style:style>
    <style:style style:name="T262" style:family="text">
      <style:text-properties style:font-name="Liberation Mono" fo:font-weight="normal" officeooo:rsid="00a39479" style:font-weight-asian="normal" style:font-weight-complex="normal"/>
    </style:style>
    <style:style style:name="T263" style:family="text">
      <style:text-properties style:font-name="Liberation Mono" fo:font-weight="normal" officeooo:rsid="00a8aa76" style:font-weight-asian="normal" style:font-weight-complex="normal"/>
    </style:style>
    <style:style style:name="T264" style:family="text">
      <style:text-properties style:font-name="Liberation Mono" fo:font-weight="normal" officeooo:rsid="00ab5f42" style:font-weight-asian="normal" style:font-weight-complex="normal"/>
    </style:style>
    <style:style style:name="T265" style:family="text">
      <style:text-properties style:font-name="Liberation Mono" fo:font-weight="normal" officeooo:rsid="00ad4f83" style:font-weight-asian="normal" style:font-weight-complex="normal"/>
    </style:style>
    <style:style style:name="T266" style:family="text">
      <style:text-properties style:font-name="Liberation Mono" fo:font-weight="normal" officeooo:rsid="00ad8e41" style:font-weight-asian="normal" style:font-weight-complex="normal"/>
    </style:style>
    <style:style style:name="T267" style:family="text">
      <style:text-properties style:font-name="Liberation Mono" fo:font-weight="normal" officeooo:rsid="00b09cf5" style:font-weight-asian="normal" style:font-weight-complex="normal"/>
    </style:style>
    <style:style style:name="T268" style:family="text">
      <style:text-properties style:font-name="Liberation Mono" fo:font-weight="normal" officeooo:rsid="00b1b268" style:font-weight-asian="normal" style:font-weight-complex="normal"/>
    </style:style>
    <style:style style:name="T269" style:family="text">
      <style:text-properties style:font-name="Liberation Mono" fo:font-weight="normal" officeooo:rsid="00dff421" style:font-weight-asian="normal" style:font-weight-complex="normal"/>
    </style:style>
    <style:style style:name="T270" style:family="text">
      <style:text-properties style:font-name="Liberation Mono" fo:font-weight="normal" officeooo:rsid="00d335df" style:font-weight-asian="normal" style:font-weight-complex="normal"/>
    </style:style>
    <style:style style:name="T271" style:family="text">
      <style:text-properties style:font-name="Liberation Mono" fo:font-weight="normal" officeooo:rsid="010bb171" style:font-weight-asian="normal" style:font-weight-complex="normal"/>
    </style:style>
    <style:style style:name="T272" style:family="text">
      <style:text-properties style:font-name="Liberation Mono" fo:font-weight="normal" officeooo:rsid="010f214b" style:font-weight-asian="normal" style:font-weight-complex="normal"/>
    </style:style>
    <style:style style:name="T273" style:family="text">
      <style:text-properties style:font-name="Liberation Mono" fo:font-weight="normal" officeooo:rsid="010b3291" style:font-weight-asian="normal" style:font-weight-complex="normal"/>
    </style:style>
    <style:style style:name="T274" style:family="text">
      <style:text-properties style:font-name="Liberation Mono" fo:font-weight="normal" officeooo:rsid="011501c7" style:font-weight-asian="normal" style:font-weight-complex="normal"/>
    </style:style>
    <style:style style:name="T275" style:family="text">
      <style:text-properties style:font-name="Liberation Mono" fo:font-weight="normal" officeooo:rsid="01152e50" style:font-weight-asian="normal" style:font-weight-complex="normal"/>
    </style:style>
    <style:style style:name="T276" style:family="text">
      <style:text-properties style:font-name="Liberation Mono" fo:font-weight="normal" officeooo:rsid="0124c657" style:font-weight-asian="normal" style:font-weight-complex="normal"/>
    </style:style>
    <style:style style:name="T277" style:family="text">
      <style:text-properties style:font-name="Liberation Mono" fo:font-weight="normal" officeooo:rsid="0129e832" style:font-weight-asian="normal" style:font-weight-complex="normal"/>
    </style:style>
    <style:style style:name="T278" style:family="text">
      <style:text-properties style:font-name="Liberation Mono" fo:font-weight="normal" officeooo:rsid="014f5240" style:font-weight-asian="normal" style:font-weight-complex="normal"/>
    </style:style>
    <style:style style:name="T279" style:family="text">
      <style:text-properties style:font-name="Liberation Mono" fo:font-weight="normal" officeooo:rsid="01515193" style:font-weight-asian="normal" style:font-weight-complex="normal"/>
    </style:style>
    <style:style style:name="T280" style:family="text">
      <style:text-properties style:font-name="Liberation Mono" fo:font-weight="normal" officeooo:rsid="018a00fa" style:font-weight-asian="normal" style:font-weight-complex="normal"/>
    </style:style>
    <style:style style:name="T281" style:family="text">
      <style:text-properties style:font-name="Liberation Mono" fo:font-weight="normal" officeooo:rsid="01bc88fc" style:font-weight-asian="normal" style:font-weight-complex="normal"/>
    </style:style>
    <style:style style:name="T282" style:family="text">
      <style:text-properties style:font-name="Liberation Mono" fo:font-weight="normal" officeooo:rsid="01be12a6" style:font-weight-asian="normal" style:font-weight-complex="normal"/>
    </style:style>
    <style:style style:name="T283" style:family="text">
      <style:text-properties style:font-name="Liberation Mono" fo:font-weight="normal" officeooo:rsid="01c12029" style:font-weight-asian="normal" style:font-weight-complex="normal"/>
    </style:style>
    <style:style style:name="T284" style:family="text">
      <style:text-properties style:font-name="Liberation Mono" fo:font-weight="normal" officeooo:rsid="01bb4e8a" style:font-weight-asian="normal" style:font-weight-complex="normal"/>
    </style:style>
    <style:style style:name="T285" style:family="text">
      <style:text-properties style:font-name="Liberation Mono" officeooo:rsid="0037ce2a"/>
    </style:style>
    <style:style style:name="T286" style:family="text">
      <style:text-properties style:font-name="Liberation Mono" fo:font-size="12pt" style:font-size-asian="12pt" style:font-size-complex="12pt"/>
    </style:style>
    <style:style style:name="T287" style:family="text">
      <style:text-properties style:font-name="Liberation Mono" fo:font-size="12pt" officeooo:rsid="013844e0" style:font-size-asian="12pt" style:font-size-complex="12pt"/>
    </style:style>
    <style:style style:name="T288" style:family="text">
      <style:text-properties style:font-name="Liberation Mono" fo:font-size="12pt" officeooo:rsid="0198b2b0" style:font-size-asian="12pt" style:font-size-complex="12pt"/>
    </style:style>
    <style:style style:name="T289" style:family="text">
      <style:text-properties style:font-name="Liberation Mono" fo:font-size="12pt" officeooo:rsid="01d37e1d" style:font-size-asian="12pt" style:font-size-complex="12pt"/>
    </style:style>
    <style:style style:name="T290" style:family="text">
      <style:text-properties style:font-name="Liberation Mono" fo:font-size="12pt" fo:font-weight="normal" style:font-size-asian="12pt" style:font-weight-asian="normal" style:font-size-complex="12pt" style:font-weight-complex="normal"/>
    </style:style>
    <style:style style:name="T291" style:family="text">
      <style:text-properties style:font-name="Liberation Mono" fo:font-size="12pt" fo:font-weight="normal" officeooo:rsid="003f206e" style:font-size-asian="12pt" style:font-weight-asian="normal" style:font-size-complex="12pt" style:font-weight-complex="normal"/>
    </style:style>
    <style:style style:name="T292" style:family="text">
      <style:text-properties style:font-name="Liberation Mono" fo:font-size="12pt" fo:font-weight="normal" officeooo:rsid="00445145" style:font-size-asian="12pt" style:font-weight-asian="normal" style:font-size-complex="12pt" style:font-weight-complex="normal"/>
    </style:style>
    <style:style style:name="T293" style:family="text">
      <style:text-properties style:font-name="Liberation Mono" fo:font-size="12pt" fo:font-weight="normal" officeooo:rsid="003ab1a9" style:font-size-asian="12pt" style:font-weight-asian="normal" style:font-size-complex="12pt" style:font-weight-complex="normal"/>
    </style:style>
    <style:style style:name="T294" style:family="text">
      <style:text-properties style:font-name="Liberation Mono" fo:font-size="12pt" fo:font-weight="normal" officeooo:rsid="008dec27" style:font-size-asian="12pt" style:font-weight-asian="normal" style:font-size-complex="12pt" style:font-weight-complex="normal"/>
    </style:style>
    <style:style style:name="T295" style:family="text">
      <style:text-properties style:font-name="Liberation Mono" fo:font-size="12pt" fo:font-weight="normal" officeooo:rsid="00ab5f42" style:font-size-asian="12pt" style:font-weight-asian="normal" style:font-size-complex="12pt" style:font-weight-complex="normal"/>
    </style:style>
    <style:style style:name="T296" style:family="text">
      <style:text-properties style:font-name="Liberation Mono" fo:font-size="12pt" fo:font-weight="normal" officeooo:rsid="00ad8e41" style:font-size-asian="12pt" style:font-weight-asian="normal" style:font-size-complex="12pt" style:font-weight-complex="normal"/>
    </style:style>
    <style:style style:name="T297" style:family="text">
      <style:text-properties style:font-name="Liberation Mono" fo:font-size="12pt" fo:font-weight="normal" officeooo:rsid="00b1b268" style:font-size-asian="12pt" style:font-weight-asian="normal" style:font-size-complex="12pt" style:font-weight-complex="normal"/>
    </style:style>
    <style:style style:name="T298" style:family="text">
      <style:text-properties style:font-name="Liberation Mono" fo:font-size="12pt" fo:font-weight="normal" officeooo:rsid="00bd2978" style:font-size-asian="12pt" style:font-weight-asian="normal" style:font-size-complex="12pt" style:font-weight-complex="normal"/>
    </style:style>
    <style:style style:name="T299" style:family="text">
      <style:text-properties style:font-name="Liberation Mono" fo:font-size="12pt" fo:font-weight="normal" officeooo:rsid="00c7cb33" style:font-size-asian="12pt" style:font-weight-asian="normal" style:font-size-complex="12pt" style:font-weight-complex="normal"/>
    </style:style>
    <style:style style:name="T300" style:family="text">
      <style:text-properties style:font-name="Liberation Mono" fo:font-size="12pt" fo:font-weight="normal" officeooo:rsid="00c83320" style:font-size-asian="12pt" style:font-weight-asian="normal" style:font-size-complex="12pt" style:font-weight-complex="normal"/>
    </style:style>
    <style:style style:name="T301" style:family="text">
      <style:text-properties style:font-name="Liberation Mono" fo:font-size="12pt" fo:font-weight="normal" officeooo:rsid="00ca12c7" style:font-size-asian="12pt" style:font-weight-asian="normal" style:font-size-complex="12pt" style:font-weight-complex="normal"/>
    </style:style>
    <style:style style:name="T302" style:family="text">
      <style:text-properties style:font-name="Liberation Mono" fo:font-size="12pt" fo:font-weight="normal" officeooo:rsid="00cc12ca" style:font-size-asian="12pt" style:font-weight-asian="normal" style:font-size-complex="12pt" style:font-weight-complex="normal"/>
    </style:style>
    <style:style style:name="T303" style:family="text">
      <style:text-properties style:font-name="Liberation Mono" fo:font-size="12pt" fo:font-weight="normal" officeooo:rsid="0105cacf" style:font-size-asian="12pt" style:font-weight-asian="normal" style:font-size-complex="12pt" style:font-weight-complex="normal"/>
    </style:style>
    <style:style style:name="T304" style:family="text">
      <style:text-properties style:font-name="Liberation Mono" fo:font-size="12pt" fo:font-weight="normal" officeooo:rsid="013409bc" style:font-size-asian="12pt" style:font-weight-asian="normal" style:font-size-complex="12pt" style:font-weight-complex="normal"/>
    </style:style>
    <style:style style:name="T305" style:family="text">
      <style:text-properties style:font-name="Liberation Mono" fo:font-size="12pt" fo:font-weight="normal" officeooo:rsid="00d04559" style:font-size-asian="12pt" style:font-weight-asian="normal" style:font-size-complex="12pt" style:font-weight-complex="normal"/>
    </style:style>
    <style:style style:name="T306" style:family="text">
      <style:text-properties style:font-name="Liberation Mono" fo:font-size="12pt" fo:font-weight="normal" officeooo:rsid="013a18c3" style:font-size-asian="12pt" style:font-weight-asian="normal" style:font-size-complex="12pt" style:font-weight-complex="normal"/>
    </style:style>
    <style:style style:name="T307" style:family="text">
      <style:text-properties style:font-name="Liberation Mono" fo:font-size="12pt" fo:font-weight="normal" officeooo:rsid="013b20a2" style:font-size-asian="12pt" style:font-weight-asian="normal" style:font-size-complex="12pt" style:font-weight-complex="normal"/>
    </style:style>
    <style:style style:name="T308" style:family="text">
      <style:text-properties style:font-name="Liberation Mono" fo:font-size="12pt" fo:font-weight="normal" officeooo:rsid="013c0d19" style:font-size-asian="12pt" style:font-weight-asian="normal" style:font-size-complex="12pt" style:font-weight-complex="normal"/>
    </style:style>
    <style:style style:name="T309" style:family="text">
      <style:text-properties style:font-name="Liberation Mono" fo:font-size="12pt" fo:font-weight="normal" officeooo:rsid="01944b09" style:font-size-asian="12pt" style:font-weight-asian="normal" style:font-size-complex="12pt" style:font-weight-complex="normal"/>
    </style:style>
    <style:style style:name="T310" style:family="text">
      <style:text-properties style:font-name="Liberation Mono" fo:font-size="12pt" fo:font-style="normal" fo:font-weight="normal" officeooo:rsid="0023e13c" style:font-size-asian="12pt" style:font-style-asian="normal" style:font-weight-asian="normal" style:font-size-complex="12pt" style:font-style-complex="normal" style:font-weight-complex="normal"/>
    </style:style>
    <style:style style:name="T311" style:family="text">
      <style:text-properties style:font-name="Liberation Mono" fo:font-size="12pt" fo:font-style="normal" fo:font-weight="normal" officeooo:rsid="0054c801" style:font-size-asian="12pt" style:font-style-asian="normal" style:font-weight-asian="normal" style:font-size-complex="12pt" style:font-style-complex="normal" style:font-weight-complex="normal"/>
    </style:style>
    <style:style style:name="T312" style:family="text">
      <style:text-properties style:font-name="Liberation Mono" officeooo:rsid="00fcaec6"/>
    </style:style>
    <style:style style:name="T313" style:family="text">
      <style:text-properties style:font-name="Liberation Mono" officeooo:rsid="0121ab62"/>
    </style:style>
    <style:style style:name="T314" style:family="text">
      <style:text-properties style:font-name="Liberation Mono" officeooo:rsid="01210724"/>
    </style:style>
    <style:style style:name="T315" style:family="text">
      <style:text-properties style:font-name="Liberation Mono" officeooo:rsid="0154624b"/>
    </style:style>
    <style:style style:name="T316" style:family="text">
      <style:text-properties style:font-name="Liberation Mono" officeooo:rsid="01568d5c"/>
    </style:style>
    <style:style style:name="T317" style:family="text">
      <style:text-properties style:font-name="Liberation Mono" officeooo:rsid="016f639d"/>
    </style:style>
    <style:style style:name="T318" style:family="text">
      <style:text-properties style:font-name="Liberation Mono" officeooo:rsid="01701e23"/>
    </style:style>
    <style:style style:name="T319" style:family="text">
      <style:text-properties style:font-name="Liberation Mono" style:text-underline-style="solid" style:text-underline-width="auto" style:text-underline-color="font-color"/>
    </style:style>
    <style:style style:name="T320" style:family="text">
      <style:text-properties style:font-name="Liberation Mono" officeooo:rsid="01b48799"/>
    </style:style>
    <style:style style:name="T321" style:family="text">
      <style:text-properties officeooo:rsid="001b0a98"/>
    </style:style>
    <style:style style:name="T322" style:family="text">
      <style:text-properties officeooo:rsid="0032cf6f"/>
    </style:style>
    <style:style style:name="T323" style:family="text">
      <style:text-properties officeooo:rsid="00359a4c"/>
    </style:style>
    <style:style style:name="T324" style:family="text">
      <style:text-properties officeooo:rsid="0037ce2a"/>
    </style:style>
    <style:style style:name="T325" style:family="text">
      <style:text-properties officeooo:rsid="003bb68c"/>
    </style:style>
    <style:style style:name="T326" style:family="text">
      <style:text-properties fo:font-size="12pt" style:font-size-asian="12pt" style:font-size-complex="12pt"/>
    </style:style>
    <style:style style:name="T327" style:family="text">
      <style:text-properties fo:font-size="12pt" officeooo:rsid="00b4d300" style:font-size-asian="12pt" style:font-size-complex="12pt"/>
    </style:style>
    <style:style style:name="T328" style:family="text">
      <style:text-properties fo:font-size="12pt" officeooo:rsid="00c83320" style:font-size-asian="12pt" style:font-size-complex="12pt"/>
    </style:style>
    <style:style style:name="T329" style:family="text">
      <style:text-properties fo:font-size="12pt" officeooo:rsid="00e9a586" style:font-size-asian="12pt" style:font-size-complex="12pt"/>
    </style:style>
    <style:style style:name="T330" style:family="text">
      <style:text-properties fo:font-size="12pt" officeooo:rsid="00e9c426" style:font-size-asian="12pt" style:font-size-complex="12pt"/>
    </style:style>
    <style:style style:name="T331" style:family="text">
      <style:text-properties fo:font-size="12pt" officeooo:rsid="01c8ecbe" style:font-size-asian="12pt" style:font-size-complex="12pt"/>
    </style:style>
    <style:style style:name="T332" style:family="text">
      <style:text-properties fo:font-size="12pt" style:text-underline-style="none" fo:font-weight="normal" officeooo:rsid="004d99e6" style:font-size-asian="12pt" style:font-weight-asian="normal" style:font-size-complex="12pt" style:font-weight-complex="normal"/>
    </style:style>
    <style:style style:name="T333" style:family="text">
      <style:text-properties fo:font-size="12pt" fo:font-weight="bold" officeooo:rsid="0076f86d" style:font-size-asian="12pt" style:font-weight-asian="bold" style:font-size-complex="12pt" style:font-weight-complex="bold"/>
    </style:style>
    <style:style style:name="T334" style:family="text">
      <style:text-properties fo:font-size="12pt" fo:font-weight="bold" officeooo:rsid="008dec27" style:font-size-asian="12pt" style:font-weight-asian="bold" style:font-size-complex="12pt" style:font-weight-complex="bold"/>
    </style:style>
    <style:style style:name="T335" style:family="text">
      <style:text-properties fo:font-size="12pt" fo:font-weight="normal" officeooo:rsid="0076f86d" style:font-size-asian="12pt" style:font-weight-asian="normal" style:font-size-complex="12pt" style:font-weight-complex="normal"/>
    </style:style>
    <style:style style:name="T336" style:family="text">
      <style:text-properties fo:font-size="12pt" fo:font-weight="normal" officeooo:rsid="00859408" style:font-size-asian="12pt" style:font-weight-asian="normal" style:font-size-complex="12pt" style:font-weight-complex="normal"/>
    </style:style>
    <style:style style:name="T337" style:family="text">
      <style:text-properties fo:font-size="12pt" fo:font-weight="normal" officeooo:rsid="00a6b903" style:font-size-asian="12pt" style:font-weight-asian="normal" style:font-size-complex="12pt" style:font-weight-complex="normal"/>
    </style:style>
    <style:style style:name="T338" style:family="text">
      <style:text-properties fo:font-size="12pt" fo:font-weight="normal" officeooo:rsid="00ab5f42" style:font-size-asian="12pt" style:font-weight-asian="normal" style:font-size-complex="12pt" style:font-weight-complex="normal"/>
    </style:style>
    <style:style style:name="T339" style:family="text">
      <style:text-properties fo:font-size="12pt" fo:font-weight="normal" officeooo:rsid="00afb27f" style:font-size-asian="12pt" style:font-weight-asian="normal" style:font-size-complex="12pt" style:font-weight-complex="normal"/>
    </style:style>
    <style:style style:name="T340" style:family="text">
      <style:text-properties fo:font-size="12pt" fo:font-weight="normal" officeooo:rsid="00b0c5d4" style:font-size-asian="12pt" style:font-weight-asian="normal" style:font-size-complex="12pt" style:font-weight-complex="normal"/>
    </style:style>
    <style:style style:name="T341" style:family="text">
      <style:text-properties fo:font-size="12pt" fo:font-weight="normal" officeooo:rsid="00c7cb33" style:font-size-asian="12pt" style:font-weight-asian="normal" style:font-size-complex="12pt" style:font-weight-complex="normal"/>
    </style:style>
    <style:style style:name="T342" style:family="text">
      <style:text-properties fo:font-size="12pt" fo:font-weight="normal" officeooo:rsid="00cc12ca" style:font-size-asian="12pt" style:font-weight-asian="normal" style:font-size-complex="12pt" style:font-weight-complex="normal"/>
    </style:style>
    <style:style style:name="T343" style:family="text">
      <style:text-properties fo:font-size="12pt" fo:font-weight="normal" officeooo:rsid="01283b35" style:font-size-asian="12pt" style:font-weight-asian="normal" style:font-size-complex="12pt" style:font-weight-complex="normal"/>
    </style:style>
    <style:style style:name="T344" style:family="text">
      <style:text-properties fo:font-size="12pt" fo:font-weight="normal" officeooo:rsid="007c3cb2" style:font-size-asian="12pt" style:font-weight-asian="normal" style:font-size-complex="12pt" style:font-weight-complex="normal"/>
    </style:style>
    <style:style style:name="T345" style:family="text">
      <style:text-properties officeooo:rsid="004a0f15"/>
    </style:style>
    <style:style style:name="T346" style:family="text">
      <style:text-properties officeooo:rsid="004cff15"/>
    </style:style>
    <style:style style:name="T347" style:family="text">
      <style:text-properties officeooo:rsid="004fae2b"/>
    </style:style>
    <style:style style:name="T348" style:family="text">
      <style:text-properties fo:font-style="italic" fo:font-weight="bold" style:font-style-asian="italic" style:font-weight-asian="bold" style:font-style-complex="italic" style:font-weight-complex="bold"/>
    </style:style>
    <style:style style:name="T349" style:family="text">
      <style:text-properties officeooo:rsid="0052390a"/>
    </style:style>
    <style:style style:name="T350" style:family="text">
      <style:text-properties officeooo:rsid="006439ee"/>
    </style:style>
    <style:style style:name="T351" style:family="text">
      <style:text-properties style:text-underline-style="solid" style:text-underline-width="auto" style:text-underline-color="font-color"/>
    </style:style>
    <style:style style:name="T352" style:family="text">
      <style:text-properties officeooo:rsid="007ded32"/>
    </style:style>
    <style:style style:name="T353" style:family="text">
      <style:text-properties officeooo:rsid="006f1b49"/>
    </style:style>
    <style:style style:name="T354" style:family="text">
      <style:text-properties officeooo:rsid="0097d07d"/>
    </style:style>
    <style:style style:name="T355" style:family="text">
      <style:text-properties officeooo:rsid="009ba404"/>
    </style:style>
    <style:style style:name="T356" style:family="text">
      <style:text-properties officeooo:rsid="00aaf77d"/>
    </style:style>
    <style:style style:name="T357" style:family="text">
      <style:text-properties officeooo:rsid="00eb3254"/>
    </style:style>
    <style:style style:name="T358" style:family="text">
      <style:text-properties officeooo:rsid="00f1c7e9"/>
    </style:style>
    <style:style style:name="T359" style:family="text">
      <style:text-properties officeooo:rsid="00fe32fb"/>
    </style:style>
    <style:style style:name="T360" style:family="text">
      <style:text-properties officeooo:rsid="00fe32fb" fo:background-color="#ff0000" loext:char-shading-value="0"/>
    </style:style>
    <style:style style:name="T361" style:family="text">
      <style:text-properties officeooo:rsid="0107fabe" fo:background-color="#ff0000" loext:char-shading-value="0"/>
    </style:style>
    <style:style style:name="T362" style:family="text">
      <style:text-properties officeooo:rsid="0108e094" fo:background-color="#ff0000" loext:char-shading-value="0"/>
    </style:style>
    <style:style style:name="T363" style:family="text">
      <style:text-properties officeooo:rsid="0104a8a2"/>
    </style:style>
    <style:style style:name="T364" style:family="text">
      <style:text-properties officeooo:rsid="0106c62d"/>
    </style:style>
    <style:style style:name="T365" style:family="text">
      <style:text-properties officeooo:rsid="0110bc62"/>
    </style:style>
    <style:style style:name="T366" style:family="text">
      <style:text-properties style:text-underline-style="none"/>
    </style:style>
    <style:style style:name="T367" style:family="text">
      <style:text-properties style:text-underline-style="none" fo:font-weight="normal" style:font-weight-asian="normal" style:font-weight-complex="normal"/>
    </style:style>
    <style:style style:name="T368" style:family="text">
      <style:text-properties style:text-underline-style="none" fo:font-weight="bold" officeooo:rsid="0182cea5" style:font-weight-asian="bold" style:font-weight-complex="bold"/>
    </style:style>
    <style:style style:name="T369" style:family="text">
      <style:text-properties style:text-underline-style="none" officeooo:rsid="0180f576"/>
    </style:style>
    <style:style style:name="T370" style:family="text">
      <style:text-properties officeooo:rsid="0112516f"/>
    </style:style>
    <style:style style:name="T371" style:family="text">
      <style:text-properties officeooo:rsid="0113a302"/>
    </style:style>
    <style:style style:name="T372" style:family="text">
      <style:text-properties officeooo:rsid="0114c82d"/>
    </style:style>
    <style:style style:name="T373" style:family="text">
      <style:text-properties officeooo:rsid="0118b7aa"/>
    </style:style>
    <style:style style:name="T374" style:family="text">
      <style:text-properties officeooo:rsid="0119c5d8"/>
    </style:style>
    <style:style style:name="T375" style:family="text">
      <style:text-properties officeooo:rsid="011a3add"/>
    </style:style>
    <style:style style:name="T376" style:family="text">
      <style:text-properties officeooo:rsid="011d81a7"/>
    </style:style>
    <style:style style:name="T377" style:family="text">
      <style:text-properties officeooo:rsid="00894c2e"/>
    </style:style>
    <style:style style:name="T378" style:family="text">
      <style:text-properties officeooo:rsid="01460ef9"/>
    </style:style>
    <style:style style:name="T379" style:family="text">
      <style:text-properties fo:color="#999999" style:font-name="Liberation Serif" fo:font-weight="normal" officeooo:rsid="00dff421" style:font-weight-asian="normal" style:font-weight-complex="normal"/>
    </style:style>
    <style:style style:name="T380" style:family="text">
      <style:text-properties fo:color="#999999" style:font-name="Liberation Serif" fo:font-weight="normal" officeooo:rsid="0145d3d9" style:font-weight-asian="normal" style:font-weight-complex="normal"/>
    </style:style>
    <style:style style:name="T381" style:family="text">
      <style:text-properties fo:color="#999999" style:font-name="Liberation Mono" fo:font-size="12pt" fo:font-weight="normal" officeooo:rsid="00dff421" style:font-size-asian="12pt" style:font-weight-asian="normal" style:font-size-complex="12pt" style:font-weight-complex="normal"/>
    </style:style>
    <style:style style:name="T382" style:family="text">
      <style:text-properties fo:color="#999999" style:font-name="Liberation Mono" fo:font-size="12pt" fo:font-weight="normal" officeooo:rsid="00e0dedc" style:font-size-asian="12pt" style:font-weight-asian="normal" style:font-size-complex="12pt" style:font-weight-complex="normal"/>
    </style:style>
    <style:style style:name="T383" style:family="text">
      <style:text-properties fo:color="#999999" style:font-name="Liberation Mono" fo:font-weight="normal" officeooo:rsid="0145d3d9" style:font-weight-asian="normal" style:font-weight-complex="normal"/>
    </style:style>
    <style:style style:name="T384" style:family="text">
      <style:text-properties officeooo:rsid="014f5240"/>
    </style:style>
    <style:style style:name="T385" style:family="text">
      <style:text-properties officeooo:rsid="0152df02"/>
    </style:style>
    <style:style style:name="T386" style:family="text">
      <style:text-properties officeooo:rsid="0154624b"/>
    </style:style>
    <style:style style:name="T387" style:family="text">
      <style:text-properties officeooo:rsid="015603ed"/>
    </style:style>
    <style:style style:name="T388" style:family="text">
      <style:text-properties officeooo:rsid="01568d5c"/>
    </style:style>
    <style:style style:name="T389" style:family="text">
      <style:text-properties fo:color="#b2b2b2" style:font-name="Liberation Serif" fo:font-size="12pt" fo:font-weight="normal" officeooo:rsid="00e9c426" style:font-size-asian="12pt" style:font-weight-asian="normal" style:font-size-complex="12pt" style:font-weight-complex="normal"/>
    </style:style>
    <style:style style:name="T390" style:family="text">
      <style:text-properties fo:color="#b2b2b2" style:font-name="Liberation Serif" fo:font-size="12pt" fo:font-weight="normal" officeooo:rsid="00c28edd" style:font-size-asian="12pt" style:font-weight-asian="normal" style:font-size-complex="12pt" style:font-weight-complex="normal"/>
    </style:style>
    <style:style style:name="T391" style:family="text">
      <style:text-properties fo:color="#b2b2b2" style:font-name="Liberation Serif" fo:font-size="12pt" fo:font-weight="normal" officeooo:rsid="016331f5" style:font-size-asian="12pt" style:font-weight-asian="normal" style:font-size-complex="12pt" style:font-weight-complex="normal"/>
    </style:style>
    <style:style style:name="T392" style:family="text">
      <style:text-properties fo:color="#b2b2b2" style:font-name="Liberation Serif" fo:font-size="12pt" fo:font-weight="normal" officeooo:rsid="00c16546" style:font-size-asian="12pt" style:font-weight-asian="normal" style:font-size-complex="12pt" style:font-weight-complex="normal"/>
    </style:style>
    <style:style style:name="T393" style:family="text">
      <style:text-properties fo:color="#b2b2b2" style:font-name="Liberation Serif" fo:font-size="12pt" fo:font-weight="normal" officeooo:rsid="00c4e57e" style:font-size-asian="12pt" style:font-weight-asian="normal" style:font-size-complex="12pt" style:font-weight-complex="normal"/>
    </style:style>
    <style:style style:name="T394" style:family="text">
      <style:text-properties fo:color="#b2b2b2" style:font-name="Liberation Serif" fo:font-weight="normal" officeooo:rsid="00c4e57e" style:font-weight-asian="normal" style:font-weight-complex="normal"/>
    </style:style>
    <style:style style:name="T395" style:family="text">
      <style:text-properties fo:color="#b2b2b2" style:font-name="Liberation Serif" fo:font-weight="normal" officeooo:rsid="00c46e10" style:font-weight-asian="normal" style:font-weight-complex="normal"/>
    </style:style>
    <style:style style:name="T396" style:family="text">
      <style:text-properties fo:color="#b2b2b2" style:font-name="Liberation Serif" fo:font-weight="normal" officeooo:rsid="015ca05d" style:font-weight-asian="normal" style:font-weight-complex="normal"/>
    </style:style>
    <style:style style:name="T397" style:family="text">
      <style:text-properties fo:color="#b2b2b2" style:font-name="Liberation Mono" fo:font-size="12pt" fo:font-weight="normal" officeooo:rsid="00e9c426" style:font-size-asian="12pt" style:font-weight-asian="normal" style:font-size-complex="12pt" style:font-weight-complex="normal"/>
    </style:style>
    <style:style style:name="T398" style:family="text">
      <style:text-properties fo:color="#b2b2b2" style:font-name="Liberation Mono" fo:font-size="12pt" fo:font-weight="normal" officeooo:rsid="00c28edd" style:font-size-asian="12pt" style:font-weight-asian="normal" style:font-size-complex="12pt" style:font-weight-complex="normal"/>
    </style:style>
    <style:style style:name="T399" style:family="text">
      <style:text-properties fo:color="#b2b2b2" style:font-name="Liberation Mono" fo:font-size="12pt" fo:font-weight="normal" officeooo:rsid="015ca05d" fo:background-color="transparent" loext:char-shading-value="0" style:font-size-asian="12pt" style:font-weight-asian="normal" style:font-size-complex="12pt" style:font-weight-complex="normal"/>
    </style:style>
    <style:style style:name="T400" style:family="text">
      <style:text-properties fo:color="#b2b2b2" style:font-name="Liberation Mono" fo:font-weight="normal" officeooo:rsid="00c4e57e" style:font-weight-asian="normal" style:font-weight-complex="normal"/>
    </style:style>
    <style:style style:name="T401" style:family="text">
      <style:text-properties fo:color="#b2b2b2" style:font-name="Liberation Mono" fo:font-weight="normal" officeooo:rsid="00c46e10" style:font-weight-asian="normal" style:font-weight-complex="normal"/>
    </style:style>
    <style:style style:name="T402" style:family="text">
      <style:text-properties fo:color="#b2b2b2" style:font-name="Liberation Mono" fo:font-weight="normal" officeooo:rsid="00c558d5" style:font-weight-asian="normal" style:font-weight-complex="normal"/>
    </style:style>
    <style:style style:name="T403" style:family="text">
      <style:text-properties fo:color="#b2b2b2" style:font-name="Liberation Mono" fo:font-weight="normal" officeooo:rsid="015ca05d" style:font-weight-asian="normal" style:font-weight-complex="normal"/>
    </style:style>
    <style:style style:name="T404" style:family="text">
      <style:text-properties officeooo:rsid="016afc60"/>
    </style:style>
    <style:style style:name="T405" style:family="text">
      <style:text-properties officeooo:rsid="016e8a5a"/>
    </style:style>
    <style:style style:name="T406" style:family="text">
      <style:text-properties officeooo:rsid="016f639d"/>
    </style:style>
    <style:style style:name="T407" style:family="text">
      <style:text-properties officeooo:rsid="01701e23"/>
    </style:style>
    <style:style style:name="T408" style:family="text">
      <style:text-properties officeooo:rsid="01715f08"/>
    </style:style>
    <style:style style:name="T409" style:family="text">
      <style:text-properties officeooo:rsid="01718178"/>
    </style:style>
    <style:style style:name="T410" style:family="text">
      <style:text-properties officeooo:rsid="0177a732"/>
    </style:style>
    <style:style style:name="T411" style:family="text">
      <style:text-properties officeooo:rsid="0180f576"/>
    </style:style>
    <style:style style:name="T412" style:family="text">
      <style:text-properties officeooo:rsid="01817097"/>
    </style:style>
    <style:style style:name="T413" style:family="text">
      <style:text-properties officeooo:rsid="0182cea5"/>
    </style:style>
    <style:style style:name="T414" style:family="text">
      <style:text-properties officeooo:rsid="01d86f70"/>
    </style:style>
    <style:style style:name="T415" style:family="text">
      <style:text-properties officeooo:rsid="01e2e606"/>
    </style:style>
    <style:style style:name="T416" style:family="text">
      <style:text-properties officeooo:rsid="01e39072"/>
    </style:style>
    <style:style style:name="T417" style:family="text">
      <style:text-properties officeooo:rsid="01e4271b"/>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fo:column-gap="0in">
          <style:column style:rel-width="5760*" fo:start-indent="0in" fo:end-indent="0in"/>
          <style:column style:rel-width="5760*"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47">Explanation and </text:span>General Notes</text:p>
      <text:p text:style-name="P26"><text:span text:style-name="T345">A</text:span>nything in <text:span text:style-name="T239">mono typeface</text:span><text:span text:style-name="T61"> </text:span><text:span text:style-name="T196">in this document </text:span><text:span text:style-name="T61">is </text:span><text:span text:style-name="T196">to be what is </text:span><text:span text:style-name="T61">typed into the terminal.</text:span></text:p>
      <text:p text:style-name="P18"/>
      <text:p text:style-name="P22">How to run things – <text:span text:style-name="T417">Incomplete. TODO after install.</text:span></text:p>
      <text:p text:style-name="P21"><text:span text:style-name="T345">We’ve got several tools pre-configured on this box. </text:span>We need<text:span text:style-name="T345">ed</text:span> to have several python environments, <text:span text:style-name="T345">so to run them usually you need to switch to the right profile</text:span>. When you log in, you can open the terminal with Ctrl+Alt+t, <text:span text:style-name="T345">from the Ubuntu logo (analogous to the “Start Menu”), or with the terminal button on the taskbar</text:span>.</text:p>
      <text:p text:style-name="P21"/>
      <text:p text:style-name="P31">First, there are a bunch of regular apps installed (see <text:span text:style-name="T351">Explanation</text:span> above), which you can search for in the “Start Menu”. However, there are a few programs that require a little extra effort, which is explained below.</text:p>
      <text:p text:style-name="P31"/>
      <text:p text:style-name="P4">Jupyter (regular programming-type things)</text:p>
      <text:list xml:id="list5779847792758809675" text:style-name="L1">
        <text:list-item>
          <text:p text:style-name="P42">Set the Python profile: <text:span text:style-name="T239">source activate base</text:span></text:p>
        </text:list-item>
        <text:list-item>
          <text:p text:style-name="P42">Run Jupyter: <text:span text:style-name="T239">jupyter notebook</text:span></text:p>
        </text:list-item>
        <text:list-item>
          <text:p text:style-name="P54">This will create a key’ed instance of notebook, and auto log you in to a browser.</text:p>
        </text:list-item>
        <text:list-item>
          <text:p text:style-name="P54">From here on, you’ll be in notebook, and won’t type anything directly into the terminal.</text:p>
        </text:list-item>
      </text:list>
      <text:p text:style-name="P15"/>
      <text:p text:style-name="P12">RAVEN</text:p>
      <text:list xml:id="list5147164014802509480" text:style-name="L2">
        <text:list-item>
          <text:p text:style-name="P55">Set the Python profile: <text:span text:style-name="T239">source activate raven_libraries</text:span></text:p>
        </text:list-item>
        <text:list-item>
          <text:p text:style-name="P55">Create your input file (.xml), and set that up. The directory where this .xml sits is your “project directory”</text:p>
        </text:list-item>
        <text:list-item>
          <text:p text:style-name="P124">cd your/project/directory</text:p>
        </text:list-item>
        <text:list-item>
          <text:p text:style-name="P55">run: <text:span text:style-name="T239">~/Codes/raven/raven_framework inputFileName.xml</text:span></text:p>
        </text:list-item>
      </text:list>
      <text:p text:style-name="P29"/>
      <text:p text:style-name="P30">MOOSE</text:p>
      <text:list xml:id="list2564730665432795023" text:style-name="L3">
        <text:list-item>
          <text:p text:style-name="P99"><text:span text:style-name="T1">Set the Python </text:span><text:span text:style-name="T6">profile:</text:span><text:span text:style-name="T244"> source activate </text:span><text:span text:style-name="T245">moose</text:span></text:p>
        </text:list-item>
        <text:list-item>
          <text:p text:style-name="P127">nano ~/.bashrc</text:p>
          <text:list>
            <text:list-item>
              <text:p text:style-name="P57">Remove the # in front of the following lines:<text:line-break/><text:span text:style-name="Source_20_Text"><text:span text:style-name="T353">export CC=mpicc<text:line-break/>export CXX=mpicxx<text:line-break/>export F77=mpif77<text:line-break/>export FC=mpif90<text:line-break/>export PATH=$GCC_HOME/bin:$MPI_HOME/bin:$PATH</text:span></text:span></text:p>
            </text:list-item>
          </text:list>
        </text:list-item>
        <text:list-item>
          <text:p text:style-name="P125"><text:span text:style-name="Source_20_Text"><text:span text:style-name="T239">cd your/project/directory</text:span></text:span></text:p>
        </text:list-item>
        <text:list-item>
          <text:p text:style-name="P125"><text:span text:style-name="Source_20_Text"><text:span text:style-name="T228">Write your script, stork it, write the header and .c file, then run your cases.</text:span></text:span></text:p>
        </text:list-item>
        <text:list-item>
          <text:p text:style-name="P126"><text:span text:style-name="Source_20_Text"><text:span text:style-name="T229">When you are done with MOOSE, you need to again comment out the </text:span></text:span><text:span text:style-name="Source_20_Text"><text:span text:style-name="T233">lines in bashrc</text:span></text:span><text:span text:style-name="Source_20_Text"><text:span text:style-name="T229"> to make sure everything </text:span></text:span><text:span text:style-name="Source_20_Text"><text:span text:style-name="T233">else </text:span></text:span><text:span text:style-name="Source_20_Text"><text:span text:style-name="T229">works </text:span></text:span><text:span text:style-name="Source_20_Text"><text:span text:style-name="T230">(like SageMath </text:span></text:span><text:span text:style-name="Source_20_Text"><text:span text:style-name="T233">or Fortran</text:span></text:span><text:span text:style-name="Source_20_Text"><text:span text:style-name="T230">, for example). These compilers are customized for MOOSE, and pretty much break anything else that needs any of those compilers.</text:span></text:span></text:p>
        </text:list-item>
      </text:list>
      <text:p text:style-name="P1"/>
      <text:p text:style-name="P1"/>
      <text:p text:style-name="P25">Updating things – <text:span text:style-name="T417">Very incomplete. TODO later.</text:span></text:p>
      <text:p text:style-name="P28">Base OS and Packages</text:p>
      <text:list xml:id="list4297371933418163031" text:style-name="L4">
        <text:list-item>
          <text:p text:style-name="P111">When you start up the system, codes registered with the app manager will upgrade via a GUI. This includes the system base code. However, many codes won’t update this way. For the majority of them, you can run the following script:</text:p>
        </text:list-item>
        <text:list-item>
          <text:p text:style-name="P170"><text:span text:style-name="T349">Get updated version lists: </text:span><text:span text:style-name="T239">sudo apt-get update</text:span></text:p>
        </text:list-item>
        <text:list-item>
          <text:p text:style-name="P171"><text:span text:style-name="T349">Perform update: </text:span><text:span text:style-name="T239">sudo apt-get dist-upgrade</text:span></text:p>
        </text:list-item>
      </text:list>
      <text:p text:style-name="P27"/>
      <text:p text:style-name="P28">Anaconda Python Environments</text:p>
      <text:p text:style-name="P19">Anaconda itself is updated using the above. Each environment is updated separately, so you need to activate each one, then update the packages in it. Note: <text:span text:style-name="T348">do not update the RAVEN environment</text:span> unless something on their site says you should. They are particular about what version of the Python packages are used.</text:p>
      <text:list xml:id="list4901690953445195637" text:style-name="L5">
        <text:list-item>
          <text:p text:style-name="P146">conda activate [env]</text:p>
        </text:list-item>
        <text:list-item>
          <text:p text:style-name="P146"><text:soft-page-break/>conda update --all</text:p>
        </text:list-item>
        <text:list-item>
          <text:p text:style-name="P173">Where [env] is the environment. You can see all environments on the system with: <text:span text:style-name="T239">conda env list</text:span></text:p>
        </text:list-item>
        <text:list-item>
          <text:p text:style-name="P112">There are also several programs that were installed via pip, and which need to be updated using pip. Do that with the following command, where [pak] is from the list below: <text:span text:style-name="T239">pip install --upgrade [pak]</text:span></text:p>
          <text:list>
            <text:list-item>
              <text:p text:style-name="P147"/>
            </text:list-item>
          </text:list>
        </text:list-item>
      </text:list>
      <text:p text:style-name="P27"/>
      <text:p text:style-name="P28">RAVEN</text:p>
      <text:list xml:id="list106416920456741336" text:style-name="L6">
        <text:list-item>
          <text:p text:style-name="P148">cd ~/Codes/raven</text:p>
        </text:list-item>
        <text:list-item>
          <text:p text:style-name="P148">git pull</text:p>
        </text:list-item>
        <text:list-item>
          <text:p text:style-name="P113">To compile and and rerun the tests (don’t forget that you need to be in the raven_libraries environment!):</text:p>
        </text:list-item>
        <text:list-item>
          <text:p text:style-name="P148">make</text:p>
        </text:list-item>
        <text:list-item>
          <text:p text:style-name="P148">./run_tests</text:p>
        </text:list-item>
      </text:list>
      <text:p text:style-name="P27"/>
      <text:p text:style-name="P28">MOOSE</text:p>
      <text:list xml:id="list8107448404039314944" text:style-name="L7">
        <text:list-item>
          <text:p text:style-name="P259"><text:span text:style-name="Source_20_Text"><text:span text:style-name="T332">cd ~/Codes/moose</text:span></text:span></text:p>
        </text:list-item>
        <text:list-item>
          <text:p text:style-name="P259"><text:span text:style-name="Source_20_Text"><text:span text:style-name="T326">git fetch origin</text:span></text:span></text:p>
        </text:list-item>
        <text:list-item>
          <text:p text:style-name="P259"><text:span text:style-name="Source_20_Text"><text:span text:style-name="T326">git rebase origin/master</text:span></text:span></text:p>
        </text:list-item>
        <text:list-item>
          <text:p text:style-name="P259"><text:span text:style-name="Source_20_Text"><text:span text:style-name="T326">scripts/update_and_rebuild_libmesh.sh</text:span></text:span></text:p>
        </text:list-item>
        <text:list-item>
          <text:p text:style-name="P259"><text:span text:style-name="Source_20_Text"><text:span text:style-name="T164">Then, if you want to rerun the tests (don’t forget that you need to be in the </text:span></text:span><text:span text:style-name="Source_20_Text"><text:span text:style-name="T165">moose</text:span></text:span><text:span text:style-name="Source_20_Text"><text:span text:style-name="T164"> environment!):</text:span></text:span></text:p>
        </text:list-item>
        <text:list-item>
          <text:p text:style-name="P259"><text:span text:style-name="Source_20_Text"><text:span text:style-name="T326">cd test</text:span></text:span></text:p>
        </text:list-item>
        <text:list-item>
          <text:p text:style-name="P259"><text:span text:style-name="Source_20_Text"><text:span text:style-name="T326">make</text:span></text:span></text:p>
        </text:list-item>
        <text:list-item>
          <text:p text:style-name="P259"><text:span text:style-name="Source_20_Text"><text:span text:style-name="T326">./run_tests</text:span></text:span></text:p>
        </text:list-item>
      </text:list>
      <text:p text:style-name="P38"><text:span text:style-name="Source_20_Text"><text:span text:style-name="T326"/></text:span></text:p>
      <text:p text:style-name="P39"><text:span text:style-name="Source_20_Text"><text:span text:style-name="T333">SageMath</text:span></text:span></text:p>
      <text:list xml:id="list6009336531908414201" text:style-name="L8">
        <text:list-item>
          <text:p text:style-name="P260"><text:span text:style-name="Source_20_Text"><text:span text:style-name="T335">~/Codes/sage/sage –upgrade</text:span></text:span></text:p>
        </text:list-item>
      </text:list>
      <text:p text:style-name="P39"><text:span text:style-name="Source_20_Text"><text:span text:style-name="T335"/></text:span></text:p>
      <text:p text:style-name="P40"><text:span text:style-name="Source_20_Text"><text:span text:style-name="T334">R</text:span></text:span></text:p>
      <text:list xml:id="list6595349607996129736" text:style-name="L9">
        <text:list-item>
          <text:p text:style-name="P261"><text:span text:style-name="Source_20_Text"><text:span text:style-name="T294">sudo -E R</text:span></text:span></text:p>
        </text:list-item>
        <text:list-item>
          <text:p text:style-name="P261"><text:span text:style-name="Source_20_Text"><text:span text:style-name="T294">update.packages()</text:span></text:span></text:p>
        </text:list-item>
      </text:list>
      <text:p text:style-name="P40"><text:span text:style-name="Source_20_Text"><text:span text:style-name="T149"/></text:span></text:p>
      <text:p text:style-name="P41"><text:span text:style-name="Source_20_Text"><text:span text:style-name="T150">FORTRAN</text:span></text:span></text:p>
      <text:list xml:id="list5912393601708377580" text:style-name="L10">
        <text:list-item>
          <text:p text:style-name="P262"><text:span text:style-name="Source_20_Text"><text:span text:style-name="T150"/></text:span></text:p>
        </text:list-item>
      </text:list>
      <text:p text:style-name="P41"><text:span text:style-name="Source_20_Text"><text:span text:style-name="T150"/></text:span></text:p>
      <text:p text:style-name="P41"><text:span text:style-name="Source_20_Text"><text:span text:style-name="T150">Octave</text:span></text:span></text:p>
      <text:list xml:id="list2476188088697282630" text:style-name="L11">
        <text:list-item>
          <text:p text:style-name="P263"><text:span text:style-name="Source_20_Text"><text:span text:style-name="T151">Start your script with the following to make everything appear nicely in the terminal/Jupyter: </text:span></text:span><text:span text:style-name="Source_20_Text"><text:span text:style-name="T337">graphics_toolkit("gnuplot")</text:span></text:span></text:p>
        </text:list-item>
        <text:list-item>
          <text:p text:style-name="P263"><text:span text:style-name="Source_20_Text"><text:span text:style-name="T151"/></text:span></text:p>
        </text:list-item>
      </text:list>
      <text:p text:style-name="P41"><text:span text:style-name="Source_20_Text"><text:span text:style-name="T150"/></text:span></text:p>
      <text:p text:style-name="P41"><text:span text:style-name="Source_20_Text"><text:span text:style-name="T150">Scilab</text:span></text:span></text:p>
      <text:list xml:id="list5377092419445138761" text:style-name="L12">
        <text:list-item>
          <text:p text:style-name="P264"><text:span text:style-name="Source_20_Text"><text:span text:style-name="T150"/></text:span></text:p>
        </text:list-item>
      </text:list>
      <text:p text:style-name="P41"><text:span text:style-name="Source_20_Text"><text:span text:style-name="T150"/></text:span></text:p>
      <text:p text:style-name="P41"><text:span text:style-name="Source_20_Text"><text:span text:style-name="T150">bash</text:span></text:span></text:p>
      <text:list xml:id="list5696990670956246671" text:style-name="L13">
        <text:list-item>
          <text:p text:style-name="P265"><text:span text:style-name="Source_20_Text"><text:span text:style-name="T150"/></text:span></text:p>
        </text:list-item>
      </text:list>
      <text:p text:style-name="P41"><text:span text:style-name="Source_20_Text"><text:span text:style-name="T150"/></text:span></text:p>
      <text:p text:style-name="P41"><text:span text:style-name="Source_20_Text"><text:span text:style-name="T150">Gnuplot</text:span></text:span></text:p>
      <text:list xml:id="list7822314954882419665" text:style-name="L14">
        <text:list-item>
          <text:p text:style-name="P266"><text:span text:style-name="Source_20_Text"><text:span text:style-name="T150"/></text:span></text:p>
        </text:list-item>
      </text:list>
      <text:p text:style-name="P41"><text:span text:style-name="Source_20_Text"><text:span text:style-name="T150"/></text:span></text:p>
      <text:p text:style-name="P41"><text:span text:style-name="Source_20_Text"><text:span text:style-name="T150">Perl</text:span></text:span></text:p>
      <text:list xml:id="list4627772743644271783" text:style-name="L15">
        <text:list-item>
          <text:p text:style-name="P267"><text:span text:style-name="Source_20_Text"><text:span text:style-name="T150"/></text:span></text:p>
        </text:list-item>
      </text:list>
      <text:p text:style-name="P41"><text:span text:style-name="Source_20_Text"><text:span text:style-name="T150"/></text:span></text:p>
      <text:p text:style-name="P41"><text:span text:style-name="Source_20_Text"><text:span text:style-name="T150">Haskell</text:span></text:span></text:p>
      <text:list xml:id="list5888277173239561840" text:style-name="L16">
        <text:list-item>
          <text:p text:style-name="P268"><text:span text:style-name="Source_20_Text"><text:span text:style-name="T150"/></text:span></text:p>
        </text:list-item>
      </text:list>
      <text:p text:style-name="P41"><text:span text:style-name="Source_20_Text"><text:span text:style-name="T150"/></text:span></text:p>
      <text:p text:style-name="P41"><text:soft-page-break/><text:span text:style-name="Source_20_Text"><text:span text:style-name="T150">Ruby</text:span></text:span></text:p>
      <text:list xml:id="list7739151166343322904" text:style-name="L17">
        <text:list-item>
          <text:p text:style-name="P269"><text:span text:style-name="Source_20_Text"><text:span text:style-name="T150"/></text:span></text:p>
        </text:list-item>
      </text:list>
      <text:p text:style-name="P41"><text:span text:style-name="Source_20_Text"><text:span text:style-name="T150"/></text:span></text:p>
      <text:p text:style-name="P41"><text:span text:style-name="Source_20_Text"><text:span text:style-name="T150">C++</text:span></text:span></text:p>
      <text:list xml:id="list6263770672211039886" text:style-name="L18">
        <text:list-item>
          <text:p text:style-name="P270"><text:span text:style-name="Source_20_Text"><text:span text:style-name="T150"/></text:span></text:p>
        </text:list-item>
      </text:list>
      <text:p text:style-name="P41"><text:span text:style-name="Source_20_Text"><text:span text:style-name="T150"/></text:span></text:p>
      <text:p text:style-name="P41"><text:span text:style-name="Source_20_Text"><text:span text:style-name="T150">C#</text:span></text:span></text:p>
      <text:list xml:id="list8381982878411223052" text:style-name="L19">
        <text:list-item>
          <text:p text:style-name="P271"><text:span text:style-name="Source_20_Text"><text:span text:style-name="T192"/></text:span></text:p>
        </text:list-item>
      </text:list>
      <text:p text:style-name="P39"><text:span text:style-name="Source_20_Text"><text:span text:style-name="T335"/></text:span></text:p>
      <text:p text:style-name="P39"><text:span text:style-name="Source_20_Text"><text:span text:style-name="T335"/></text:span></text:p>
      <text:p text:style-name="P23">Install procedure</text:p>
      <text:p text:style-name="P6">This is installed using the ubuntu-16.04.4-desktop-amd64 image.</text:p>
      <text:p text:style-name="P6">Create a new virtual box. Give it 4<text:span text:style-name="T365">+</text:span> GB of ram, 250 or so GB of hard drive space. Install Ubuntu normally. <text:span text:style-name="T365">My full settings (Section → Tab). I only will note what I changed:</text:span></text:p>
      <text:list xml:id="list2801326242215069180" text:style-name="L20">
        <text:list-item>
          <text:p text:style-name="P177">General</text:p>
          <text:list>
            <text:list-item>
              <text:p text:style-name="P179">Basic<text:span text:style-name="T1"> - Name: Nuke Box, Type: Linux, Version: Ubuntu (64-bit)</text:span></text:p>
            </text:list-item>
            <text:list-item>
              <text:p text:style-name="P179">Advanced<text:span text:style-name="T1"> – Shapshot Folder: [default], Shared Clipboard and Drag’n’Drop: Bidirectional</text:span></text:p>
            </text:list-item>
            <text:list-item>
              <text:p text:style-name="P176"><text:span text:style-name="T55">Description</text:span><text:span text:style-name="T23"> – </text:span><text:span text:style-name="T1">A programming/simulation box with multiple languages and a host of open-sourse or free coding tools, complete with a text file documenting the whole setup process.</text:span></text:p>
            </text:list-item>
            <text:list-item>
              <text:p text:style-name="P196"><text:span text:style-name="T52">Disk Encryption</text:span><text:span text:style-name="T1"> – leave disabled</text:span></text:p>
            </text:list-item>
          </text:list>
        </text:list-item>
        <text:list-item>
          <text:p text:style-name="P178">System</text:p>
          <text:list>
            <text:list-item>
              <text:p text:style-name="P197"><text:span text:style-name="T366">Motherboard</text:span><text:span text:style-name="T367"> – Base Memory: 4096+ MB (multiples of 1024), Boot Order: remove floppy, Chipset: ICH9 [because it’s more modern, and is supposed to run a little smoother], Pointing Device: PS/2 Mouse, Extended: (checked) Enable I/O APIC, Hardware Clock in UTC Time</text:span></text:p>
            </text:list-item>
            <text:list-item>
              <text:p text:style-name="P197"><text:span text:style-name="T366">Processor</text:span><text:span text:style-name="T367"> – Processor(s): 4+, Exicution Cap: 95%, leave PAE/NX off.</text:span></text:p>
            </text:list-item>
            <text:list-item>
              <text:p text:style-name="P197"><text:span text:style-name="T366">Acceleration</text:span><text:span text:style-name="T367"> – Paravirtualization Interface: Default, Hardware stuff checked [default]</text:span></text:p>
            </text:list-item>
          </text:list>
        </text:list-item>
        <text:list-item>
          <text:p text:style-name="P178">Display</text:p>
          <text:list>
            <text:list-item>
              <text:p text:style-name="P197"><text:span text:style-name="T366">Screen</text:span><text:span text:style-name="T367"> – Video Memory: 32. Do not Accelerate (caused me problems)</text:span></text:p>
            </text:list-item>
            <text:list-item>
              <text:p text:style-name="P178">No other changes.</text:p>
            </text:list-item>
          </text:list>
        </text:list-item>
        <text:list-item>
          <text:p text:style-name="P178">Storage</text:p>
          <text:list>
            <text:list-item>
              <text:p text:style-name="P178">Controller: changed Type: ICH6 [again, supposedly newer and has more options]</text:p>
            </text:list-item>
            <text:list-item>
              <text:p text:style-name="P178">Insert Ubuntu install disk into virtual disk drive here</text:p>
            </text:list-item>
          </text:list>
        </text:list-item>
        <text:list-item>
          <text:p text:style-name="P178">No changes to audio, network, serial ports, usb, user interface</text:p>
        </text:list-item>
        <text:list-item>
          <text:p text:style-name="P178">Shared Folders</text:p>
          <text:list>
            <text:list-item>
              <text:p text:style-name="P178">I have a school folder that I added here after I had installed Guest Additions. Sometimes it acts funny if you connect it before this. Make sure to check auto-mount when you add one. You can have more than one.</text:p>
            </text:list-item>
          </text:list>
        </text:list-item>
      </text:list>
      <text:p text:style-name="P6"/>
      <text:p text:style-name="P35">We are now going to install the following things:</text:p>
      <text:p text:style-name="P5">Core programs</text:p>
      <text:section text:style-name="Sect1" text:name="Section1">
        <text:list xml:id="list135987123669582848" text:style-name="L21">
          <text:list-item>
            <text:p text:style-name="P199">VirtualBox Guest Additions</text:p>
          </text:list-item>
          <text:list-item>
            <text:p text:style-name="P199">Anaconda</text:p>
          </text:list-item>
        </text:list>
      </text:section>
      <text:p text:style-name="P35"/>
      <text:p text:style-name="P36">Languages and Jupyter kernels; note that we’ll also install separate IDEs for most of these</text:p>
      <text:section text:style-name="Sect1" text:name="Section2">
        <text:list xml:id="list5613052427181098114" text:style-name="L22">
          <text:list-item>
            <text:p text:style-name="P206">Python 2.7</text:p>
          </text:list-item>
          <text:list-item>
            <text:p text:style-name="P206">SageMath</text:p>
          </text:list-item>
          <text:list-item>
            <text:p text:style-name="P206">Machine Learning <text:span text:style-name="T404">(py)</text:span></text:p>
          </text:list-item>
          <text:list-item>
            <text:p text:style-name="P206">R</text:p>
          </text:list-item>
          <text:list-item>
            <text:p text:style-name="P207">Gnuplot</text:p>
          </text:list-item>
          <text:list-item>
            <text:p text:style-name="P207">Scilab</text:p>
          </text:list-item>
          <text:list-item>
            <text:p text:style-name="P206">Octave</text:p>
          </text:list-item>
          <text:list-item>
            <text:p text:style-name="P208">bash</text:p>
          </text:list-item>
          <text:list-item>
            <text:p text:style-name="P208">Ruby</text:p>
          </text:list-item>
          <text:list-item>
            <text:p text:style-name="P206">Perl</text:p>
          </text:list-item>
          <text:list-item>
            <text:p text:style-name="P206">C</text:p>
          </text:list-item>
          <text:list-item>
            <text:p text:style-name="P206">C++</text:p>
          </text:list-item>
          <text:list-item>
            <text:p text:style-name="P209">Julia</text:p>
          </text:list-item>
          <text:list-item>
            <text:p text:style-name="P208">Fortran</text:p>
          </text:list-item>
          <text:list-item>
            <text:p text:style-name="P206">Lisp</text:p>
          </text:list-item>
          <text:list-item>
            <text:p text:style-name="P206">Haskell</text:p>
          </text:list-item>
          <text:list-item>
            <text:p text:style-name="P209">BeakerX, which includes:</text:p>
            <text:list>
              <text:list-item>
                <text:p text:style-name="P209">Clojure</text:p>
              </text:list-item>
              <text:list-item>
                <text:p text:style-name="P209">Groovy</text:p>
              </text:list-item>
              <text:list-item>
                <text:p text:style-name="P209">Java</text:p>
              </text:list-item>
              <text:list-item>
                <text:p text:style-name="P209">Kotlin</text:p>
              </text:list-item>
              <text:list-item>
                <text:p text:style-name="P209">SQL</text:p>
              </text:list-item>
              <text:list-item>
                <text:p text:style-name="P209">Scala</text:p>
              </text:list-item>
            </text:list>
          </text:list-item>
        </text:list>
      </text:section>
      <text:p text:style-name="P195"><text:span text:style-name="T163"/></text:p>
      <text:p text:style-name="P35"/>
      <text:p text:style-name="P35"><text:soft-page-break/><text:span text:style-name="T415">Text editors / </text:span>IDEs </text:p>
      <text:section text:style-name="Sect1" text:name="Section3">
        <text:list xml:id="list181138624549666113" text:style-name="L23">
          <text:list-item>
            <text:p text:style-name="P200">Atom – <text:span text:style-name="T416">with ide plugin</text:span></text:p>
          </text:list-item>
          <text:list-item>
            <text:p text:style-name="P200">Sublime – <text:span text:style-name="T416">with linter</text:span></text:p>
          </text:list-item>
          <text:list-item>
            <text:p text:style-name="P210">VIM (spf13)</text:p>
          </text:list-item>
          <text:list-item>
            <text:p text:style-name="P210">Code::Blocks</text:p>
          </text:list-item>
          <text:list-item>
            <text:p text:style-name="P210">Eclipse</text:p>
          </text:list-item>
          <text:list-item>
            <text:p text:style-name="P201">Spyder</text:p>
          </text:list-item>
          <text:list-item>
            <text:p text:style-name="P201">Rstudio</text:p>
          </text:list-item>
        </text:list>
      </text:section>
      <text:p text:style-name="P35"/>
      <text:p text:style-name="P35">CFD/FEA <text:span text:style-name="T373">simulation tools</text:span></text:p>
      <text:section text:style-name="Sect1" text:name="Section4">
        <text:list xml:id="list107396994094457170" text:style-name="L24">
          <text:list-item>
            <text:p text:style-name="P202"><text:span text:style-name="T374">O</text:span>penFOAM - CFD</text:p>
          </text:list-item>
          <text:list-item>
            <text:p text:style-name="P202"><text:span text:style-name="T374">V</text:span>isual-<text:span text:style-name="T374">CFD</text:span> – <text:span text:style-name="T374">GUI </text:span>for <text:span text:style-name="T374">O</text:span>penFOAM</text:p>
          </text:list-item>
          <text:list-item>
            <text:p text:style-name="P202"><text:span text:style-name="T374">SU</text:span>2 - CFD</text:p>
          </text:list-item>
          <text:list-item>
            <text:p text:style-name="P202">Code_Aster - FEA</text:p>
          </text:list-item>
          <text:list-item>
            <text:p text:style-name="P202">Code_Aster GUI - <text:span text:style-name="T374">GUI</text:span> for Code Aster</text:p>
          </text:list-item>
          <text:list-item>
            <text:p text:style-name="P202">Salome - <text:span text:style-name="T374">GUI</text:span> for many codes</text:p>
          </text:list-item>
          <text:list-item>
            <text:p text:style-name="P202"><text:span text:style-name="T374">S</text:span>im<text:span text:style-name="T374">S</text:span>cale <text:span text:style-name="T374">notes</text:span> Web based</text:p>
          </text:list-item>
        </text:list>
      </text:section>
      <text:p text:style-name="P35"/>
      <text:p text:style-name="P35">Nuclear <text:span text:style-name="T374">simulation tools</text:span></text:p>
      <text:section text:style-name="Sect2" text:name="Section5">
        <text:list xml:id="list8510934057878589034" text:style-name="L25">
          <text:list-item>
            <text:p text:style-name="P203">OpenMC - MIT's neutronics code</text:p>
          </text:list-item>
          <text:list-item>
            <text:p text:style-name="P203">DRAGON - some French guy's <text:a xlink:type="simple" xlink:href="http://www.polymtl.ca/merlin/version5.htm" text:style-name="Internet_20_link" text:visited-style-name="Visited_20_Internet_20_Link">neutronics</text:a> code</text:p>
          </text:list-item>
        </text:list>
      </text:section>
      <text:p text:style-name="P35"><text:s text:c="2"/></text:p>
      <text:p text:style-name="P35">Other <text:span text:style-name="T374">useful programs</text:span></text:p>
      <text:section text:style-name="Sect1" text:name="Section6">
        <text:list xml:id="list3512111601997305637" text:style-name="L26">
          <text:list-item>
            <text:p text:style-name="P204">Mendeley - ref manager</text:p>
          </text:list-item>
          <text:list-item>
            <text:p text:style-name="P204">Zotero - ref manager</text:p>
          </text:list-item>
          <text:list-item>
            <text:p text:style-name="P204">RAVEN – <text:span text:style-name="T374">parametric and probabilistic analysis, program flow manager</text:span></text:p>
          </text:list-item>
          <text:list-item>
            <text:p text:style-name="P204">MOOSE – <text:span text:style-name="T374">Coupled equation multiphysics simulation and visualization</text:span></text:p>
          </text:list-item>
        </text:list>
      </text:section>
      <text:p text:style-name="P6"/>
      <text:p text:style-name="P37">Ready? Let’s go!</text:p>
      <text:p text:style-name="P37"/>
      <text:p text:style-name="P6"><text:span text:style-name="T52">Install VirtualBox </text:span><text:span text:style-name="T53">G</text:span><text:span text:style-name="T52">uest </text:span><text:span text:style-name="T53">A</text:span><text:span text:style-name="T52">dditions</text:span></text:p>
      <text:p text:style-name="P7">The VirtualBox Guest Additions is a toolkit that lets you copy-paste text to and from the guest system, drag files into and out of the guest system, and access shared folders between the guest and host systems. To do the latter, the current user needs to be added to the vboxsf user group, so don’t forget that.</text:p>
      <text:list xml:id="list4927349151397507264" text:style-name="L27">
        <text:list-item>
          <text:p text:style-name="P214">Grab the kernel headers: <text:span text:style-name="T239">sudo apt-get install linux-headers-generic</text:span></text:p>
        </text:list-item>
        <text:list-item>
          <text:p text:style-name="P211"><text:span text:style-name="T51">Vbox menu “Devices→Insert Guest Additions CD image...”, then select Run. Let it work</text:span><text:span text:style-name="T62">.</text:span><text:span text:style-name="Source_20_Text"><text:span text:style-name="T62"> An alternative if needed (</text:span></text:span><text:a xlink:type="simple" xlink:href="https://superuser.com/questions/1268741/virtualbox-ubuntu-guest-additions-not-installing-modprobe-vboxsf-failed" text:style-name="Internet_20_link" text:visited-style-name="Visited_20_Internet_20_Link"><text:span text:style-name="Source_20_Text"><text:span text:style-name="T62">source</text:span></text:span></text:a><text:span text:style-name="Source_20_Text"><text:span text:style-name="T62">)</text:span></text:span></text:p>
        </text:list-item>
        <text:list-item>
          <text:p text:style-name="P215">Reboot</text:p>
        </text:list-item>
        <text:list-item>
          <text:p text:style-name="P212"><text:span text:style-name="T238">After reboot: </text:span><text:span text:style-name="Source_20_Text">sudo usermod --append --groups vboxsf </text:span><text:span text:style-name="Source_20_Text"><text:span text:style-name="T238">jordan</text:span></text:span></text:p>
        </text:list-item>
        <text:list-item>
          <text:p text:style-name="P213"><text:span text:style-name="Source_20_Text"><text:span text:style-name="T234">Register the user group change by logging out and logging back in.</text:span></text:span></text:p>
        </text:list-item>
      </text:list>
      <text:p text:style-name="P6"/>
      <text:p text:style-name="P3">Create directory for all the installed stuff <text:span text:style-name="T370">and to work out of</text:span></text:p>
      <text:p text:style-name="P32">Things like to be put wherever, <text:span text:style-name="T370">often at root</text:span>. <text:span text:style-name="T370">This looks really untity to me; </text:span>I like them <text:span text:style-name="T370">collected </text:span>in one place. So, I made a Codes directory in my home folder to hold all the different codes. RAVEN and MOOSE will suggest the folder be called projects instead. Either way. <text:span text:style-name="T370">Basically anything we build will go there.</text:span></text:p>
      <text:list xml:id="list2996323564740036836" text:style-name="L28">
        <text:list-item>
          <text:p text:style-name="P154"><text:span text:style-name="T370">m</text:span>kdir <text:span text:style-name="T370">~/</text:span>Codes</text:p>
        </text:list-item>
      </text:list>
      <text:p text:style-name="P34">I also recommend that you create a directory for your work files, ie your code and simulation project files. I chose the one below:</text:p>
      <text:list xml:id="list2683681102261049161" text:style-name="L29">
        <text:list-item>
          <text:p text:style-name="P155">mkdir ~/Workspace</text:p>
        </text:list-item>
      </text:list>
      <text:p text:style-name="P34"/>
      <text:p text:style-name="P2"><text:span text:style-name="T238">Install </text:span>Anaconda <text:span text:style-name="T238">(Python)</text:span></text:p>
      <text:p text:style-name="P1">Download <text:span text:style-name="T238">version 3.X</text:span> from <text:a xlink:type="simple" xlink:href="https://www.anaconda.com/download/#download" text:style-name="Internet_20_link" text:visited-style-name="Visited_20_Internet_20_Link">https://www.anaconda.com/download/#download</text:a></text:p>
      <text:list xml:id="list3325897679158787584" text:style-name="L30">
        <text:list-item>
          <text:p text:style-name="P216">Run script: <text:span text:style-name="T239">bash ~/Downloads/Anaconda[version]-Linux-x86_64.sh</text:span></text:p>
          <text:list>
            <text:list-item>
              <text:p text:style-name="P216">Change install directory to <text:span text:style-name="T239">~/Codes/</text:span><text:span text:style-name="T312">an</text:span><text:span text:style-name="T239">aconda</text:span></text:p>
            </text:list-item>
            <text:list-item>
              <text:p text:style-name="P216">Install Microsoft V<text:span text:style-name="T321">SCode</text:span>. Why not?</text:p>
            </text:list-item>
          </text:list>
        </text:list-item>
        <text:list-item>
          <text:p text:style-name="P217"><text:span text:style-name="T370">The installer will add Anaconda Python to PATH, but y</text:span>ou need to close and re-open the Window to <text:span text:style-name="T370">register it</text:span></text:p>
        </text:list-item>
        <text:list-item>
          <text:p text:style-name="P218"><text:span text:style-name="T370">After terminal restart, u</text:span>pdate conda: <text:span text:style-name="T239">conda update -n base conda</text:span></text:p>
        </text:list-item>
        <text:list-item>
          <text:p text:style-name="P115">Add the Conda Forge channel <text:span text:style-name="T363">to the bottom of our channel list so we can find packages not in the defaults channel</text:span>:</text:p>
          <text:list>
            <text:list-item>
              <text:p text:style-name="P272"><text:span text:style-name="Source_20_Text"><text:span text:style-name="T298">conda config --</text:span></text:span><text:span text:style-name="Source_20_Text"><text:span text:style-name="T303">append</text:span></text:span><text:span text:style-name="Source_20_Text"><text:span text:style-name="T298"> channels conda-forge</text:span></text:span></text:p>
            </text:list-item>
            <text:list-item>
              <text:p text:style-name="P273"><text:span text:style-name="Source_20_Text"><text:span text:style-name="T298">conda update --all</text:span></text:span></text:p>
            </text:list-item>
          </text:list>
        </text:list-item>
        <text:list-item>
          <text:p text:style-name="P116"><text:soft-page-break/>To create different environments, see Jupyter install below. <text:span text:style-name="T370">The info below tells you how to set up both different Python environments and link them to Jupyter, and also and install multiple programming languages. Total install size for everything below is large: around </text:span><text:span text:style-name="T360">XX – </text:span><text:span text:style-name="T362">12</text:span><text:span text:style-name="T361">.</text:span><text:span text:style-name="T362">2</text:span><text:span text:style-name="T359"> GB.</text:span></text:p>
        </text:list-item>
      </text:list>
      <text:p text:style-name="P1"/>
      <text:p text:style-name="P13">Configuring Jupyter <text:span text:style-name="T375">and Installing All the Development Languages</text:span></text:p>
      <text:p text:style-name="P33"><text:span text:style-name="T102">I wanted </text:span><text:span text:style-name="T64">to stuff Jupyter with ALL the kernels. With the Anaconda install above, we already have a Python 3 environment ready to go. </text:span><text:span text:style-name="T74">For </text:span><text:span text:style-name="T102">the rest, </text:span><text:span text:style-name="T101">if you’ve installed MOOSE, </text:span><text:span text:style-name="T74">first comment out the MOOSE compiler information (see MOOSE under the How to Run section) </text:span><text:span text:style-name="T101">to avoid problems</text:span><text:span text:style-name="T74">.</text:span></text:p>
      <text:p text:style-name="P20"><text:span text:style-name="T3">N</text:span><text:span text:style-name="T1">ote that Jupyter Notebook will start in the current directory, and treat that directory as home (so you can drill deeper into folders, but it’s hard to go up above the starting directory). </text:span><text:span text:style-name="T24">I suggest you always start it in your workspace (for me, that means I always run:</text:span></text:p>
      <text:list xml:id="list575410393281540286" text:style-name="L31">
        <text:list-item>
          <text:p text:style-name="P128">cd ~/Workspace</text:p>
        </text:list-item>
        <text:list-item>
          <text:p text:style-name="P128"><text:span text:style-name="T235">Start Jupyter notebook:</text:span><text:span text:style-name="T371"> </text:span>jupyter notebook</text:p>
        </text:list-item>
      </text:list>
      <text:p text:style-name="P13"><text:span text:style-name="T21">For kernels, </text:span><text:span text:style-name="T29">I’ll put the kernel we’re adding, then about how much extra space that adds (remembering that the value includes the ADDITIONAL prereqs we needed to install), and then go step-by-step on what to install. We’ll begin by adding a Python 2.7 environment (in this case, the system’s install).</text:span></text:p>
      <text:list xml:id="list9111823271205302391" text:style-name="L32">
        <text:list-item>
          <text:p text:style-name="P219"><text:span text:style-name="T203">Python 2.7 </text:span><text:span text:style-name="T217">(~0.0 GB. A new environment should be ~0.6-1.5 GB)</text:span><text:span text:style-name="T203"> –</text:span><text:span text:style-name="T64"> </text:span><text:span text:style-name="T103">Sometimes <text:s/>code requires the older version of python, so we’ll put it in. </text:span><text:span text:style-name="T104">We want </text:span><text:span text:style-name="T105">to be able to run this without changing our environment, so we’ll use the system’s python2 install. </text:span><text:span text:style-name="T103">Source – </text:span><text:a xlink:type="simple" xlink:href="https://ipython.readthedocs.io/en/latest/install/kernel_install.html" text:style-name="Internet_20_link" text:visited-style-name="Visited_20_Internet_20_Link"><text:span text:style-name="T103">iPython docs</text:span></text:a></text:p>
          <text:list>
            <text:list-item>
              <text:p text:style-name="P156">python2 -m pip install --user ipykernel</text:p>
            </text:list-item>
            <text:list-item>
              <text:p text:style-name="P156">python2 -m ipykernel install --user</text:p>
            </text:list-item>
            <text:list-item>
              <text:p text:style-name="P117">If you don’t have pip for python2, then you need to <text:span text:style-name="T364">first </text:span>run:</text:p>
              <text:list>
                <text:list-item>
                  <text:p text:style-name="P157">sudo apt-get install python-pip</text:p>
                </text:list-item>
                <text:list-item>
                  <text:p text:style-name="P156">python2 -m pip install --upgrade pip</text:p>
                </text:list-item>
              </text:list>
            </text:list-item>
            <text:list-item>
              <text:p text:style-name="P118">That’s it! Python2 is now registered in Jupyter using our base install! <text:span text:style-name="T372">Alternately, you could create a python2 environment using conda, and after its registered use the path to that python to install the ipykernel, but I didn’t want that much redundancy.</text:span></text:p>
            </text:list-item>
          </text:list>
        </text:list-item>
        <text:list-item>
          <text:p text:style-name="P119"><text:span text:style-name="T52">Machine Learning </text:span><text:span text:style-name="T56">(</text:span><text:span text:style-name="T57">~0.6 GB</text:span><text:span text:style-name="T56">)</text:span><text:span text:style-name="T52"> – </text:span><text:span text:style-name="T1">Most machine learning is done with Google’s tensorflow, so we’ll just install that the standard way. This requires that we use a different environment, and we’ll have to tweak the kernelspec so that we get it to show up as machine learning. Source – </text:span><text:a xlink:type="simple" xlink:href="https://www.tensorflow.org/install/install_linux#InstallingAnaconda" text:style-name="Internet_20_link" text:visited-style-name="Visited_20_Internet_20_Link"><text:span text:style-name="T1">Tensorflow.org</text:span></text:a></text:p>
          <text:list>
            <text:list-item>
              <text:p text:style-name="P220"><text:span text:style-name="T103">Create </text:span><text:span text:style-name="T106">an </text:span><text:span text:style-name="T103">environment </text:span><text:span text:style-name="T106">for machine learning named machlearn </text:span><text:span text:style-name="T107">with ipykernel so we can hook it to Jupyter</text:span><text:span text:style-name="T103">: </text:span></text:p>
              <text:list>
                <text:list-item>
                  <text:p text:style-name="P220"><text:span text:style-name="T240">conda create -n </text:span><text:span text:style-name="T274">machlearn</text:span><text:span text:style-name="T240"> pip </text:span><text:span text:style-name="T275">ipykernel</text:span><text:span text:style-name="T240"> python=</text:span><text:span text:style-name="T274">3.6</text:span></text:p>
                </text:list-item>
                <text:list-item>
                  <text:p text:style-name="P129">source activate machlearn</text:p>
                </text:list-item>
              </text:list>
            </text:list-item>
            <text:list-item>
              <text:p text:style-name="P239"><text:span text:style-name="T63">Check that you’ve switched:</text:span><text:span text:style-name="T240"> which pip </text:span><text:span text:style-name="T63">(should return something in ~/Codes/anaconda)</text:span></text:p>
            </text:list-item>
            <text:list-item>
              <text:p text:style-name="P239"><text:span text:style-name="T63">Install machine learning environment (go get the current one for python 3.6 or whichever version you picked and CPU only from </text:span><text:a xlink:type="simple" xlink:href="https://www.tensorflow.org/install/install_linux#the_url_of_the_tensorflow_python_package" text:style-name="Internet_20_link" text:visited-style-name="Visited_20_Internet_20_Link"><text:span text:style-name="T63">here</text:span></text:a><text:span text:style-name="T63">): </text:span><text:span text:style-name="T240">pip install --ignore-installed --upgrade https://storage.googleapis.com/tensorflow/linux/cpu/tensorflow-1.8.0-cp36-cp36m-linux_x86_64.whl</text:span></text:p>
            </text:list-item>
            <text:list-item>
              <text:p text:style-name="P120"><text:span text:style-name="T1">Install keras (deep learning code). Source – </text:span><text:a xlink:type="simple" xlink:href="https://keras.io/#installation" text:style-name="Internet_20_link" text:visited-style-name="Visited_20_Internet_20_Link"><text:span text:style-name="T1">keras.io</text:span></text:a></text:p>
              <text:list>
                <text:list-item>
                  <text:p text:style-name="P120"><text:span text:style-name="T1">Get HDF5 and h5py to save Keras models to disk. </text:span><text:span text:style-name="T28">Sources – </text:span><text:a xlink:type="simple" xlink:href="https://stackoverflow.com/questions/31719451/install-hdf5-and-pytables-in-ubuntu?utm_medium=organic&amp;utm_source=google_rich_qa&amp;utm_campaign=google_rich_qa" text:style-name="Internet_20_link" text:visited-style-name="Visited_20_Internet_20_Link"><text:span text:style-name="T28">Stack Overflow</text:span></text:a><text:span text:style-name="T28">, </text:span><text:a xlink:type="simple" xlink:href="http://docs.h5py.org/en/latest/build.html#pre-built-installation-recommended" text:style-name="Internet_20_link" text:visited-style-name="Visited_20_Internet_20_Link"><text:span text:style-name="T28">h5py.org</text:span></text:a></text:p>
                  <text:list>
                    <text:list-item>
                      <text:p text:style-name="P130">sudo apt-get install libhdf5-serial-dev</text:p>
                    </text:list-item>
                    <text:list-item>
                      <text:p text:style-name="P130">pip install h5py</text:p>
                    </text:list-item>
                  </text:list>
                </text:list-item>
                <text:list-item>
                  <text:p text:style-name="P120"><text:span text:style-name="T1">Get </text:span><text:span text:style-name="T27">graphviz and pydot for visualization. </text:span><text:span text:style-name="T28">Sources – </text:span><text:a xlink:type="simple" xlink:href="https://askubuntu.com/questions/917030/how-to-install-pydot-and-graphviz?utm_medium=organic&amp;utm_source=google_rich_qa&amp;utm_campaign=google_rich_qa" text:style-name="Internet_20_link" text:visited-style-name="Visited_20_Internet_20_Link"><text:span text:style-name="T28">AskUbuntu forum</text:span></text:a><text:span text:style-name="T28">, </text:span><text:a xlink:type="simple" xlink:href="https://github.com/erocarrera/pydot" text:style-name="Internet_20_link" text:visited-style-name="Visited_20_Internet_20_Link"><text:span text:style-name="T28">Pydot GitHub</text:span></text:a></text:p>
                  <text:list>
                    <text:list-item>
                      <text:p text:style-name="P131">sudo apt-get install graphviz</text:p>
                    </text:list-item>
                    <text:list-item>
                      <text:p text:style-name="P131">pip install pydot</text:p>
                    </text:list-item>
                  </text:list>
                </text:list-item>
                <text:list-item>
                  <text:p text:style-name="P58">Finally, install keras</text:p>
                  <text:list>
                    <text:list-item>
                      <text:p text:style-name="P131">pip install keras</text:p>
                    </text:list-item>
                  </text:list>
                </text:list-item>
              </text:list>
            </text:list-item>
            <text:list-item>
              <text:p text:style-name="P121"><text:span text:style-name="T1">Install scikitlearn (datamining and data analysis, visualization tools). Source – </text:span><text:a xlink:type="simple" xlink:href="http://scikit-learn.org/stable/install.html" text:style-name="Internet_20_link" text:visited-style-name="Visited_20_Internet_20_Link"><text:span text:style-name="T1">scikit-learn.org</text:span></text:a></text:p>
              <text:list>
                <text:list-item>
                  <text:p text:style-name="P132">conda install numpy scipy scikit-learn</text:p>
                </text:list-item>
              </text:list>
            </text:list-item>
            <text:list-item>
              <text:p text:style-name="P59">Install it in Jupyter: <text:span text:style-name="T314">python -</text:span><text:span text:style-name="T313">m </text:span><text:span text:style-name="T239">ipykernel install --user --nam</text:span><text:span text:style-name="T320">- System design and instrumentation specialist, Sustainable Energy Solutions</text:span><text:span text:style-name="T239">e machlearn --display-name "Machine Learning (</text:span><text:span text:style-name="T313">TF, keras, scikit-learn</text:span><text:span text:style-name="T239">)"</text:span></text:p>
            </text:list-item>
            <text:list-item>
              <text:p text:style-name="P61"><text:soft-page-break/>I also grabbed the three logos and cooked up my own that includes all 3 main codes. That’s in the Gifts folder on the desktop.</text:p>
            </text:list-item>
            <text:list-item>
              <text:p text:style-name="P60">Test it from base environment:</text:p>
              <text:list>
                <text:list-item>
                  <text:p text:style-name="P133">source activate base</text:p>
                </text:list-item>
                <text:list-item>
                  <text:p text:style-name="P133">cd ~/Workspaces</text:p>
                </text:list-item>
                <text:list-item>
                  <text:p text:style-name="P133">jupyter notebook</text:p>
                </text:list-item>
              </text:list>
            </text:list-item>
          </text:list>
        </text:list-item>
        <text:list-item>
          <text:p text:style-name="P122"><text:span text:style-name="T52">SageMath </text:span><text:span text:style-name="T56">(</text:span><text:span text:style-name="T57">~10.1 GB: </text:span><text:span text:style-name="T58">the tools and </text:span><text:span text:style-name="T57">LaTeX and so forth: </text:span><text:span text:style-name="T58">~2.1 GB</text:span><text:span text:style-name="T57">. SageMath with source code: </text:span><text:span text:style-name="T58">~8 </text:span><text:span text:style-name="T57">GB </text:span><text:span text:style-name="T58">installed after several hours of compiling</text:span><text:span text:style-name="T57">; </text:span><text:span text:style-name="T58">the binary is ~5.6 GB, but may not incorporate LaTeX, tk, etc</text:span><text:span text:style-name="T56">)</text:span><text:span text:style-name="T52"> – </text:span><text:span text:style-name="T54"><text:s/></text:span><text:span text:style-name="T25">A mathematician’s notebook. Basically, it combines powerful scientific python packages with a host of other tools (including LaTeX output) for a beautiful, viable, open-source alternative to Mathematica. </text:span><text:span text:style-name="T14">Sources:</text:span><text:span text:style-name="T54"> </text:span><text:a xlink:type="simple" xlink:href="http://doc.sagemath.org/html/en/installation/source.html" text:style-name="Internet_20_link" text:visited-style-name="Visited_20_Internet_20_Link"><text:span text:style-name="T26">Sage Docs - Install from Source</text:span></text:a><text:span text:style-name="T15"> </text:span><text:a xlink:type="simple" xlink:href="http://doc.sagemath.org/html/en/tutorial/latex.html#sec-system-wide-tex" text:style-name="Internet_20_link" text:visited-style-name="Visited_20_Internet_20_Link"><text:span text:style-name="T26">Sage Docs - TeX Notes</text:span></text:a><text:span text:style-name="T15">, </text:span><text:a xlink:type="simple" xlink:href="https://github.com/sagemath/sage" text:style-name="Internet_20_link" text:visited-style-name="Visited_20_Internet_20_Link"><text:span text:style-name="T15">Sage GitHub</text:span></text:a><text:span text:style-name="T15">, </text:span><text:a xlink:type="simple" xlink:href="http://mirrors-usa.go-parts.com/sage/sagemath/linux/64bit/index.html" text:style-name="Internet_20_link" text:visited-style-name="Visited_20_Internet_20_Link"><text:span text:style-name="T22">alt install method</text:span></text:a></text:p>
          <text:list>
            <text:list-item>
              <text:p text:style-name="P240"><text:span text:style-name="T14">F</text:span><text:span text:style-name="T1">irst, we are going to build from source, because that enables us to roll in LaTeX, tk, ffmpeg, and other support, as well as perhaps making better use of our virtual processors. </text:span><text:span text:style-name="T25">Building takes several hours, so I note that i</text:span><text:span text:style-name="T1">t can also be downloaded as a binary from their website and installed </text:span><text:span text:style-name="T25">(alt install method linkabove)</text:span><text:span text:style-name="T1">, but I’m not sure what exactly it has in it.</text:span></text:p>
            </text:list-item>
            <text:list-item>
              <text:p text:style-name="P221"><text:span text:style-name="T14">D</text:span><text:span text:style-name="T12">ownload </text:span><text:span text:style-name="T2">pre-recs: </text:span><text:span text:style-name="T241">sudo apt-get install binutils gcc </text:span><text:span text:style-name="T273">g++ gfortran </text:span><text:span text:style-name="T241">make m4 perl tar git openssl libssl-dev openssh-server openssh-client</text:span></text:p>
            </text:list-item>
            <text:list-item>
              <text:p text:style-name="P219"><text:span text:style-name="T66">Get bonus codes (these make Jupyter in general and SageMath in particular more awesome. Video and image production codes, and TypeSetting code. </text:span><text:span text:style-name="T67">Sources: </text:span><text:a xlink:type="simple" xlink:href="https://help.ubuntu.com/community/LaTeX" text:style-name="Internet_20_link" text:visited-style-name="Visited_20_Internet_20_Link"><text:span text:style-name="T67">Ubuntu LaTex Docs</text:span></text:a><text:span text:style-name="T67">, </text:span><text:a xlink:type="simple" xlink:href="https://tex.stackexchange.com/questions/134365/installation-of-texlive-full-on-ubuntu-12-04" text:style-name="Internet_20_link" text:visited-style-name="Visited_20_Internet_20_Link"><text:span text:style-name="T68">Stack Exchange</text:span></text:a><text:span text:style-name="T66">):</text:span><text:span text:style-name="T248"> </text:span><text:span text:style-name="T247">sudo apt-get install ffmpeg imagemagick </text:span><text:span text:style-name="Source_20_Text"><text:span text:style-name="T7">ghostscript </text:span></text:span><text:span text:style-name="T247">texlive </text:span><text:span text:style-name="T249">texlive-math-extra </text:span><text:span text:style-name="Source_20_Text"><text:span text:style-name="T253">texlive-xetex </text:span></text:span><text:span text:style-name="Source_20_Text"><text:span text:style-name="T271">tk tk-dev</text:span></text:span></text:p>
            </text:list-item>
            <text:list-item>
              <text:p text:style-name="P180"><text:span text:style-name="T1">clone: </text:span><text:span text:style-name="T240">cd ~/Code</text:span><text:span text:style-name="T246">s</text:span></text:p>
              <text:list>
                <text:list-item>
                  <text:p text:style-name="P134">git clone <text:span text:style-name="T350">https://github.com/sagemath/sage.git</text:span></text:p>
                </text:list-item>
              </text:list>
            </text:list-item>
            <text:list-item>
              <text:p text:style-name="P62">Build it</text:p>
              <text:list>
                <text:list-item>
                  <text:p text:style-name="P219"><text:span text:style-name="Source_20_Text"><text:span text:style-name="T243">cd ~/Codes/</text:span></text:span><text:span text:style-name="Source_20_Text"><text:span text:style-name="T246">sage</text:span></text:span></text:p>
                </text:list-item>
                <text:list-item>
                  <text:p text:style-name="P219"><text:span text:style-name="Source_20_Text"><text:span text:style-name="T250">export SAGE_CHECK="yes"</text:span></text:span></text:p>
                </text:list-item>
                <text:list-item>
                  <text:p text:style-name="P219"><text:span text:style-name="Source_20_Text"><text:span text:style-name="T240">make</text:span></text:span></text:p>
                </text:list-item>
              </text:list>
            </text:list-item>
            <text:list-item>
              <text:p text:style-name="P219"><text:span text:style-name="Source_20_Text"><text:span text:style-name="T72">Change .bashrc back, and add the sage path to the end:</text:span></text:span></text:p>
              <text:list>
                <text:list-item>
                  <text:p text:style-name="P219"><text:span text:style-name="Source_20_Text"><text:span text:style-name="T251">nano ~/.bashrc</text:span></text:span></text:p>
                </text:list-item>
                <text:list-item>
                  <text:p text:style-name="P219"><text:span text:style-name="Source_20_Text"><text:span text:style-name="T72">Remove the # symbols in front of those lines above, and add:</text:span></text:span></text:p>
                  <text:p text:style-name="P219"><text:span text:style-name="Source_20_Text"><text:span text:style-name="T254"># Put Sage</text:span></text:span><text:span text:style-name="Source_20_Text"><text:span text:style-name="T272">Math</text:span></text:span><text:span text:style-name="Source_20_Text"><text:span text:style-name="T254"> in our PATH and expose SageTeX for TeX</text:span></text:span></text:p>
                  <text:p text:style-name="P219"><text:span text:style-name="Source_20_Text"><text:span text:style-name="T255">export SAGE_ROOT=/home/jordan/Codes/sage</text:span></text:span></text:p>
                  <text:p text:style-name="P219"><text:span text:style-name="Source_20_Text"><text:span text:style-name="T255">export PATH=$SAGE_ROOT:$PATH <text:s text:c="13"/></text:span></text:span></text:p>
                  <text:p text:style-name="P219"><text:span text:style-name="Source_20_Text"><text:span text:style-name="T255">export TEXINPUTS=$SAGE_ROOT/local/share/texmf: </text:span></text:span></text:p>
                </text:list-item>
              </text:list>
            </text:list-item>
            <text:list-item>
              <text:p text:style-name="P219"><text:span text:style-name="Source_20_Text"><text:span text:style-name="T69">Add to the Anaconda Jupyter install (</text:span></text:span><text:span text:style-name="Source_20_Text"><text:span text:style-name="T108">Sources: </text:span></text:span><text:a xlink:type="simple" xlink:href="https://ask.sagemath.org/question/32741/integrate-sage-jupyter-notebook-in-anaconda-python-distribution/" text:style-name="Internet_20_link" text:visited-style-name="Visited_20_Internet_20_Link"><text:span text:style-name="Source_20_Text"><text:span text:style-name="T108">Sage forum</text:span></text:span></text:a><text:span text:style-name="Source_20_Text"><text:span text:style-name="T69"> </text:span></text:span><text:span text:style-name="Source_20_Text"><text:span text:style-name="T71">and </text:span></text:span><text:a xlink:type="simple" xlink:href="https://stackoverflow.com/questions/39296020/how-to-install-sagemath-kernel-in-jupyter" text:style-name="Internet_20_link" text:visited-style-name="Visited_20_Internet_20_Link"><text:span text:style-name="Source_20_Text"><text:span text:style-name="T108">Stack Overflow</text:span></text:span></text:a> <text:span text:style-name="T376">discussions on integrating Sage with Jupyter</text:span><text:span text:style-name="Source_20_Text"><text:span text:style-name="T69">):</text:span></text:span></text:p>
              <text:list>
                <text:list-item>
                  <text:p text:style-name="P219"><text:span text:style-name="Source_20_Text"><text:span text:style-name="T252">jupyter kernelspec install --user ~/Codes/sage/local/share/jupyter/kernels/sagemath</text:span></text:span></text:p>
                </text:list-item>
              </text:list>
            </text:list-item>
          </text:list>
        </text:list-item>
        <text:list-item>
          <text:p text:style-name="P222"><text:span text:style-name="Source_20_Text"><text:span text:style-name="T197">R </text:span></text:span><text:span text:style-name="Source_20_Text"><text:span text:style-name="T204">(</text:span></text:span><text:span text:style-name="Source_20_Text"><text:span text:style-name="T205">~0</text:span></text:span><text:span text:style-name="Source_20_Text"><text:span text:style-name="T204">.5 GB)</text:span></text:span><text:span text:style-name="Source_20_Text"><text:span text:style-name="T197"> –</text:span></text:span><text:span text:style-name="Source_20_Text"><text:span text:style-name="T198"> </text:span></text:span><text:span text:style-name="Source_20_Text"><text:span text:style-name="T109">A powerful, common statistical computing and graphics environment. </text:span></text:span><text:span text:style-name="Source_20_Text"><text:span text:style-name="T74">Sources:</text:span></text:span><text:span text:style-name="Source_20_Text"><text:span text:style-name="T198"> </text:span></text:span><text:a xlink:type="simple" xlink:href="https://www.digitalocean.com/community/tutorials/how-to-install-r-on-ubuntu-16-04-2" text:style-name="Internet_20_link" text:visited-style-name="Visited_20_Internet_20_Link"><text:span text:style-name="Source_20_Text"><text:span text:style-name="T74">DigitalOcean</text:span></text:span></text:a><text:span text:style-name="Source_20_Text"><text:span text:style-name="T74"> </text:span></text:span><text:span text:style-name="Source_20_Text"><text:span text:style-name="T76">for base install; </text:span></text:span><text:a xlink:type="simple" xlink:href="https://irkernel.github.io/installation/" text:style-name="Internet_20_link" text:visited-style-name="Visited_20_Internet_20_Link"><text:span text:style-name="Source_20_Text"><text:span text:style-name="T110">irkernel GitHub</text:span></text:span></text:a><text:span text:style-name="Source_20_Text"><text:span text:style-name="T76"> for Jupyter kernel</text:span></text:span></text:p>
          <text:list>
            <text:list-item>
              <text:p text:style-name="P219"><text:span text:style-name="Source_20_Text"><text:span text:style-name="T75">Add key: </text:span></text:span><text:span text:style-name="Source_20_Text"><text:span text:style-name="T16">sudo apt-key adv --keyserver keyserver.ubuntu.com --recv-keys E298A3A825C0D65DFD57CBB651716619E084DAB9</text:span></text:span></text:p>
            </text:list-item>
            <text:list-item>
              <text:p text:style-name="P219"><text:span text:style-name="Source_20_Text"><text:span text:style-name="T75">Add CRAN repo: </text:span></text:span><text:span text:style-name="Source_20_Text"><text:span text:style-name="T16">sudo add-apt-repository 'deb [arch=amd64,i386] https://cran.rstudio.com/bin/linux/ubuntu xenial/'</text:span></text:span></text:p>
            </text:list-item>
            <text:list-item>
              <text:p text:style-name="P279"><text:span text:style-name="Source_20_Text"><text:span text:style-name="T336">sudo apt-get update</text:span></text:span></text:p>
            </text:list-item>
            <text:list-item>
              <text:p text:style-name="P280"><text:span text:style-name="Source_20_Text"><text:span text:style-name="T336">sudo apt-get install r-base </text:span></text:span><text:span text:style-name="Source_20_Text"><text:span text:style-name="T343">libcurl4-openssl-dev</text:span></text:span></text:p>
            </text:list-item>
            <text:list-item>
              <text:p text:style-name="P219"><text:span text:style-name="Source_20_Text"><text:span text:style-name="T79">Make sure that R will be able to find all packages it needs </text:span></text:span><text:span text:style-name="Source_20_Text"><text:span text:style-name="T81">(</text:span></text:span><text:a xlink:type="simple" xlink:href="https://askubuntu.com/questions/210210/pkg-config-path-environment-variable" text:style-name="Internet_20_link" text:visited-style-name="Visited_20_Internet_20_Link"><text:span text:style-name="Source_20_Text"><text:span text:style-name="T81">source</text:span></text:span></text:a><text:span text:style-name="Source_20_Text"><text:span text:style-name="T81">)</text:span></text:span><text:span text:style-name="Source_20_Text"><text:span text:style-name="T79">: </text:span></text:span><text:span text:style-name="Source_20_Text"><text:span text:style-name="T257">nano ~/.bashrc</text:span></text:span></text:p>
              <text:list>
                <text:list-item>
                  <text:p text:style-name="P219"><text:span text:style-name="Source_20_Text"><text:span text:style-name="T79">Add the following lines at the end:</text:span></text:span></text:p>
                  <text:p text:style-name="P223"><text:span text:style-name="Source_20_Text"><text:span text:style-name="T276"># Point R to our .pc files so that it can install properly</text:span></text:span></text:p>
                  <text:p text:style-name="P219"><text:span text:style-name="Source_20_Text"><text:span text:style-name="T257">export PKG_CONFIG_PATH=/home/jordan/Codes/Anaconda/lib/pkgconfig </text:span></text:span></text:p>
                </text:list-item>
              </text:list>
            </text:list-item>
            <text:list-item>
              <text:p text:style-name="P223"><text:span text:style-name="Source_20_Text"><text:span text:style-name="T109">Close and re-open terminal.</text:span></text:span></text:p>
            </text:list-item>
            <text:list-item>
              <text:p text:style-name="P219"><text:span text:style-name="Source_20_Text"><text:span text:style-name="T78">Start R kernel as sudo </text:span></text:span><text:span text:style-name="Source_20_Text"><text:span text:style-name="T80">(so make sure any new user will also have access to it)</text:span></text:span><text:span text:style-name="Source_20_Text"><text:span text:style-name="T256">: </text:span></text:span><text:span text:style-name="Source_20_Text"><text:span text:style-name="T258">sudo -</text:span></text:span><text:span text:style-name="Source_20_Text"><text:span text:style-name="T256">E</text:span></text:span><text:span text:style-name="Source_20_Text"><text:span text:style-name="T258"> </text:span></text:span><text:span text:style-name="Source_20_Text"><text:span text:style-name="T256">R</text:span></text:span></text:p>
            </text:list-item>
            <text:list-item>
              <text:p text:style-name="P158"><text:soft-page-break/>install.packages(c('repr', 'IRdisplay', 'evaluate', 'crayon', 'pbdZMQ', 'devtools', 'uuid', 'digest'))</text:p>
            </text:list-item>
            <text:list-item>
              <text:p text:style-name="P159"><text:span text:style-name="T61">Install optional useful packages:</text:span> install.packages(c(<text:span text:style-name="T377">'</text:span>shiny<text:span text:style-name="T377">'</text:span>, <text:span text:style-name="T377">'ggplot2'</text:span>))</text:p>
            </text:list-item>
            <text:list-item>
              <text:p text:style-name="P158">devtools::install_github('Irkernel/Irkernel')</text:p>
            </text:list-item>
            <text:list-item>
              <text:p text:style-name="P123">Close the R session, and re-open not as sudo</text:p>
              <text:list>
                <text:list-item>
                  <text:p text:style-name="P160">quit()</text:p>
                </text:list-item>
                <text:list-item>
                  <text:p text:style-name="P160">R</text:p>
                </text:list-item>
              </text:list>
            </text:list-item>
            <text:list-item>
              <text:p text:style-name="P274"><text:span text:style-name="Source_20_Text"><text:span text:style-name="T326">IRkernel::installspec()</text:span></text:span></text:p>
            </text:list-item>
          </text:list>
        </text:list-item>
        <text:list-item>
          <text:p text:style-name="P224"><text:span text:style-name="Source_20_Text"><text:span text:style-name="T199">Octave </text:span></text:span><text:span text:style-name="Source_20_Text"><text:span text:style-name="T206">(</text:span></text:span><text:span text:style-name="Source_20_Text"><text:span text:style-name="T207">~0.2 GB</text:span></text:span><text:span text:style-name="Source_20_Text"><text:span text:style-name="T206">)</text:span></text:span><text:span text:style-name="Source_20_Text"><text:span text:style-name="T199"> – </text:span></text:span><text:span text:style-name="Source_20_Text"><text:span text:style-name="T113">A scientific programming language with very MATLAB-esque syntax. It’s often referred to as the open-source MATLAB. Includes visualization tools. </text:span></text:span><text:span text:style-name="Source_20_Text"><text:span text:style-name="T84">Sources: </text:span></text:span><text:a xlink:type="simple" xlink:href="https://github.com/calysto/octave_kernel" text:style-name="Internet_20_link" text:visited-style-name="Visited_20_Internet_20_Link"><text:span text:style-name="Source_20_Text"><text:span text:style-name="T113">octave_kernel GitHub</text:span></text:span></text:a></text:p>
          <text:list>
            <text:list-item>
              <text:p text:style-name="P224"><text:span text:style-name="Source_20_Text"><text:span text:style-name="T83">Install Octave: </text:span></text:span><text:span text:style-name="Source_20_Text"><text:span text:style-name="T261">sudo apt-get install octave</text:span></text:span></text:p>
            </text:list-item>
            <text:list-item>
              <text:p text:style-name="P224"><text:span text:style-name="Source_20_Text"><text:span text:style-name="T90">Install kernel </text:span></text:span><text:span text:style-name="Source_20_Text"><text:span text:style-name="T91">(this </text:span></text:span><text:span text:style-name="Source_20_Text"><text:span text:style-name="T112">also </text:span></text:span><text:span text:style-name="Source_20_Text"><text:span text:style-name="T91">installs metakernel, and registers it with jupyter)</text:span></text:span><text:span text:style-name="Source_20_Text"><text:span text:style-name="T90">:</text:span></text:span></text:p>
              <text:list>
                <text:list-item>
                  <text:p text:style-name="P225"><text:span text:style-name="Source_20_Text"><text:span text:style-name="T122">Dependant package: </text:span></text:span><text:span text:style-name="Source_20_Text"><text:span text:style-name="T262">pip install </text:span></text:span><text:span text:style-name="Source_20_Text"><text:span text:style-name="T277">msgpack</text:span></text:span></text:p>
                </text:list-item>
                <text:list-item>
                  <text:p text:style-name="P225"><text:span text:style-name="Source_20_Text"><text:span text:style-name="T262">pip instal</text:span></text:span><text:span text:style-name="Source_20_Text"><text:span text:style-name="T277">l </text:span></text:span><text:span text:style-name="Source_20_Text"><text:span text:style-name="T262">octave_kernel --user</text:span></text:span></text:p>
                </text:list-item>
              </text:list>
            </text:list-item>
          </text:list>
        </text:list-item>
        <text:list-item>
          <text:p text:style-name="P226"><text:span text:style-name="Source_20_Text"><text:span text:style-name="T197">Gnuplot </text:span></text:span><text:span text:style-name="Source_20_Text"><text:span text:style-name="T205">(</text:span></text:span><text:span text:style-name="Source_20_Text"><text:span text:style-name="T207">&lt;0.1 GB</text:span></text:span><text:span text:style-name="Source_20_Text"><text:span text:style-name="T205">)</text:span></text:span><text:span text:style-name="Source_20_Text"><text:span text:style-name="T111"> </text:span></text:span><text:span text:style-name="Source_20_Text"><text:span text:style-name="T73">– </text:span></text:span><text:span text:style-name="Source_20_Text"><text:span text:style-name="T110">Portable, command-line graphing utility used by Octave and useful by itself. </text:span></text:span><text:span text:style-name="Source_20_Text"><text:span text:style-name="T84">Sources: </text:span></text:span><text:a xlink:type="simple" xlink:href="https://github.com/has2k1/gnuplot_kernel" text:style-name="Internet_20_link" text:visited-style-name="Visited_20_Internet_20_Link"><text:span text:style-name="Source_20_Text"><text:span text:style-name="T110">gnuplot_kernel GitHub</text:span></text:span></text:a></text:p>
          <text:list>
            <text:list-item>
              <text:p text:style-name="P226"><text:span text:style-name="Source_20_Text"><text:span text:style-name="T85">Install gnuplot: </text:span></text:span><text:span text:style-name="Source_20_Text"><text:span text:style-name="T260">sudo apt-get install gnuplot</text:span></text:span></text:p>
            </text:list-item>
            <text:list-item>
              <text:p text:style-name="P226"><text:span text:style-name="Source_20_Text"><text:span text:style-name="T86">Install kernel</text:span></text:span><text:span text:style-name="Source_20_Text"><text:span text:style-name="T85">:</text:span></text:span></text:p>
              <text:list>
                <text:list-item>
                  <text:p text:style-name="P226"><text:span text:style-name="Source_20_Text"><text:span text:style-name="T260">cd ~/Codes/src</text:span></text:span></text:p>
                </text:list-item>
                <text:list-item>
                  <text:p text:style-name="P161"><text:span text:style-name="Source_20_Text"><text:span text:style-name="T240">git clone </text:span></text:span><text:a xlink:type="simple" xlink:href="https://github.com/has2k1/gnuplot_kernel" text:style-name="Internet_20_link" text:visited-style-name="Visited_20_Internet_20_Link"><text:span text:style-name="Source_20_Text"><text:span text:style-name="T260">https://github.com/has2k1/gnuplot_kernel</text:span></text:span></text:a></text:p>
                </text:list-item>
                <text:list-item>
                  <text:p text:style-name="P161"><text:span text:style-name="Source_20_Text"><text:span text:style-name="T260">cd gnuplot_kernel</text:span></text:span></text:p>
                </text:list-item>
                <text:list-item>
                  <text:p text:style-name="P161"><text:span text:style-name="Source_20_Text"><text:span text:style-name="T260">python setup.py build</text:span></text:span></text:p>
                </text:list-item>
                <text:list-item>
                  <text:p text:style-name="P226"><text:span text:style-name="Source_20_Text"><text:span text:style-name="T123">Needs metakernel. Suggested to install it via octave kernel above, then: </text:span></text:span><text:span text:style-name="Source_20_Text"><text:span text:style-name="T260">python setup.py install</text:span></text:span></text:p>
                </text:list-item>
              </text:list>
            </text:list-item>
          </text:list>
        </text:list-item>
        <text:list-item>
          <text:p text:style-name="P226"><text:span text:style-name="Source_20_Text"><text:span text:style-name="T197">Scilab </text:span></text:span><text:span text:style-name="Source_20_Text"><text:span text:style-name="T208">(</text:span></text:span><text:span text:style-name="Source_20_Text"><text:span text:style-name="T209">~0.4</text:span></text:span><text:span text:style-name="Source_20_Text"><text:span text:style-name="T208"> GB) </text:span></text:span><text:span text:style-name="Source_20_Text"><text:span text:style-name="T197">– </text:span></text:span><text:span text:style-name="Source_20_Text"><text:span text:style-name="T114">Similar to Octave, Scilab is an open-source MATLAB, but which focuses less on having the same syntax as MATLAB than Octave does. Includes visualization tools and many other features. Included because it has more features than Octave, and is better though out for some applications. </text:span></text:span><text:span text:style-name="Source_20_Text"><text:span text:style-name="T88">Sources: </text:span></text:span><text:a xlink:type="simple" xlink:href="https://github.com/calysto/scilab_kernel" text:style-name="Internet_20_link" text:visited-style-name="Visited_20_Internet_20_Link"><text:span text:style-name="Source_20_Text"><text:span text:style-name="T114">scilab_kernel GitHub</text:span></text:span></text:a></text:p>
          <text:list>
            <text:list-item>
              <text:p text:style-name="P226"><text:span text:style-name="Source_20_Text"><text:span text:style-name="T86">Install SciLab: </text:span></text:span><text:span text:style-name="Source_20_Text"><text:span text:style-name="T263">sudo apt-get install scilab</text:span></text:span></text:p>
            </text:list-item>
            <text:list-item>
              <text:p text:style-name="P226"><text:span text:style-name="Source_20_Text"><text:span text:style-name="T86">Install kernel (installs metakernal and kernelspec): </text:span></text:span><text:span text:style-name="Source_20_Text"><text:span text:style-name="T263"><text:s/>pip install scilab_kernel --user</text:span></text:span></text:p>
            </text:list-item>
          </text:list>
        </text:list-item>
        <text:list-item>
          <text:p text:style-name="P226"><text:span text:style-name="Source_20_Text"><text:span text:style-name="T197">bash </text:span></text:span><text:span text:style-name="Source_20_Text"><text:span text:style-name="T209">(~0.0 GB)</text:span></text:span><text:span text:style-name="Source_20_Text"><text:span text:style-name="T197"> – </text:span></text:span><text:span text:style-name="Source_20_Text"><text:span text:style-name="T115">The main command line for linux. This kernel will let you write scripts and test them in a notebook environment. </text:span></text:span><text:span text:style-name="Source_20_Text"><text:span text:style-name="T116">Be careful when using it—it is the same as running it in the terminal window, but with syntax highlighting, so doing the wrong thing can really mess things up. </text:span></text:span><text:span text:style-name="Source_20_Text"><text:span text:style-name="T87">Sources: </text:span></text:span><text:a xlink:type="simple" xlink:href="https://github.com/takluyver/bash_kernel" text:style-name="Internet_20_link" text:visited-style-name="Visited_20_Internet_20_Link"><text:span text:style-name="Source_20_Text"><text:span text:style-name="T115">bash_kernel GitHub</text:span></text:span></text:a></text:p>
          <text:list>
            <text:list-item>
              <text:p text:style-name="P163">pip install bash_kernel --<text:span text:style-name="T356">user</text:span></text:p>
            </text:list-item>
            <text:list-item>
              <text:p text:style-name="P163">python -m bash_kernel.install</text:p>
            </text:list-item>
          </text:list>
        </text:list-item>
        <text:list-item>
          <text:p text:style-name="P226"><text:span text:style-name="Source_20_Text"><text:span text:style-name="T199">Ruby </text:span></text:span><text:span text:style-name="Source_20_Text"><text:span text:style-name="T210">(-</text:span></text:span><text:span text:style-name="Source_20_Text"><text:span text:style-name="T211">0.8 GB</text:span></text:span><text:span text:style-name="Source_20_Text"><text:span text:style-name="T210">)</text:span></text:span><text:span text:style-name="Source_20_Text"><text:span text:style-name="T199"> – </text:span></text:span><text:span text:style-name="Source_20_Text"><text:span text:style-name="T117">A dynamic, object-oriented, general-purpose programming language that is seen as natural to read and overall elegant. SciRuby is the scientist’s collection of tools, similar to Anaconda in many ways. </text:span></text:span><text:span text:style-name="Source_20_Text"><text:span text:style-name="T89">Sources: </text:span></text:span><text:a xlink:type="simple" xlink:href="https://github.com/SciRuby/iruby" text:style-name="Internet_20_link" text:visited-style-name="Visited_20_Internet_20_Link"><text:span text:style-name="Source_20_Text"><text:span text:style-name="T117">iruby GitHub</text:span></text:span></text:a></text:p>
          <text:list>
            <text:list-item>
              <text:p text:style-name="P226"><text:span text:style-name="Source_20_Text"><text:span text:style-name="T89">Install dependencies:</text:span></text:span></text:p>
              <text:list>
                <text:list-item>
                  <text:p text:style-name="P226"><text:span text:style-name="Source_20_Text"><text:span text:style-name="T264">sudo apt-get install libtool libffi-dev ruby ruby-dev make</text:span></text:span><text:span text:style-name="T239"> git libzmq-dev autoconf pkg-config</text:span></text:p>
                </text:list-item>
                <text:list-item>
                  <text:p text:style-name="P164">cd ~/Codes/src</text:p>
                </text:list-item>
                <text:list-item>
                  <text:p text:style-name="P226"><text:span text:style-name="T239">git clone </text:span><text:a xlink:type="simple" xlink:href="https://github.com/zeromq/czmq" text:style-name="Internet_20_link" text:visited-style-name="Visited_20_Internet_20_Link"><text:span text:style-name="T239">https://github.com/zeromq/czmq</text:span></text:a></text:p>
                </text:list-item>
                <text:list-item>
                  <text:p text:style-name="P165">cd czmq</text:p>
                </text:list-item>
                <text:list-item>
                  <text:p text:style-name="P165">./autogen.sh &amp;&amp; ./configure &amp;&amp; sudo make &amp;&amp; sudo make install</text:p>
                </text:list-item>
              </text:list>
            </text:list-item>
            <text:list-item>
              <text:p text:style-name="P226"><text:span text:style-name="Source_20_Text"><text:span text:style-name="T89">Install the needed gems and register with jupyter-notebook</text:span></text:span></text:p>
              <text:list>
                <text:list-item>
                  <text:p text:style-name="P226"><text:span text:style-name="Source_20_Text"><text:span text:style-name="T296">sudo </text:span></text:span><text:span text:style-name="Source_20_Text"><text:span text:style-name="T295">gem install cztop iruby</text:span></text:span></text:p>
                </text:list-item>
                <text:list-item>
                  <text:p text:style-name="P280"><text:span text:style-name="Source_20_Text"><text:span text:style-name="T295">iruby register --</text:span></text:span><text:span text:style-name="Source_20_Text"><text:span text:style-name="T304">user</text:span></text:span><text:span text:style-name="Source_20_Text"><text:span text:style-name="T89"> </text:span></text:span></text:p>
                </text:list-item>
              </text:list>
            </text:list-item>
            <text:list-item>
              <text:p text:style-name="P226"><text:span text:style-name="Source_20_Text"><text:span text:style-name="T89">Install the SciRuby gems:</text:span></text:span></text:p>
              <text:list>
                <text:list-item>
                  <text:p text:style-name="P280"><text:span text:style-name="Source_20_Text"><text:span text:style-name="T152">Gem dependencies (</text:span></text:span><text:a xlink:type="simple" xlink:href="https://stackoverflow.com/questions/16774501/rmagick-gem-installation-issue" text:style-name="Internet_20_link" text:visited-style-name="Visited_20_Internet_20_Link"><text:span text:style-name="Source_20_Text"><text:span text:style-name="T158">Stack Overflow rmagick install</text:span></text:span></text:a><text:span text:style-name="Source_20_Text"><text:span text:style-name="T152">, </text:span></text:span><text:a xlink:type="simple" xlink:href="https://github.com/SciRuby/nmatrix/wiki/Installation" text:style-name="Internet_20_link" text:visited-style-name="Visited_20_Internet_20_Link"><text:span text:style-name="Source_20_Text"><text:span text:style-name="T158">SciRuby nmatrix GitHub</text:span></text:span></text:a><text:span text:style-name="Source_20_Text"><text:span text:style-name="T152">, </text:span></text:span><text:a xlink:type="simple" xlink:href="https://askubuntu.com/questions/913493/gsl-config-not-found" text:style-name="Internet_20_link" text:visited-style-name="Visited_20_Internet_20_Link"><text:span text:style-name="Source_20_Text"><text:span text:style-name="T158">AskUbuntu GSL-config not found</text:span></text:span></text:a><text:span text:style-name="Source_20_Text"><text:span text:style-name="T152">, </text:span></text:span><text:a xlink:type="simple" xlink:href="https://github.com/zeromq/libzmq/issues/1385" text:style-name="Internet_20_link" text:visited-style-name="Visited_20_Internet_20_Link"><text:span text:style-name="Source_20_Text"><text:span text:style-name="T158">libzmq GitHub issue</text:span></text:span></text:a><text:span text:style-name="Source_20_Text"><text:span text:style-name="T152">):</text:span></text:span><text:span text:style-name="Source_20_Text"><text:span text:style-name="T339"> </text:span></text:span><text:span text:style-name="Source_20_Text"><text:span text:style-name="T338">sudo apt-get install libmagickwand-dev imagemagick libatlas-base-dev libgsl-dev </text:span></text:span><text:span text:style-name="Source_20_Text"><text:span text:style-name="T340">libtool-bin</text:span></text:span></text:p>
                </text:list-item>
                <text:list-item>
                  <text:p text:style-name="P226"><text:soft-page-break/><text:span text:style-name="Source_20_Text"><text:span text:style-name="T92">Installation notes that these should be installed first:</text:span></text:span><text:span text:style-name="Source_20_Text"><text:span text:style-name="T267"> </text:span></text:span><text:span text:style-name="Source_20_Text"><text:span text:style-name="T266">sudo </text:span></text:span><text:span text:style-name="Source_20_Text"><text:span text:style-name="T265">gem install </text:span></text:span><text:span text:style-name="Source_20_Text"><text:span text:style-name="T267">narray nmatrix</text:span></text:span></text:p>
                </text:list-item>
                <text:list-item>
                  <text:p text:style-name="P226"><text:span text:style-name="Source_20_Text"><text:span text:style-name="T92">Install the rest:</text:span></text:span><text:span text:style-name="Source_20_Text"><text:span text:style-name="T267"> </text:span></text:span><text:span text:style-name="Source_20_Text"><text:span text:style-name="T265">sudo gem inst</text:span></text:span><text:span text:style-name="Source_20_Text"><text:span text:style-name="T267">all </text:span></text:span><text:span text:style-name="Source_20_Text"><text:span text:style-name="T265">sciruby-full</text:span></text:span></text:p>
                </text:list-item>
              </text:list>
            </text:list-item>
          </text:list>
        </text:list-item>
        <text:list-item>
          <text:p text:style-name="P227"><text:span text:style-name="Source_20_Text"><text:span text:style-name="T199">Perl </text:span></text:span><text:span text:style-name="Source_20_Text"><text:span text:style-name="T212">(</text:span></text:span><text:span text:style-name="Source_20_Text"><text:span text:style-name="T213">~0</text:span></text:span><text:span text:style-name="Source_20_Text"><text:span text:style-name="T212">.</text:span></text:span><text:span text:style-name="Source_20_Text"><text:span text:style-name="T213">3</text:span></text:span><text:span text:style-name="Source_20_Text"><text:span text:style-name="T212"> GB)</text:span></text:span><text:span text:style-name="Source_20_Text"><text:span text:style-name="T199"> – </text:span></text:span><text:span text:style-name="Source_20_Text"><text:span text:style-name="T118">High-level, general purpose, interpreted, dynamic programming languages that has been used for data mining, system administration, security, and so forth. It can drive a lot of other codes, and is referred to as the “swiss army chainsaw” of programming languages because of its usefulness and ugliness. S</text:span></text:span><text:span text:style-name="Source_20_Text"><text:span text:style-name="T95">ource</text:span></text:span><text:span text:style-name="Source_20_Text"><text:span text:style-name="T118">s</text:span></text:span><text:span text:style-name="Source_20_Text"><text:span text:style-name="T95">:</text:span></text:span><text:span text:style-name="Source_20_Text"><text:span text:style-name="T201"> </text:span></text:span><text:a xlink:type="simple" xlink:href="https://github.com/bduggan/p6-jupyter-kernel" text:style-name="Internet_20_link" text:visited-style-name="Visited_20_Internet_20_Link"><text:span text:style-name="Source_20_Text"><text:span text:style-name="T118">p6-</text:span></text:span></text:a><text:a xlink:type="simple" xlink:href="https://github.com/bduggan/p6-jupyter-kernel" text:style-name="Internet_20_link" text:visited-style-name="Visited_20_Internet_20_Link"><text:span text:style-name="Source_20_Text"><text:span text:style-name="T118">jupyter-kernel GitHub</text:span></text:span></text:a><text:span text:style-name="Source_20_Text"><text:span text:style-name="T95"> </text:span></text:span><text:span text:style-name="Source_20_Text"><text:span text:style-name="T118">for kernel </text:span></text:span><text:span text:style-name="Source_20_Text"><text:span text:style-name="T95">and </text:span></text:span><text:a xlink:type="simple" xlink:href="https://rakudo.org/files/star/source" text:style-name="Internet_20_link" text:visited-style-name="Visited_20_Internet_20_Link"><text:span text:style-name="Source_20_Text"><text:span text:style-name="T95">Rakudo Perl 6</text:span></text:span></text:a><text:span text:style-name="Source_20_Text"><text:span text:style-name="T95">, </text:span></text:span><text:a xlink:type="simple" xlink:href="https://stackoverflow.com/questions/35625982/install-perl-6-modules-in-non-standard-location?utm_medium=organic&amp;utm_source=google_rich_qa&amp;utm_campaign=google_rich_qa" text:style-name="Internet_20_link" text:visited-style-name="Visited_20_Internet_20_Link"><text:span text:style-name="Source_20_Text"><text:span text:style-name="T119">Stack Overflow on configuring Rakudo</text:span></text:span></text:a><text:span text:style-name="Source_20_Text"><text:span text:style-name="T95"> </text:span></text:span><text:span text:style-name="Source_20_Text"><text:span text:style-name="T118">for installing Perl 6.</text:span></text:span></text:p>
          <text:list>
            <text:list-item>
              <text:p text:style-name="P227"><text:span text:style-name="Source_20_Text"><text:span text:style-name="T154">Get prereqs: </text:span></text:span><text:span text:style-name="Source_20_Text"><text:span text:style-name="T341">sudo apt-get install build-essential git libssl-dev</text:span></text:span></text:p>
            </text:list-item>
            <text:list-item>
              <text:p text:style-name="P227"><text:span text:style-name="Source_20_Text"><text:span text:style-name="T154">Download code and compile:</text:span></text:span></text:p>
              <text:list>
                <text:list-item>
                  <text:p text:style-name="P281"><text:span text:style-name="Source_20_Text"><text:span text:style-name="T301">cd ~/Codes</text:span></text:span></text:p>
                </text:list-item>
                <text:list-item>
                  <text:p text:style-name="P281"><text:span text:style-name="Source_20_Text"><text:span text:style-name="T299">mkdir rakudo &amp;&amp; cd </text:span></text:span><text:span text:style-name="Source_20_Text"><text:span text:style-name="T300">rakudo</text:span></text:span></text:p>
                </text:list-item>
                <text:list-item>
                  <text:p text:style-name="P281"><text:span text:style-name="Source_20_Text"><text:span text:style-name="T286">curl -LJO </text:span></text:span><text:a xlink:type="simple" xlink:href="https://rakudo.org/latest/star/source" text:style-name="Internet_20_link" text:visited-style-name="Visited_20_Internet_20_Link"><text:span text:style-name="Source_20_Text"><text:span text:style-name="T286">https://rakudo.org/latest/star/source</text:span></text:span></text:a></text:p>
                </text:list-item>
                <text:list-item>
                  <text:p text:style-name="P281"><text:span text:style-name="Source_20_Text"><text:span text:style-name="T286">tar -xvzf rakudo-star-*.tar.gz</text:span></text:span></text:p>
                </text:list-item>
                <text:list-item>
                  <text:p text:style-name="P282"><text:span text:style-name="Source_20_Text"><text:span text:style-name="T167">Rename it to src, and delete the tar file:</text:span></text:span></text:p>
                  <text:list>
                    <text:list-item>
                      <text:p text:style-name="P282"><text:span text:style-name="Source_20_Text"><text:span text:style-name="T287">rm rakudo-star-*.tar.gz</text:span></text:span></text:p>
                    </text:list-item>
                    <text:list-item>
                      <text:p text:style-name="P282"><text:span text:style-name="Source_20_Text"><text:span text:style-name="T287">mv ./rakudo-star-* ./src</text:span></text:span></text:p>
                    </text:list-item>
                  </text:list>
                </text:list-item>
                <text:list-item>
                  <text:p text:style-name="P281"><text:span text:style-name="Source_20_Text"><text:span text:style-name="T286">cd </text:span></text:span><text:span text:style-name="Source_20_Text"><text:span text:style-name="T287">src</text:span></text:span></text:p>
                </text:list-item>
                <text:list-item>
                  <text:p text:style-name="P281"><text:span text:style-name="Source_20_Text"><text:span text:style-name="T286">perl Configure.pl --backend=moar --gen-moar --</text:span></text:span><text:span text:style-name="Source_20_Text"><text:span text:style-name="T287">prefix=/home/jordan/Codes/rakudo/build</text:span></text:span></text:p>
                </text:list-item>
                <text:list-item>
                  <text:p text:style-name="P281"><text:span text:style-name="Source_20_Text"><text:span text:style-name="T286">make</text:span></text:span></text:p>
                </text:list-item>
              </text:list>
            </text:list-item>
            <text:list-item>
              <text:p text:style-name="P281"><text:span text:style-name="Source_20_Text"><text:span text:style-name="T166">Run tests if you want:</text:span></text:span></text:p>
              <text:list>
                <text:list-item>
                  <text:p text:style-name="P281"><text:span text:style-name="Source_20_Text"><text:span text:style-name="T286">make rakudo-test</text:span></text:span></text:p>
                </text:list-item>
                <text:list-item>
                  <text:p text:style-name="P281"><text:span text:style-name="Source_20_Text"><text:span text:style-name="T286">make rakudo-spectest</text:span></text:span></text:p>
                </text:list-item>
              </text:list>
            </text:list-item>
            <text:list-item>
              <text:p text:style-name="P281"><text:span text:style-name="Source_20_Text"><text:span text:style-name="T166">Install:</text:span></text:span><text:span text:style-name="Source_20_Text"><text:span text:style-name="T328"> </text:span></text:span><text:span text:style-name="Source_20_Text"><text:span text:style-name="T286">make install</text:span></text:span></text:p>
              <text:list>
                <text:list-item>
                  <text:p text:style-name="P227"><text:span text:style-name="Source_20_Text"><text:span text:style-name="T155">Add to PATH: nano ~/.bashr</text:span></text:span><text:span text:style-name="Source_20_Text"><text:span text:style-name="T159">c</text:span></text:span><text:span text:style-name="Source_20_Text"><text:span text:style-name="T157"><text:line-break/></text:span></text:span><text:span text:style-name="Source_20_Text"><text:span text:style-name="T305"># </text:span></text:span><text:span text:style-name="Source_20_Text"><text:span text:style-name="T307">Put</text:span></text:span><text:span text:style-name="Source_20_Text"><text:span text:style-name="T305"> </text:span></text:span><text:span text:style-name="Source_20_Text"><text:span text:style-name="T307">Rakudo </text:span></text:span><text:span text:style-name="Source_20_Text"><text:span text:style-name="T305">PERL6 </text:span></text:span><text:span text:style-name="Source_20_Text"><text:span text:style-name="T307">in Path so we can use it</text:span></text:span></text:p>
                  <text:p text:style-name="P228"><text:span text:style-name="Source_20_Text"><text:span text:style-name="T306">export RAKUDO_DIR=</text:span></text:span><text:span text:style-name="Source_20_Text"><text:span text:style-name="T307">/home/jordan/Codes/rakudo/build</text:span></text:span><text:span text:style-name="Source_20_Text"><text:span text:style-name="T305"><text:line-break/>export PATH=:</text:span></text:span><text:span text:style-name="Source_20_Text"><text:span text:style-name="T306">$RAKUDO_DIR</text:span></text:span><text:span text:style-name="Source_20_Text"><text:span text:style-name="T305">/bin:</text:span></text:span><text:span text:style-name="Source_20_Text"><text:span text:style-name="T306">$RAKUDO_DIR</text:span></text:span><text:span text:style-name="Source_20_Text"><text:span text:style-name="T307">/share/perl6/site/bin</text:span></text:span><text:span text:style-name="Source_20_Text"><text:span text:style-name="T306">:$PATH</text:span></text:span></text:p>
                </text:list-item>
                <text:list-item>
                  <text:p text:style-name="P227"><text:span text:style-name="Source_20_Text"><text:span text:style-name="T156">Close and restart terminal.</text:span></text:span></text:p>
                </text:list-item>
              </text:list>
            </text:list-item>
            <text:list-item>
              <text:p text:style-name="P227"><text:span text:style-name="Source_20_Text"><text:span text:style-name="T155">Install kernel:</text:span></text:span></text:p>
              <text:list>
                <text:list-item>
                  <text:p text:style-name="P281"><text:span text:style-name="Source_20_Text"><text:span text:style-name="T155">Prereqs: </text:span></text:span><text:span text:style-name="Source_20_Text"><text:span text:style-name="T308">sudo </text:span></text:span><text:span text:style-name="Source_20_Text"><text:span text:style-name="T302">apt-get install libzmq-dev</text:span></text:span></text:p>
                </text:list-item>
                <text:list-item>
                  <text:p text:style-name="P227"><text:span text:style-name="Source_20_Text"><text:span text:style-name="T155">Kernel install: </text:span></text:span><text:span text:style-name="Source_20_Text"><text:span text:style-name="T342">zef install Jupyter::Kernel</text:span></text:span></text:p>
                </text:list-item>
              </text:list>
            </text:list-item>
            <text:list-item>
              <text:p text:style-name="P227"><text:span text:style-name="Source_20_Text"><text:span text:style-name="T155">Create registration file:</text:span></text:span></text:p>
              <text:list>
                <text:list-item>
                  <text:p text:style-name="P227"><text:span text:style-name="Source_20_Text"><text:span text:style-name="T342">jupyter-kernel.p6 --generate-config</text:span></text:span></text:p>
                </text:list-item>
                <text:list-item>
                  <text:p text:style-name="P281"><text:span text:style-name="Source_20_Text"><text:span text:style-name="T342">jupyter notebook --generate-config</text:span></text:span></text:p>
                </text:list-item>
                <text:list-item>
                  <text:p text:style-name="P281"><text:span text:style-name="Source_20_Text"><text:span text:style-name="T344">jupyter console --generate-config</text:span></text:span></text:p>
                </text:list-item>
              </text:list>
            </text:list-item>
          </text:list>
        </text:list-item>
        <text:list-item>
          <text:p text:style-name="P227"><text:span text:style-name="Source_20_Text"><text:span text:style-name="T202">C </text:span></text:span><text:span text:style-name="Source_20_Text"><text:span text:style-name="T214">(~0 GB)</text:span></text:span><text:span text:style-name="Source_20_Text"><text:span text:style-name="T202"> – </text:span></text:span><text:span text:style-name="Source_20_Text"><text:span text:style-name="T121">General purpose, imperative programming language supporting structured programming. Commonly used for microprocessor and hardware-level programming. </text:span></text:span><text:span text:style-name="Source_20_Text"><text:span text:style-name="T215">S</text:span></text:span><text:span text:style-name="Source_20_Text"><text:span text:style-name="T98">ource: </text:span></text:span><text:a xlink:type="simple" xlink:href="https://github.com/brendan-rius/jupyter-c-kernel" text:style-name="Internet_20_link" text:visited-style-name="Visited_20_Internet_20_Link"><text:span text:style-name="Source_20_Text"><text:span text:style-name="T120">c-kernel GitHub</text:span></text:span></text:a></text:p>
          <text:list>
            <text:list-item>
              <text:p text:style-name="P227"><text:span text:style-name="Source_20_Text"><text:span text:style-name="T269">pip install jupyter-c-kernel</text:span></text:span></text:p>
            </text:list-item>
            <text:list-item>
              <text:p text:style-name="P227"><text:span text:style-name="Source_20_Text"><text:span text:style-name="T269">install_c_kernel --user</text:span></text:span></text:p>
            </text:list-item>
          </text:list>
        </text:list-item>
        <text:list-item>
          <text:p text:style-name="P227"><text:span text:style-name="Source_20_Text"><text:span text:style-name="T197">C++ </text:span></text:span><text:span text:style-name="Source_20_Text"><text:span text:style-name="T215">(</text:span></text:span><text:span text:style-name="Source_20_Text"><text:span text:style-name="T218">~29.1 GB if built, </text:span></text:span><text:span text:style-name="Source_20_Text"><text:span text:style-name="T219">~1.8</text:span></text:span><text:span text:style-name="Source_20_Text"><text:span text:style-name="T216"> GB </text:span></text:span><text:span text:style-name="Source_20_Text"><text:span text:style-name="T219">if using binaries</text:span></text:span><text:span text:style-name="Source_20_Text"><text:span text:style-name="T215">)</text:span></text:span><text:span text:style-name="Source_20_Text"><text:span text:style-name="T197"> - </text:span></text:span><text:span text:style-name="Source_20_Text"><text:span text:style-name="T121">C, but with objects. Very flexible and common language for all kinds of programming.</text:span></text:span><text:span text:style-name="Source_20_Text"><text:span text:style-name="T215"> </text:span></text:span><text:span text:style-name="Source_20_Text"><text:span text:style-name="T121">S</text:span></text:span><text:span text:style-name="Source_20_Text"><text:span text:style-name="T98">ource: </text:span></text:span><text:a xlink:type="simple" xlink:href="https://github.com/root-project/cling" text:style-name="Internet_20_link" text:visited-style-name="Visited_20_Internet_20_Link"><text:span text:style-name="Source_20_Text"><text:span text:style-name="T121">cling GitHub</text:span></text:span></text:a><text:span text:style-name="Source_20_Text"><text:span text:style-name="T121">, </text:span></text:span><text:a xlink:type="simple" xlink:href="https://root.cern.ch/download/cling/" text:style-name="Internet_20_link" text:visited-style-name="Visited_20_Internet_20_Link"><text:span text:style-name="Source_20_Text"><text:span text:style-name="T124">Cling download page</text:span></text:span></text:a></text:p>
          <text:list>
            <text:list-item>
              <text:p text:style-name="P229"><text:span text:style-name="Source_20_Text"><text:span text:style-name="T124">K, you can install from source, but I would strongly recommend you just install the binary. Building from source requires more than 16 GB of memory, and consumes nearly 30 GB of storage, and takes all day. It’s not worth it, and we will never need to see the source code for it. I will include the instructions for installing from source, but I’ll gray it out.</text:span></text:span></text:p>
            </text:list-item>
            <text:list-item>
              <text:p text:style-name="P229"><text:span text:style-name="Source_20_Text"><text:span text:style-name="T124">Download a Cling binary </text:span></text:span><text:span text:style-name="Source_20_Text"><text:span text:style-name="T125">to ~/Codes</text:span></text:span><text:span text:style-name="Source_20_Text"><text:span text:style-name="T124">: </text:span></text:span><text:a xlink:type="simple" xlink:href="https://root.cern.ch/download/cling" text:style-name="Internet_20_link" text:visited-style-name="Visited_20_Internet_20_Link"><text:span text:style-name="Source_20_Text"><text:span text:style-name="T124">https://root.cern.ch/download/cling</text:span></text:span></text:a><text:span text:style-name="Source_20_Text"><text:span text:style-name="T124">, </text:span></text:span><text:span text:style-name="Source_20_Text"><text:span text:style-name="T126">and extract it by clicking on it and pulling out the folder.</text:span></text:span></text:p>
            </text:list-item>
            <text:list-item>
              <text:p text:style-name="P283"><text:span text:style-name="Source_20_Text"><text:span text:style-name="T160">Rename the folder cling. </text:span></text:span><text:span text:style-name="Source_20_Text"><text:span text:style-name="T161">Skip past all the gray stuff to PATH.</text:span></text:span></text:p>
            </text:list-item>
            <text:list-item>
              <text:p text:style-name="P230"><text:span text:style-name="Source_20_Text"><text:span text:style-name="T380">Install prereqs: </text:span></text:span><text:span text:style-name="Source_20_Text"><text:span text:style-name="T383">sudo apt-get install cmake</text:span></text:span></text:p>
            </text:list-item>
            <text:list-item>
              <text:p text:style-name="P230"><text:span text:style-name="Source_20_Text"><text:span text:style-name="T379">Get the Cling Packaging Tool:</text:span></text:span></text:p>
              <text:list>
                <text:list-item>
                  <text:p text:style-name="P227"><text:span text:style-name="Source_20_Text"><text:span text:style-name="T381">cd ~/Codes/</text:span></text:span><text:span text:style-name="Source_20_Text"><text:span text:style-name="T382">scr</text:span></text:span></text:p>
                </text:list-item>
                <text:list-item>
                  <text:p text:style-name="P227"><text:soft-page-break/><text:span text:style-name="Source_20_Text"><text:span text:style-name="T381">wget </text:span></text:span><text:a xlink:type="simple" xlink:href="https://raw.githubusercontent.com/root-project/cling/master/tools/packaging/cpt.py" text:style-name="Internet_20_link" text:visited-style-name="Visited_20_Internet_20_Link"><text:span text:style-name="Source_20_Text">https://raw.githubusercontent.com/root-project/cling/master/tools/packaging/cpt.py</text:span></text:a></text:p>
                </text:list-item>
                <text:list-item>
                  <text:p text:style-name="P241">chmod +x cpt.py</text:p>
                </text:list-item>
                <text:list-item>
                  <text:p text:style-name="P241">./cpt.py --check-requirements &amp;&amp; ./cpt.py --create-dev-env Debug --with-workdir=../cling/ </text:p>
                </text:list-item>
              </text:list>
            </text:list-item>
            <text:list-item>
              <text:p text:style-name="P243">2 problems when building. First, I still accidentally had the MOOSE compilers on PATH. I needed to comment those out. Second, the build process requires over 8 GB of RAM, and I only had 4 GB of RAM with 4 GB of swap, and I maxed out. <text:span text:style-name="T378">When I ran this on a systm with more memory (8 GB RAM and 8 GB swap), it peaked at 15 GB of memory use. </text:span>If you open the cpt.py and search for -j, you’ll find a line similar to the following:<text:line-break/><text:span text:style-name="T239">exec_subprocess_call('make -j%d %s %s' % (self.cores, targets, flags),</text:span></text:p>
              <text:p text:style-name="P243"><text:span text:style-name="T239"><text:s text:c="33"/>LLVM_OBJ_ROOT)</text:span><text:line-break/>If you look a little above that, you’ll see lines similar to the following (line 440 at the time I wrote this):<text:line-break/><text:span text:style-name="T239">self.cores = 4</text:span></text:p>
              <text:p text:style-name="P242"># Travis CI, GCC crashes if more than 4 cores used.</text:p>
              <text:p text:style-name="P242">if os.environ.get('TRAVIS_OS_NAME', None):</text:p>
              <text:p text:style-name="P242"><text:s text:c="4"/>self.cores = min(self.cores, 4)<text:line-break/><text:span text:style-name="T61">I just set self.cores=1, and commented out the other two lines to make sure that I stayed at 1 core. This then built the rest of the project, though it took all night. I had to force it to stop after it was sitting at 100% building the last object for over 5 hours, and when I ran again, it installed everything and ran some tests using all 4 cores. Success!</text:span></text:p>
              <text:list>
                <text:list-item>
                  <text:p text:style-name="P149"><text:span text:style-name="T61">Add the following to bashrc:</text:span> nano ~/.bashrc</text:p>
                  <text:p text:style-name="P150"># Put Cling in Path so we can use C++ via Cling kernel</text:p>
                  <text:p text:style-name="P150">export PATH=$PATH:/home/jordan/Codes/cling/bin</text:p>
                </text:list-item>
              </text:list>
            </text:list-item>
            <text:list-item>
              <text:p text:style-name="P114">Close the terminal, open it again, and install the kernelspec:</text:p>
              <text:list>
                <text:list-item>
                  <text:p text:style-name="P151">cd ~/Codes/cling/share/cling/Jupyter/kernel</text:p>
                </text:list-item>
                <text:list-item>
                  <text:p text:style-name="P287"><text:span text:style-name="Source_20_Text">pip install -e .</text:span></text:p>
                </text:list-item>
                <text:list-item>
                  <text:p text:style-name="P151">jupyter-kernelspec install --user cling-cpp[ver], <text:span text:style-name="T61">replacing </text:span>[ver]<text:span text:style-name="T61"> with any of the following values to choose your C++ version:</text:span></text:p>
                  <text:list>
                    <text:list-item>
                      <text:p text:style-name="P151">17</text:p>
                    </text:list-item>
                    <text:list-item>
                      <text:p text:style-name="P151">1z</text:p>
                    </text:list-item>
                    <text:list-item>
                      <text:p text:style-name="P151">14</text:p>
                    </text:list-item>
                    <text:list-item>
                      <text:p text:style-name="P151">11</text:p>
                    </text:list-item>
                  </text:list>
                </text:list-item>
              </text:list>
            </text:list-item>
            <text:list-item>
              <text:p text:style-name="P231"><text:span text:style-name="T168">Now, note that cling is running C++ like it’s interpreted. You can’t define int main() at the beginning like you normally would, because Cling already has an int main(). For example, your hello world code would look like this:<text:line-break/></text:span><text:span text:style-name="T239">#include &lt;stdio.h&gt;</text:span></text:p>
            </text:list-item>
            <text:list-item>
              <text:p text:style-name="P166">printf("Hello World!\n")</text:p>
            </text:list-item>
          </text:list>
        </text:list-item>
        <text:list-item>
          <text:p text:style-name="P232"><text:span text:style-name="Source_20_Text"><text:span text:style-name="T226">Julia (~</text:span></text:span><text:span text:style-name="Source_20_Text"><text:span text:style-name="T227">2.5</text:span></text:span><text:span text:style-name="Source_20_Text"><text:span text:style-name="T226"> GB)</text:span></text:span><text:span text:style-name="Source_20_Text"><text:span text:style-name="T131"> – Julia is a general-purpose, multi-talented language that can be used in scientific computing. </text:span></text:span><text:span text:style-name="Source_20_Text"><text:span text:style-name="T133">Source: </text:span></text:span><text:a xlink:type="simple" xlink:href="https://github.com/JuliaLang/IJulia.jl" text:style-name="Internet_20_link" text:visited-style-name="Visited_20_Internet_20_Link"><text:span text:style-name="Source_20_Text"><text:span text:style-name="T133">iJulia GitHub</text:span></text:span></text:a></text:p>
          <text:list>
            <text:list-item>
              <text:p text:style-name="P233"><text:span text:style-name="Source_20_Text"><text:span text:style-name="T132">Install Julia</text:span></text:span></text:p>
              <text:list>
                <text:list-item>
                  <text:p text:style-name="P233"><text:span text:style-name="Source_20_Text"><text:span text:style-name="T137">D</text:span></text:span><text:span text:style-name="Source_20_Text"><text:span text:style-name="T133">ownload newest </text:span></text:span><text:span text:style-name="Source_20_Text"><text:span text:style-name="T135">full </text:span></text:span><text:span text:style-name="Source_20_Text"><text:span text:style-name="T133">version </text:span></text:span><text:a xlink:type="simple" xlink:href="https://juliacomputing.com/products/juliapro.html" text:style-name="Internet_20_link" text:visited-style-name="Visited_20_Internet_20_Link"><text:span text:style-name="Source_20_Text"><text:span text:style-name="T134">here</text:span></text:span></text:a><text:span text:style-name="Source_20_Text"><text:span text:style-name="T136">. This version is tricked out with lots of goodies and powerful tools for scientific computing and machine learning, among other things </text:span></text:span><text:span text:style-name="Source_20_Text"><text:span text:style-name="T142">(including our Jupyter kernel)</text:span></text:span><text:span text:style-name="Source_20_Text"><text:span text:style-name="T136">. You need to create a full account and “buy” the professional license (it’s free). You just need to download the main version (.sh file); you don’t need the ASC or the MKL version (the MKL version uses intel math kernel, so its faster, but we’re on emulated processors, so I don’t think it matters).</text:span></text:span></text:p>
                </text:list-item>
                <text:list-item>
                  <text:p text:style-name="P234"><text:span text:style-name="Source_20_Text"><text:span text:style-name="T138">Install prereqs: </text:span></text:span><text:span text:style-name="Source_20_Text"><text:span text:style-name="T281">sudo apt-get install </text:span></text:span><text:span text:style-name="Source_20_Text"><text:span text:style-name="T283">curl </text:span></text:span><text:span text:style-name="Source_20_Text"><text:span text:style-name="T281">libzmq5 hdf5-tools libgconf-2-4 </text:span></text:span><text:span text:style-name="Source_20_Text"><text:span text:style-name="T282">default-jdk</text:span></text:span></text:p>
                </text:list-item>
                <text:list-item>
                  <text:p text:style-name="P235"><text:span text:style-name="Source_20_Text"><text:span text:style-name="T139">Make Java visible to install script: </text:span></text:span><text:span text:style-name="Source_20_Text"><text:span text:style-name="T282">export JAVA_HOME=/usr/lib/jvm/java-1.8.0-openjdk-amd64</text:span></text:span></text:p>
                </text:list-item>
                <text:list-item>
                  <text:p text:style-name="P233"><text:span text:style-name="Source_20_Text"><text:span text:style-name="T284">bash ~/Downloads/JuliaPro-[version]_build-[num].sh /home/jordan/Codes/</text:span></text:span></text:p>
                </text:list-item>
                <text:list-item>
                  <text:p text:style-name="P236"><text:soft-page-break/><text:span text:style-name="Source_20_Text"><text:span text:style-name="T140">Add to our PATH. </text:span></text:span><text:span text:style-name="Source_20_Text"><text:span text:style-name="T142">We need to catch Juno (the IDE), </text:span></text:span><text:span text:style-name="Source_20_Text"><text:span text:style-name="T143">which is in JULIA_PATH, while the Julia executable is deeper in</text:span></text:span><text:span text:style-name="Source_20_Text"><text:span text:style-name="T140">: nano ~/.bashrc<text:line-break/># Add Julia to </text:span></text:span><text:span text:style-name="Source_20_Text"><text:span text:style-name="T141">path</text:span></text:span></text:p>
                  <text:p text:style-name="P237"><text:span text:style-name="Source_20_Text"><text:span text:style-name="T142">export JULIA_PATH=/home/jordan/Codes/JuliaPro-0.6.2.2</text:span></text:span></text:p>
                  <text:p text:style-name="P237"><text:span text:style-name="Source_20_Text"><text:span text:style-name="T142">export PATH=$PATH:$JULIA_PATH:$JULIA_PATH/Julia/bin</text:span></text:span></text:p>
                </text:list-item>
              </text:list>
            </text:list-item>
          </text:list>
        </text:list-item>
        <text:list-item>
          <text:p text:style-name="P219"><text:span text:style-name="Source_20_Text"><text:span text:style-name="T197">Fortran </text:span></text:span><text:span text:style-name="Source_20_Text"><text:span text:style-name="T220">(</text:span></text:span><text:span text:style-name="Source_20_Text"><text:span text:style-name="T223">~</text:span></text:span><text:span text:style-name="Source_20_Text"><text:span text:style-name="T222">0.</text:span></text:span><text:span text:style-name="Source_20_Text"><text:span text:style-name="T223">5</text:span></text:span><text:span text:style-name="Source_20_Text"><text:span text:style-name="T220"> GB)</text:span></text:span><text:span text:style-name="Source_20_Text"><text:span text:style-name="T197"> – </text:span></text:span><text:span text:style-name="Source_20_Text"><text:span text:style-name="T127">A general-purpose, imperative programming language that is especially suited to numeric computation and scientific computing. Many solvers still use FORTRAN today (MOOSE is an example). </text:span></text:span><text:span text:style-name="Source_20_Text"><text:span text:style-name="T77">Sources: </text:span></text:span><text:a xlink:type="simple" xlink:href="https://github.com/sourceryinstitute/jupyter-CAF-kernel" text:style-name="Internet_20_link" text:visited-style-name="Visited_20_Internet_20_Link"><text:span text:style-name="Source_20_Text"><text:span text:style-name="T127">CAF kernel GitHub</text:span></text:span></text:a>, <text:a xlink:type="simple" xlink:href="https://askubuntu.com/questions/949308/how-do-i-install-gfortran-7" text:style-name="Internet_20_link" text:visited-style-name="Visited_20_Internet_20_Link"><text:span text:style-name="T385">AskUbuntu on installing gfortran-7</text:span></text:a><text:span text:style-name="T385">, </text:span></text:p>
          <text:list>
            <text:list-item>
              <text:p text:style-name="P219"><text:span text:style-name="Source_20_Text"><text:span text:style-name="T259">sudo add-apt-repository ppa:ubuntu-toolchain-r/test</text:span></text:span></text:p>
            </text:list-item>
            <text:list-item>
              <text:p text:style-name="P172"><text:span text:style-name="Source_20_Text"><text:span text:style-name="T239">sudo apt-get update</text:span></text:span></text:p>
            </text:list-item>
            <text:list-item>
              <text:p text:style-name="P219"><text:span text:style-name="Source_20_Text"><text:span text:style-name="T259">sudo apt-</text:span></text:span><text:span text:style-name="Source_20_Text"><text:span text:style-name="T278">get</text:span></text:span><text:span text:style-name="Source_20_Text"><text:span text:style-name="T259"> install gcc-7 g++-7 gfortran-7 </text:span></text:span><text:span text:style-name="Source_20_Text"><text:span text:style-name="T279">cmake</text:span></text:span></text:p>
              <text:list>
                <text:list-item>
                  <text:p text:style-name="P219"><text:span text:style-name="Source_20_Text"><text:span text:style-name="T82">Note: these are installed as gcc-7, g++-c, and gfortran-7 in /usr/bin.</text:span></text:span></text:p>
                </text:list-item>
              </text:list>
            </text:list-item>
            <text:list-item>
              <text:p text:style-name="P167"><text:span text:style-name="T61">Download and install Coarrays </text:span><text:span text:style-name="T231">(</text:span><text:a xlink:type="simple" xlink:href="https://github.com/sourceryinstitute/OpenCoarrays" text:style-name="Internet_20_link" text:visited-style-name="Visited_20_Internet_20_Link"><text:span text:style-name="T236">OpenCoarrays Github</text:span></text:a><text:span text:style-name="T231">)</text:span><text:span text:style-name="T61">:</text:span></text:p>
              <text:list>
                <text:list-item>
                  <text:p text:style-name="P168">cd ~/Codes/<text:span text:style-name="T384">src</text:span></text:p>
                </text:list-item>
                <text:list-item>
                  <text:p text:style-name="P136">git clone https://github.com/sourceryinstitute/OpenCoarrays.git</text:p>
                </text:list-item>
                <text:list-item>
                  <text:p text:style-name="P167"><text:span text:style-name="T18">cd </text:span><text:span text:style-name="T1">OpenCoarrays</text:span></text:p>
                </text:list-item>
                <text:list-item>
                  <text:p text:style-name="P138"><text:span text:style-name="T232">Install, telling it where our compilers are, </text:span><text:span text:style-name="T237">and let it download everything else</text:span><text:span text:style-name="T232">: </text:span><text:span text:style-name="T357">bash install.sh --with-fortran "/usr/bin/gfortran-7" --with-cxx "/usr/bin/g++-7" --with-c "/usr/bin/gcc-7" --num-threads 4 --install-prefix "/home/jordan/Codes/coarrayfortran"</text:span></text:p>
                </text:list-item>
                <text:list-item>
                  <text:p text:style-name="P63">Allow it to download everything it needs and compile it. <text:span text:style-name="T387">It tells us:<text:line-break/># Execute this script via the following command: <text:s text:c="31"/></text:span></text:p>
                  <text:p text:style-name="P65"># source /home/jordan/Codes/coarrayfortran/setup.sh <text:s text:c="44"/></text:p>
                  <text:p text:style-name="P65"><text:s text:c="80"/></text:p>
                  <text:p text:style-name="P65"># Prepend the CMake path to the PATH environment variable:</text:p>
                  <text:p text:style-name="P65"># Prepend the compiler path to the PATH environment variable:</text:p>
                  <text:p text:style-name="P65"># Prepend the compiler library paths to the LD_LIBRARY_PATH environment variable:</text:p>
                  <text:p text:style-name="P65"># Prepend the MPI path to the PATH environment variable:</text:p>
                  <text:p text:style-name="P65"># Prepend the OpenCoarrays path to the PATH environment variable:</text:p>
                  <text:p text:style-name="P65">*** To set up your environment for using caf and cafrun, please source the installed setup.sh file in a bash shell or source setup.csh in a C-shell or add one of the following statements to your login file: <text:s text:c="42"/>***</text:p>
                  <text:p text:style-name="P65"/>
                  <text:p text:style-name="P65"><text:s/>source /home/jordan/Codes/coarrayfortran/setup.sh</text:p>
                  <text:p text:style-name="P65"><text:s/>source /home/jordan/Codes/coarrayfortran/setup.csh</text:p>
                </text:list-item>
              </text:list>
            </text:list-item>
            <text:list-item>
              <text:p text:style-name="P65">So, do that. <text:span text:style-name="T388">Cmake is taken care of, compilers are taken care of, compiler libraries may be an issue, MPI and OpenCoarrays need to be on path</text:span>:<text:span text:style-name="T386"> </text:span><text:span text:style-name="T315">nano ~/.bashrc<text:line-break/># Adding OpenCoarrays to PATH so that Jupyter can use FORTRAN<text:line-break/></text:span><text:span text:style-name="T239">export COARRAY_DIR=/home/jordan/Codes/coarrayfortran</text:span></text:p>
              <text:p text:style-name="P66"><text:span text:style-name="T315">export PATH=$PATH:</text:span><text:span text:style-name="T239">$COARRAY_DIR</text:span><text:span text:style-name="T315">/bin<text:line-break/></text:span><text:span text:style-name="T316">export PATH=/home/jordan/Codes/src/OpenCoarrays/prerequisites/installations/mpich/3.2/bin:$PATH<text:line-break/>source /home/jordan/Codes/coarrayfortran/setup.sh</text:span></text:p>
            </text:list-item>
            <text:list-item>
              <text:p text:style-name="P64">Install kernel</text:p>
              <text:list>
                <text:list-item>
                  <text:p text:style-name="P167"><text:span text:style-name="T1">cd ~/Codes/</text:span><text:span text:style-name="T19">src</text:span></text:p>
                </text:list-item>
                <text:list-item>
                  <text:p text:style-name="P162">git clone https://github.com/sourceryinstitute/jupyter-CAF-kernel</text:p>
                </text:list-item>
                <text:list-item>
                  <text:p text:style-name="P162">cd jupyter-CAF-kernel</text:p>
                </text:list-item>
                <text:list-item>
                  <text:p text:style-name="P162">pip install -e prebuild/jupyter-caf-kernel</text:p>
                </text:list-item>
                <text:list-item>
                  <text:p text:style-name="P162">jupyter-kernelspec install prebuild/jupyter-caf-kernel/Coarray-Fortran --<text:span text:style-name="T355">user</text:span></text:p>
                </text:list-item>
                <text:list-item>
                  <text:p text:style-name="P244">For some reason, pip had broken, and was giving me the following:<text:line-break/>Traceback (most recent call last):</text:p>
                  <text:p text:style-name="P244"><text:soft-page-break/><text:s text:c="2"/>File "/usr/bin/pip", line 9, in &lt;module&gt;</text:p>
                  <text:p text:style-name="P244"><text:s text:c="4"/>from pip import main</text:p>
                  <text:p text:style-name="P244">ImportError: cannot import name main,</text:p>
                </text:list-item>
                <text:list-item>
                  <text:p text:style-name="P244">When I wrote source activate base, pip worked fine.</text:p>
                </text:list-item>
              </text:list>
            </text:list-item>
            <text:list-item>
              <text:p text:style-name="P246">Start Fortran scripts with the magic “<text:span text:style-name="T239">%num_images: 1” </text:span><text:span text:style-name="T61">(without quotes) to get only one set of output from the code. Multiple start for various reasons (souce: </text:span><text:a xlink:type="simple" xlink:href="https://github.com/sourceryinstitute/jupyter-CAF-kernel/blob/master/index.ipynb" text:style-name="Internet_20_link" text:visited-style-name="Visited_20_Internet_20_Link"><text:span text:style-name="T61">Jupyter-CAF-kernel GitHub</text:span></text:a><text:span text:style-name="T61">).</text:span></text:p>
            </text:list-item>
          </text:list>
        </text:list-item>
        <text:list-item>
          <text:p text:style-name="P219"><text:span text:style-name="Source_20_Text"><text:span text:style-name="T197">Haskell </text:span></text:span><text:span text:style-name="Source_20_Text"><text:span text:style-name="T221">(</text:span></text:span><text:span text:style-name="Source_20_Text"><text:span text:style-name="T224">~4.2</text:span></text:span><text:span text:style-name="Source_20_Text"><text:span text:style-name="T221"> GB)</text:span></text:span><text:span text:style-name="Source_20_Text"><text:span text:style-name="T197"> – </text:span></text:span><text:span text:style-name="Source_20_Text"><text:span text:style-name="T128">general-purpose, purely functional programing with strong static typing. Useful for cryptocurrency contract writing (impossible to run illogical code), and overall very interesting. </text:span></text:span><text:span text:style-name="Source_20_Text"><text:span text:style-name="T93">Sources: </text:span></text:span><text:a xlink:type="simple" xlink:href="https://github.com/gibiansky/IHaskell" text:style-name="Internet_20_link" text:visited-style-name="Visited_20_Internet_20_Link"><text:span text:style-name="Source_20_Text"><text:span text:style-name="T93">IHaskell GitHub</text:span></text:span></text:a><text:span text:style-name="Source_20_Text"><text:span text:style-name="T93">, </text:span></text:span><text:a xlink:type="simple" xlink:href="https://github.com/commercialhaskell/stack/blob/master/doc/GUIDE.md" text:style-name="Internet_20_link" text:visited-style-name="Visited_20_Internet_20_Link"><text:span text:style-name="Source_20_Text"><text:span text:style-name="T94">CommercialHaskell GitHub (more info)</text:span></text:span></text:a><text:span text:style-name="Source_20_Text"><text:span text:style-name="T94">, </text:span></text:span><text:a xlink:type="simple" xlink:href="https://docs.haskellstack.org/en/stable/README/" text:style-name="Internet_20_link" text:visited-style-name="Visited_20_Internet_20_Link"><text:span text:style-name="Source_20_Text"><text:span text:style-name="T94">Haskell Stack Docs</text:span></text:span></text:a></text:p>
          <text:list>
            <text:list-item>
              <text:p text:style-name="P219"><text:span text:style-name="Source_20_Text"><text:span text:style-name="T93">Get prereqs: </text:span></text:span><text:span text:style-name="Source_20_Text"><text:span text:style-name="T268">sudo apt-get install libtinfo-dev libzmq3-dev libcairo2-dev libpango1.0-dev libmagic-dev libblas-dev liblapack-dev</text:span></text:span></text:p>
            </text:list-item>
            <text:list-item>
              <text:p text:style-name="P279"><text:span text:style-name="Source_20_Text"><text:span text:style-name="T153">Install Haskell:</text:span></text:span></text:p>
              <text:list>
                <text:list-item>
                  <text:p text:style-name="P279"><text:span text:style-name="Source_20_Text"><text:span text:style-name="T297">cd ~/Codes/src</text:span></text:span></text:p>
                </text:list-item>
                <text:list-item>
                  <text:p text:style-name="P279"><text:span text:style-name="Source_20_Text"><text:span text:style-name="T297">curl -sSL https://get.haskellstack.org/ | sh</text:span></text:span></text:p>
                </text:list-item>
              </text:list>
            </text:list-item>
            <text:list-item>
              <text:p text:style-name="P275"><text:span text:style-name="T329">Install IHaskell kernel </text:span><text:span text:style-name="T330">(without nix—try it out)</text:span></text:p>
              <text:list>
                <text:list-item>
                  <text:p text:style-name="P279"><text:span text:style-name="T286">git clone </text:span><text:a xlink:type="simple" xlink:href="https://github.com/gibiansky/IHaskell" text:style-name="Internet_20_link" text:visited-style-name="Visited_20_Internet_20_Link"><text:span text:style-name="T286">https://github.com/gibiansky/IHaskell</text:span></text:a></text:p>
                </text:list-item>
                <text:list-item>
                  <text:p text:style-name="P298"><text:span text:style-name="T326">cd I</text:span><text:span text:style-name="T327">H</text:span><text:span text:style-name="T326">askell</text:span></text:p>
                </text:list-item>
                <text:list-item>
                  <text:p text:style-name="P288">pip install -r requirements.txt</text:p>
                </text:list-item>
                <text:list-item>
                  <text:p text:style-name="P288">stack install gtk2hs-buildtools</text:p>
                </text:list-item>
                <text:list-item>
                  <text:p text:style-name="P288">stack install --fast</text:p>
                </text:list-item>
                <text:list-item>
                  <text:p text:style-name="P289">ihaskell install --stack</text:p>
                </text:list-item>
              </text:list>
            </text:list-item>
            <text:list-item>
              <text:p text:style-name="P299">Install IHaskell (with nix)</text:p>
              <text:list>
                <text:list-item>
                  <text:p text:style-name="P284"><text:span text:style-name="Source_20_Text"><text:span text:style-name="T389">Install the nix package manager: </text:span></text:span><text:span text:style-name="Source_20_Text"><text:span text:style-name="T397">curl https://nixos.org/nix/install | sh</text:span></text:span></text:p>
                </text:list-item>
                <text:list-item>
                  <text:p text:style-name="P284"><text:span text:style-name="Source_20_Text"><text:span text:style-name="T399">bash /home/jordan/.nix-profile/etc/profile.d/nix.sh</text:span></text:span></text:p>
                </text:list-item>
              </text:list>
            </text:list-item>
            <text:list-item>
              <text:p text:style-name="P279"><text:span text:style-name="Source_20_Text"><text:span text:style-name="T390">If </text:span></text:span><text:span text:style-name="Source_20_Text"><text:span text:style-name="T391">install fails, run</text:span></text:span><text:span text:style-name="Source_20_Text"><text:span text:style-name="T390"> </text:span></text:span><text:span text:style-name="Source_20_Text"><text:span text:style-name="T398">stack install --fast</text:span></text:span><text:span text:style-name="Source_20_Text"><text:span text:style-name="T390"> a few times, as </text:span></text:span><text:span text:style-name="Source_20_Text"><text:span text:style-name="T392">each time it will build different packages. </text:span></text:span><text:span text:style-name="Source_20_Text"><text:span text:style-name="T390">Using this method, </text:span></text:span><text:span text:style-name="Source_20_Text"><text:span text:style-name="T392">I got down to just 4 </text:span></text:span><text:span text:style-name="Source_20_Text"><text:span text:style-name="T390">broken packages </text:span></text:span><text:span text:style-name="Source_20_Text"><text:span text:style-name="T393">left to compile</text:span></text:span><text:span text:style-name="Source_20_Text"><text:span text:style-name="T392">. </text:span></text:span><text:span text:style-name="Source_20_Text"><text:span text:style-name="T390">Then, comment out the problem packages:</text:span></text:span></text:p>
              <text:list>
                <text:list-item>
                  <text:p text:style-name="P279"><text:span text:style-name="Source_20_Text"><text:span text:style-name="T390">go to ~/Codes/src/IHaskell and open stack.yaml, generated during the </text:span></text:span><text:span text:style-name="Source_20_Text"><text:span text:style-name="T398">pip install -r requirements.txt</text:span></text:span><text:span text:style-name="Source_20_Text"><text:span text:style-name="T390"> and </text:span></text:span><text:span text:style-name="Source_20_Text"><text:span text:style-name="T398">stack install gtk2hs-buildtools</text:span></text:span><text:span text:style-name="Source_20_Text"><text:span text:style-name="T390"> commands. Comment out the problem lines (# is a comment in YAML). For cairo, those problem packages were ./ihaskell-display/ihaskell-charts and ./ihaskell-display/ihaskell-diagrams</text:span></text:span></text:p>
                </text:list-item>
                <text:list-item>
                  <text:p text:style-name="P279"><text:span text:style-name="Source_20_Text"><text:span text:style-name="T390">When you again run </text:span></text:span><text:span text:style-name="Source_20_Text"><text:span text:style-name="T398">stack install --fast</text:span></text:span><text:span text:style-name="Source_20_Text"><text:span text:style-name="T390">, it will finish the build.</text:span></text:span></text:p>
                </text:list-item>
              </text:list>
            </text:list-item>
            <text:list-item>
              <text:p text:style-name="P219"><text:span text:style-name="Source_20_Text"><text:span text:style-name="T400">I</text:span></text:span><text:span text:style-name="Source_20_Text"><text:span text:style-name="T394">f </text:span></text:span><text:span text:style-name="Source_20_Text"><text:span text:style-name="T401">ihaskell install ---stack </text:span></text:span><text:span text:style-name="Source_20_Text"><text:span text:style-name="T395">fail</text:span></text:span><text:span text:style-name="Source_20_Text"><text:span text:style-name="T394">s, try the previous suggestions to get the newest versions on the packages, then try to install it again. For me, libtinfow.so.6 was missing. The package ncurses had it (</text:span></text:span><text:a xlink:type="simple" xlink:href="https://github.com/bioconda/bioconda-recipes/issues/8210" text:style-name="Internet_20_link" text:visited-style-name="Visited_20_Internet_20_Link"><text:span text:style-name="Source_20_Text">source</text:span></text:a><text:span text:style-name="Source_20_Text"><text:span text:style-name="T395">).</text:span></text:span></text:p>
              <text:list>
                <text:list-item>
                  <text:p text:style-name="P219"><text:span text:style-name="Source_20_Text"><text:span text:style-name="T401">conda install ncurses</text:span></text:span><text:span text:style-name="Source_20_Text"><text:span text:style-name="T400">=6.</text:span></text:span><text:span text:style-name="Source_20_Text"><text:span text:style-name="T402">1</text:span></text:span></text:p>
                </text:list-item>
              </text:list>
            </text:list-item>
            <text:list-item>
              <text:p text:style-name="P238"><text:span text:style-name="Source_20_Text"><text:span text:style-name="T396">Add to PATH:</text:span></text:span><text:span text:style-name="Source_20_Text"><text:span text:style-name="T403"> nano ~/.bashrc<text:line-break/># A good comment</text:span></text:span></text:p>
              <text:p text:style-name="P238"><text:span text:style-name="Source_20_Text"><text:span text:style-name="T403">bash /home/jordan/.nix-profile/etc/profile.d/nix.sh</text:span></text:span></text:p>
            </text:list-item>
          </text:list>
        </text:list-item>
        <text:list-item>
          <text:p text:style-name="P219"><text:span text:style-name="Source_20_Text"><text:span text:style-name="T200">Lisp </text:span></text:span><text:span text:style-name="Source_20_Text"><text:span text:style-name="T224">(</text:span></text:span><text:span text:style-name="Source_20_Text"><text:span text:style-name="T225">~0.1 GB</text:span></text:span><text:span text:style-name="Source_20_Text"><text:span text:style-name="T224">)</text:span></text:span><text:span text:style-name="Source_20_Text"><text:span text:style-name="T200"> – </text:span></text:span><text:span text:style-name="Source_20_Text"><text:span text:style-name="T96">sources: </text:span></text:span><text:a xlink:type="simple" xlink:href="https://github.com/fredokun/cl-jupyter" text:style-name="Internet_20_link" text:visited-style-name="Visited_20_Internet_20_Link"><text:span text:style-name="Source_20_Text"><text:span text:style-name="T129">cl-jupyter GitHub</text:span></text:span></text:a><text:span text:style-name="Source_20_Text"><text:span text:style-name="T96">, </text:span></text:span><text:a xlink:type="simple" xlink:href="http://lisp-lang.org/learn/getting-started/" text:style-name="Internet_20_link" text:visited-style-name="Visited_20_Internet_20_Link"><text:span text:style-name="Source_20_Text"><text:span text:style-name="T129">Lisp-Lang.org</text:span></text:span></text:a><text:span text:style-name="Source_20_Text"><text:span text:style-name="T97">, </text:span></text:span><text:a xlink:type="simple" xlink:href="https://www.quicklisp.org/beta/#installation" text:style-name="Internet_20_link" text:visited-style-name="Visited_20_Internet_20_Link"><text:span text:style-name="Source_20_Text"><text:span text:style-name="T129">Quicklisp.org</text:span></text:span></text:a><text:span text:style-name="Source_20_Text"><text:span text:style-name="T97">, </text:span></text:span><text:a xlink:type="simple" xlink:href="https://www.quicklisp.org/beta/faq.html" text:style-name="Internet_20_link" text:visited-style-name="Visited_20_Internet_20_Link"><text:span text:style-name="Source_20_Text"><text:span text:style-name="T97">Quicklisp faq</text:span></text:span></text:a><text:span text:style-name="Source_20_Text"><text:span text:style-name="T97">. </text:span></text:span><text:span text:style-name="Source_20_Text"><text:span text:style-name="T144">NOTE: you can also just install beakerx below and you’ll get a version of lisp. This particular kernel is common lisp.</text:span></text:span></text:p>
          <text:list>
            <text:list-item>
              <text:p text:style-name="P219"><text:span text:style-name="T20">Get prereqs: </text:span><text:span text:style-name="T270">sudo apt-get install sbcl </text:span><text:span text:style-name="Source_20_Text">libzmq</text:span><text:span text:style-name="Source_20_Text"><text:span text:style-name="T358">3</text:span></text:span><text:span text:style-name="Source_20_Text">-dev</text:span></text:p>
            </text:list-item>
            <text:list-item>
              <text:p text:style-name="P67">Get quicklisp:</text:p>
              <text:list>
                <text:list-item>
                  <text:p text:style-name="P152">cd ~/Codes/src</text:p>
                </text:list-item>
                <text:list-item>
                  <text:p text:style-name="P219"><text:bookmark text:name="examplesession"/><text:span text:style-name="T290">curl -O </text:span><text:a xlink:type="simple" xlink:href="https://beta.quicklisp.org/quicklisp.lisp" text:style-name="Internet_20_link" text:visited-style-name="Visited_20_Internet_20_Link"><text:span text:style-name="T290">https://beta.quicklisp.org/quicklisp.lisp</text:span></text:a></text:p>
                </text:list-item>
                <text:list-item>
                  <text:p text:style-name="P279"><text:bookmark text:name="examplesession1"/><text:span text:style-name="T290">curl -O </text:span><text:a xlink:type="simple" xlink:href="https://beta.quicklisp.org/quicklisp.lisp.asc" text:style-name="Internet_20_link" text:visited-style-name="Visited_20_Internet_20_Link"><text:span text:style-name="T290">https://beta.quicklisp.org/quicklisp.lisp.asc</text:span></text:a></text:p>
                </text:list-item>
                <text:list-item>
                  <text:p text:style-name="P290"><text:bookmark text:name="examplesession2"/>gpg --verify quicklisp.lisp.asc quicklisp.lisp</text:p>
                </text:list-item>
              </text:list>
            </text:list-item>
            <text:list-item>
              <text:p text:style-name="P68">Fire up a quicklisp terminal, and get lisping:</text:p>
              <text:list>
                <text:list-item>
                  <text:p text:style-name="P291">sbcl --load quicklisp.lisp</text:p>
                </text:list-item>
                <text:list-item>
                  <text:p text:style-name="P292">(quicklisp-quickstart:install :path "~/Codes/quicklisp/")</text:p>
                </text:list-item>
                <text:list-item>
                  <text:p text:style-name="P293">(ql:add-to-init-file)</text:p>
                </text:list-item>
                <text:list-item>
                  <text:p text:style-name="P293"><text:bookmark text:name="examplesession4"/>(quit)</text:p>
                </text:list-item>
              </text:list>
            </text:list-item>
            <text:list-item>
              <text:p text:style-name="P276"><text:soft-page-break/>Get the kernel:</text:p>
              <text:list>
                <text:list-item>
                  <text:p text:style-name="P294">cd ~/Codes/src</text:p>
                </text:list-item>
                <text:list-item>
                  <text:p text:style-name="P295">git clone <text:a xlink:type="simple" xlink:href="https://github.com/fredokun/cl-jupyter" text:style-name="Internet_20_link" text:visited-style-name="Visited_20_Internet_20_Link">https://github.com/fredokun/cl-jupyter</text:a></text:p>
                </text:list-item>
                <text:list-item>
                  <text:p text:style-name="P294">cd cl-jupyter</text:p>
                </text:list-item>
                <text:list-item>
                  <text:p text:style-name="P296">source activate base</text:p>
                </text:list-item>
                <text:list-item>
                  <text:p text:style-name="P294">python ./install-cl-jupyter.py</text:p>
                </text:list-item>
              </text:list>
            </text:list-item>
            <text:list-item>
              <text:p text:style-name="P277">Install the dependencies in lisp</text:p>
              <text:list>
                <text:list-item>
                  <text:p text:style-name="P294">sbcl --load ./cl-jupyter.lisp</text:p>
                </text:list-item>
              </text:list>
            </text:list-item>
          </text:list>
        </text:list-item>
        <text:list-item>
          <text:p text:style-name="P285"><text:span text:style-name="T193">BeakerX (~</text:span><text:span text:style-name="T194">0.6</text:span><text:span text:style-name="T193"> GB)</text:span><text:span text:style-name="T162"> – This last install includes </text:span><text:span text:style-name="T163">Groovy, Scala, Clojure, Kotlin, Java, and SQL </text:span><text:span text:style-name="T182">kernels, all of which include</text:span><text:span text:style-name="T163"> many magics. </text:span><text:span text:style-name="T184">All these tools run inside of a Java framework, making this the Java kernel, but which also has some neat tools for engineering.</text:span><text:span text:style-name="T163"> </text:span><text:span text:style-name="T182">This is a good finishing kernel set, as we want Java and SQL, and maybe somebody will find use for the others. </text:span><text:span text:style-name="T183">Source: </text:span><text:a xlink:type="simple" xlink:href="http://beakerx.com/" text:style-name="Internet_20_link" text:visited-style-name="Visited_20_Internet_20_Link"><text:span text:style-name="T183">beakerx.com</text:span></text:a></text:p>
          <text:list>
            <text:list-item>
              <text:p text:style-name="P300"><text:span text:style-name="T183">F</text:span><text:span text:style-name="T163">irst, what are these languages?</text:span></text:p>
              <text:list>
                <text:list-item>
                  <text:p text:style-name="P300"><text:span text:style-name="T191">Clojure:</text:span><text:span text:style-name="T163"> a flavor of Lisp with powerful macros. With this, we can forgo the installation of common lisp above.</text:span></text:p>
                </text:list-item>
                <text:list-item>
                  <text:p text:style-name="P300"><text:span text:style-name="T191">Groovy:</text:span><text:span text:style-name="T163"> a Java-syntax-compatible object-oriented programming language for the Java platform that can be used as both a programming language and a scripting language and interoperates seamlessly with other Java code and libraries.</text:span></text:p>
                </text:list-item>
                <text:list-item>
                  <text:p text:style-name="P300"><text:span text:style-name="T191">Java:</text:span><text:span text:style-name="T163"> this is...well, Java. Java can be run here as interpreted code, so you just start typing your code and can ignore all the class definitions and stuff.</text:span></text:p>
                </text:list-item>
                <text:list-item>
                  <text:p text:style-name="P302"><text:span text:style-name="T191">Kotlin:</text:span><text:span text:style-name="T163"> a statically typed programming language that runs on the Java virtual machine and also can be compiled to JavaScript source code or use the LLVM compiler infrastructure.</text:span></text:p>
                </text:list-item>
                <text:list-item>
                  <text:p text:style-name="P304"><text:span text:style-name="T163">SQL:</text:span><text:span text:style-name="T145"> a powerful database script that can create and organize a database, manipulate data, and so forth.</text:span></text:p>
                </text:list-item>
                <text:list-item>
                  <text:p text:style-name="P306"><text:span text:style-name="T163">Scala:</text:span><text:span text:style-name="T145"> appears to be a better version of Java. It allows many of the same programming techniques, but was created to address the problems that came up in Java.</text:span></text:p>
                </text:list-item>
              </text:list>
            </text:list-item>
            <text:list-item>
              <text:p text:style-name="P308"><text:span text:style-name="T61">Change to base install of Python:</text:span> source activate base</text:p>
            </text:list-item>
            <text:list-item>
              <text:p text:style-name="P286"><text:span text:style-name="T183">Add via conda-forge:</text:span><text:span text:style-name="T331"> </text:span><text:span text:style-name="Source_20_Text"><text:span text:style-name="T326">conda install -c conda-forge ipywidgets beakerx</text:span></text:span></text:p>
            </text:list-item>
          </text:list>
        </text:list-item>
      </text:list>
      <text:p text:style-name="P2"/>
      <text:p text:style-name="P9">Now that we have all those languages, let’s grab some programming environments for them. <text:span text:style-name="T408">Below are the software tools for writing in each of the kernels above. First, the ones that work for most or all of them: </text:span></text:p>
      <text:list xml:id="list7451277437497985708" text:style-name="L33">
        <text:list-item>
          <text:p text:style-name="P43"><text:span text:style-name="T368">Jupyter notebook</text:span><text:span text:style-name="T59"> (~0.1 GB)</text:span><text:span text:style-name="T413"> – this powerful tool was installed above, and we just worked to put all these languages into it as kernels. To run it, type</text:span> <text:span text:style-name="T319">jupyter notebook</text:span> in a terminal. Wherever your current directory is, that will be your home directory in Notebook. I suggest having a dedicated directory, like ~/Workspace. Keeps things more organized.</text:p>
          <text:list>
            <text:list-item>
              <text:p text:style-name="P43">After you have started up notebook, you can pick any of the kernels and start going. I added a few things to notebook <text:span text:style-name="T409">to make it more usable</text:span>, though, so I’ll discuss those here.</text:p>
            </text:list-item>
            <text:list-item>
              <text:p text:style-name="P45">Setting up a password instead of token <text:span text:style-name="T411">(~0 GB)</text:span>. You can use a password for jupyter instead of a randomly generated token. So far, the token is nicer because it just logs you in when you run <text:span text:style-name="T239">jupyter notebook</text:span>, but with the password it asks for it, adding one more step.</text:p>
              <text:list>
                <text:list-item>
                  <text:p text:style-name="P46">After opening notebook, click the Logout button in the top right corner. This takes you to a login page.</text:p>
                </text:list-item>
                <text:list-item>
                  <text:p text:style-name="P46">Copy the token from the terminal and paste it into the Token box. Then set your password.</text:p>
                </text:list-item>
                <text:list-item>
                  <text:p text:style-name="P46">After, you log in via your password (in this case, the password is jupyter).</text:p>
                </text:list-item>
              </text:list>
            </text:list-item>
            <text:list-item>
              <text:p text:style-name="P184"><text:span text:style-name="T1">Installing an extension manager </text:span><text:span text:style-name="T36">(~0.1 GB)</text:span> <text:span text:style-name="T1">(source: </text:span><text:a xlink:type="simple" xlink:href="http://jupyter-contrib-nbextensions.readthedocs.io/en/latest/install.html" text:style-name="Internet_20_link" text:visited-style-name="Visited_20_Internet_20_Link"><text:span text:style-name="T1">jupyter-contrib-nbextensions docs</text:span></text:a><text:span text:style-name="T1">)</text:span></text:p>
              <text:list>
                <text:list-item>
                  <text:p text:style-name="P184"><text:span text:style-name="T1">Switch to base python: </text:span><text:span text:style-name="T240">source activate base</text:span></text:p>
                </text:list-item>
                <text:list-item>
                  <text:p text:style-name="P184"><text:span text:style-name="T1">Install the extension manager. </text:span><text:span text:style-name="T30">Doing it through conda will pre-configure a lot of extra tools over the pip install path</text:span><text:span text:style-name="T1">: </text:span><text:span text:style-name="T240">conda install -c conda-forge jupyter_contrib_nbextensions</text:span></text:p>
                </text:list-item>
                <text:list-item>
                  <text:p text:style-name="P185"><text:span text:style-name="T1">Now you have a nbextensions tab in your jupyter notebook tree, from which you can add extra tools (like code folding) to make your life easier. </text:span><text:span text:style-name="T31">When you click on one, scroll down to see the explanation of what the extension is and what it does. Check it, and it will be installed.</text:span></text:p>
                </text:list-item>
              </text:list>
            </text:list-item>
          </text:list>
        </text:list-item>
        <text:list-item>
          <text:p text:style-name="P186"><text:span text:style-name="T366">Text editor (gedit) </text:span><text:span text:style-name="T369">(~0 GB)</text:span><text:span text:style-name="T1"> – </text:span><text:span text:style-name="T37">this built-in text editor </text:span><text:span text:style-name="T1">has most of the languages already set up for syntax highlighting. It’s missing gnuplot, lisp, </text:span><text:span text:style-name="T47">Clojure, Groovy, Kotlin</text:span><text:span text:style-name="T1">, </text:span><text:span text:style-name="T40">and SageMath</text:span><text:span text:style-name="T1"> </text:span><text:span text:style-name="T35">(bash, or command line, is </text:span><text:soft-page-break/><text:span text:style-name="T35">called sh, </text:span><text:span text:style-name="T40">and Sage can be done as python, </text:span><text:span text:style-name="T47">so not “missing”</text:span><text:span text:style-name="T35">)</text:span><text:span text:style-name="T1">. We can download .lang definitions for these languages, </text:span><text:span text:style-name="T37">which are just xml files and take up almost no extra space.</text:span></text:p>
          <text:list>
            <text:list-item>
              <text:p text:style-name="P248"><text:span text:style-name="T1">Gnuplot: according to </text:span><text:span text:style-name="T33">(source: </text:span><text:a xlink:type="simple" xlink:href="https://stackoverflow.com/questions/28048880/any-good-editor-for-gnuplot?utm_medium=organic&amp;utm_source=google_rich_qa&amp;utm_campaign=google_rich_qa" text:style-name="Internet_20_link" text:visited-style-name="Visited_20_Internet_20_Link"><text:span text:style-name="T33">StackOverflow</text:span></text:a><text:span text:style-name="T33">), gedit is ok for Gnuplot editing</text:span></text:p>
            </text:list-item>
            <text:list-item>
              <text:p text:style-name="P321"><text:span text:style-name="Source_20_Text"><text:span text:style-name="T170">lisp: </text:span></text:span><text:span text:style-name="Source_20_Text"><text:span text:style-name="T169">somebody wrote one on </text:span></text:span><text:a xlink:type="simple" xlink:href="https://gist.github.com/shamansir/1164574" text:style-name="Internet_20_link" text:visited-style-name="Visited_20_Internet_20_Link"><text:span text:style-name="Source_20_Text"><text:span text:style-name="T169">GitHub</text:span></text:span></text:a><text:span text:style-name="Source_20_Text"><text:span text:style-name="T169">. Download it.</text:span></text:span></text:p>
            </text:list-item>
            <text:list-item>
              <text:p text:style-name="P322"><text:span text:style-name="Source_20_Text"><text:span text:style-name="T186">Clojure: somebody wrote one on </text:span></text:span><text:a xlink:type="simple" xlink:href="https://github.com/mitko/clojure_for_gedit" text:style-name="Internet_20_link" text:visited-style-name="Visited_20_Internet_20_Link"><text:span text:style-name="Source_20_Text"><text:span text:style-name="T195">GitHub</text:span></text:span></text:a><text:span text:style-name="Source_20_Text"><text:span text:style-name="T186">. </text:span></text:span><text:span text:style-name="Source_20_Text"><text:span text:style-name="T187">I’d suggest just getting the .lang file, or you can run the install script as suggested on </text:span></text:span><text:a xlink:type="simple" xlink:href="https://stackoverflow.com/questions/21089486/configure-clojure-syntax-highlighting-for-gedit" text:style-name="Internet_20_link" text:visited-style-name="Visited_20_Internet_20_Link"><text:span text:style-name="Source_20_Text"><text:span text:style-name="T186">stackoverflow</text:span></text:span></text:a><text:span text:style-name="Source_20_Text"><text:span text:style-name="T186">.</text:span></text:span></text:p>
            </text:list-item>
            <text:list-item>
              <text:p text:style-name="P323"><text:span text:style-name="Source_20_Text"><text:span text:style-name="T188">Groovy: </text:span></text:span><text:span text:style-name="Source_20_Text"><text:span text:style-name="T190">again, </text:span></text:span><text:a xlink:type="simple" xlink:href="https://github.com/aeischeid/gedit-grails-bundle/blob/master/grails-gedit/groovy.lang" text:style-name="Internet_20_link" text:visited-style-name="Visited_20_Internet_20_Link"><text:span text:style-name="Source_20_Text"><text:span text:style-name="T190">GitHub</text:span></text:span></text:a><text:span text:style-name="Source_20_Text"><text:span text:style-name="T190"> has one.</text:span></text:span></text:p>
            </text:list-item>
            <text:list-item>
              <text:p text:style-name="P323"><text:span text:style-name="Source_20_Text"><text:span text:style-name="T188">Kotlin: </text:span></text:span><text:span text:style-name="Source_20_Text"><text:span text:style-name="T190">turn once again to </text:span></text:span><text:a xlink:type="simple" xlink:href="https://github.com/GNOME/gtksourceview/blob/master/data/language-specs/kotlin.lang" text:style-name="Internet_20_link" text:visited-style-name="Visited_20_Internet_20_Link"><text:span text:style-name="Source_20_Text"><text:span text:style-name="T190">GitHub</text:span></text:span></text:a><text:span text:style-name="Source_20_Text"><text:span text:style-name="T190">.</text:span></text:span></text:p>
            </text:list-item>
            <text:list-item>
              <text:p text:style-name="P324"><text:span text:style-name="Source_20_Text"><text:span text:style-name="T189">For all the above, install them with the following, replacing [lang] with the name you gave the language file:</text:span></text:span></text:p>
              <text:list>
                <text:list-item>
                  <text:p text:style-name="P249"><text:span text:style-name="T239">cd</text:span> &lt;download directory&gt;</text:p>
                </text:list-item>
                <text:list-item>
                  <text:p text:style-name="P324"><text:span text:style-name="Source_20_Text"><text:span text:style-name="T286">sudo cp </text:span></text:span><text:span text:style-name="Source_20_Text"><text:span text:style-name="T289">[lang]</text:span></text:span><text:span text:style-name="Source_20_Text"><text:span text:style-name="T286">.lang /usr/share/gtksourceview-3.0/language-specs/</text:span></text:span></text:p>
                </text:list-item>
                <text:list-item>
                  <text:p text:style-name="P324"><text:span text:style-name="Source_20_Text"><text:span text:style-name="T286">sudo chmod 644 /usr/share/gtksourceview-3.0/language-specs/</text:span></text:span><text:span text:style-name="Source_20_Text"><text:span text:style-name="T289">[lang]</text:span></text:span><text:span text:style-name="Source_20_Text"><text:span text:style-name="T286">.lang</text:span></text:span></text:p>
                </text:list-item>
              </text:list>
            </text:list-item>
            <text:list-item>
              <text:p text:style-name="P187"><text:span text:style-name="T34">After setting up the .langs, r</text:span><text:span text:style-name="T1">estart gedit (called Text Editor in applications). Select View→Highlight Mode. </text:span><text:span text:style-name="T34">gedit also </text:span><text:span text:style-name="T1">includes </text:span><text:span text:style-name="T34">many languages </text:span><text:span text:style-name="T1">we don’t have (like XML, LaTeX...look through the list).</text:span></text:p>
            </text:list-item>
          </text:list>
        </text:list-item>
        <text:list-item>
          <text:p text:style-name="P188">Vim <text:span text:style-name="T412">(~0.2 GB)</text:span><text:span text:style-name="T37"> – </text:span><text:span text:style-name="T39">a highly popular and old text editor that can be used stand-alone in the command line or as its own GUI. This particular version knows pretty much every language under the sun, and its rather powerful. Source: </text:span><text:a xlink:type="simple" xlink:href="http://vim.spf13.com/#install" text:style-name="Internet_20_link" text:visited-style-name="Visited_20_Internet_20_Link"><text:span text:style-name="T39">spf13’s website</text:span></text:a><text:span text:style-name="T39">.</text:span><text:span text:style-name="T38"> </text:span></text:p>
          <text:list>
            <text:list-item>
              <text:p text:style-name="P250"><text:span text:style-name="T39">G</text:span><text:span text:style-name="T1">et prerec (vim): </text:span><text:span text:style-name="T240">sudo apt-get install vim </text:span><text:span text:style-name="T280">vim-gnome</text:span></text:p>
            </text:list-item>
            <text:list-item>
              <text:p text:style-name="P247"><text:span text:style-name="T39">Download and install the super distro: </text:span><text:span text:style-name="T240">curl http://j.mp/spf13-vim3 -L -o - | sh</text:span></text:p>
            </text:list-item>
            <text:list-item>
              <text:p text:style-name="P47">run vim in command line with vim, and the gui with gvim</text:p>
            </text:list-item>
            <text:list-item>
              <text:p text:style-name="P190"><text:span text:style-name="T1">to see all the languages it knows, type </text:span><text:span text:style-name="T240">:setfiletype </text:span><text:span text:style-name="T1">(with the space), then hit </text:span><text:span text:style-name="T240">Ctrl+d</text:span></text:p>
            </text:list-item>
            <text:list-item>
              <text:p text:style-name="P100"><text:span text:style-name="T1">From our list, it doesn’t know Octave, </text:span><text:span text:style-name="T48">Julia, Kotlin, Scala,</text:span><text:span text:style-name="T1"> </text:span><text:span text:style-name="T40">and </text:span><text:span text:style-name="T1">Sage</text:span><text:span text:style-name="T40">M</text:span><text:span text:style-name="T1">ath </text:span><text:span text:style-name="T40">(and SageMath can be viewed as python; </text:span><text:span text:style-name="T48">Octave as Matlab</text:span><text:span text:style-name="T40">)</text:span><text:span text:style-name="T1">, </text:span><text:span text:style-name="T49">and</text:span><text:span text:style-name="T40"> it knows pretty much everything else under the sun.</text:span></text:p>
            </text:list-item>
          </text:list>
        </text:list-item>
        <text:list-item>
          <text:p text:style-name="P189">Atom<text:span text:style-name="T37"> </text:span><text:span text:style-name="T412">(~0.9 GB) </text:span><text:span text:style-name="T37">– </text:span><text:span text:style-name="T40">Atom is another great terminal editor that has some nice features over vim. In particular, it’s GitHub’s own text editor, and can be hacked to do whatever you could possibly hope for. But we need to teach it some languages. </text:span><text:span text:style-name="T42">Sources include </text:span><text:a xlink:type="simple" xlink:href="https://flight-manual.atom.io/getting-started/sections/installing-atom/" text:style-name="Internet_20_link" text:visited-style-name="Visited_20_Internet_20_Link"><text:span text:style-name="T43">Atom’s online manual</text:span></text:a><text:span text:style-name="T43">, </text:span><text:a xlink:type="simple" xlink:href="https://github.com/atom/apm" text:style-name="Internet_20_link" text:visited-style-name="Visited_20_Internet_20_Link"><text:span text:style-name="T43">apm GitHub</text:span></text:a><text:span text:style-name="T43">, </text:span><text:a xlink:type="simple" xlink:href="https://www.sitepoint.com/10-essential-atom-add-ons/" text:style-name="Internet_20_link" text:visited-style-name="Visited_20_Internet_20_Link"><text:span text:style-name="T43">sitepoint essential atom packages list</text:span></text:a></text:p>
          <text:list>
            <text:list-item>
              <text:p text:style-name="P174">To install:</text:p>
              <text:list>
                <text:list-item>
                  <text:p text:style-name="P175"><text:span text:style-name="T40">Add Atom’s key: </text:span><text:span text:style-name="T240">curl -L https://packagecloud.io/AtomEditor/atom/gpgkey | sudo apt-key add -</text:span></text:p>
                  <text:list>
                    <text:list-item>
                      <text:p text:style-name="P245">Note: I had it freeze up here. If you run sudo apt-get update first, it’ll ask for sudo password. Then when you do that apt-key add, it’ll be authorized and let you add it. When you pipe it, it seems not to be able to ask for password.</text:p>
                    </text:list-item>
                  </text:list>
                </text:list-item>
                <text:list-item>
                  <text:p text:style-name="P297">sudo sh -c 'echo "deb [arch=amd64] https://packagecloud.io/AtomEditor/atom/any/ any main" &gt; /etc/apt/sources.list.d/atom.list'</text:p>
                </text:list-item>
                <text:list-item>
                  <text:p text:style-name="P309">sudo apt-get update</text:p>
                </text:list-item>
                <text:list-item>
                  <text:p text:style-name="P309">sudo apt-get install atom</text:p>
                </text:list-item>
              </text:list>
            </text:list-item>
            <text:list-item>
              <text:p text:style-name="P191"><text:span text:style-name="T1">Atom has a package manager that comes with it, called Atom apm. We’ll install the IDE-esque package </text:span><text:span text:style-name="T41">(this is a linter front-end that allows code execution for anything that has an ide language package)</text:span><text:span text:style-name="T1">, </text:span><text:span text:style-name="T41">then language support, then a few packages to make atom a really powerful IDE.</text:span></text:p>
              <text:list>
                <text:list-item>
                  <text:p text:style-name="P139">apm install atom-ide-ui</text:p>
                </text:list-item>
              </text:list>
            </text:list-item>
            <text:list-item>
              <text:p text:style-name="P48">The easier way to add language support, thought, is in Atom itself.</text:p>
              <text:list>
                <text:list-item>
                  <text:p text:style-name="P192"><text:span text:style-name="T1">Open Atom: </text:span><text:span text:style-name="T240">atom</text:span></text:p>
                </text:list-item>
                <text:list-item>
                  <text:p text:style-name="P69">Edit → Preferences → Install</text:p>
                </text:list-item>
                <text:list-item>
                  <text:p text:style-name="P69">Search for our different languages. I found the following packages <text:span text:style-name="T414">(if it’s not listed, either it’s already installed or wasn’t available)</text:span>:</text:p>
                </text:list-item>
              </text:list>
            </text:list-item>
          </text:list>
        </text:list-item>
      </text:list>
      <text:section text:style-name="Sect2" text:name="Section7">
        <text:list xml:id="list102635356694747" text:continue-numbering="true" text:style-name="L33">
          <text:list-item>
            <text:list>
              <text:list-item>
                <text:list>
                  <text:list-item>
                    <text:list>
                      <text:list-item>
                        <text:p text:style-name="P69">ide-bash</text:p>
                      </text:list-item>
                      <text:list-item>
                        <text:p text:style-name="P69">ide-cpp</text:p>
                      </text:list-item>
                      <text:list-item>
                        <text:p text:style-name="P69">language-fortran, ide-fortran</text:p>
                      </text:list-item>
                      <text:list-item>
                        <text:p text:style-name="P69">language-gnuplot-atom</text:p>
                      </text:list-item>
                      <text:list-item>
                        <text:p text:style-name="P70">language-groovy</text:p>
                      </text:list-item>
                      <text:list-item>
                        <text:p text:style-name="P69">language-haskell, ide-haskell</text:p>
                      </text:list-item>
                      <text:list-item>
                        <text:p text:style-name="P70">ide-java</text:p>
                      </text:list-item>
                      <text:list-item>
                        <text:p text:style-name="P71">language-julia, <text:span text:style-name="T414">(ide-julia is still under dev, they have one that connects to Juno, but it’s big and non-trivial to set up)</text:span></text:p>
                      </text:list-item>
                      <text:list-item>
                        <text:p text:style-name="P74">language-kotlin</text:p>
                      </text:list-item>
                      <text:list-item>
                        <text:p text:style-name="P72">language-lisp</text:p>
                      </text:list-item>
                      <text:list-item>
                        <text:p text:style-name="P73"><text:soft-page-break/>ide-python</text:p>
                      </text:list-item>
                      <text:list-item>
                        <text:p text:style-name="P73">language-matlab (also covers octave)</text:p>
                      </text:list-item>
                      <text:list-item>
                        <text:p text:style-name="P101"><text:span text:style-name="T1">ide-r. </text:span><text:span text:style-name="T46">(</text:span><text:span text:style-name="T1">language-r </text:span><text:span text:style-name="T45">had problems and was no longer maintained</text:span><text:span text:style-name="T46">)</text:span></text:p>
                      </text:list-item>
                      <text:list-item>
                        <text:p text:style-name="P73">ide-ruby</text:p>
                      </text:list-item>
                      <text:list-item>
                        <text:p text:style-name="P73">language-sage</text:p>
                      </text:list-item>
                      <text:list-item>
                        <text:p text:style-name="P74">language-scala</text:p>
                      </text:list-item>
                      <text:list-item>
                        <text:p text:style-name="P73">scilab-language (This has a lot more features than language-scilab)</text:p>
                      </text:list-item>
                    </text:list>
                  </text:list-item>
                </text:list>
              </text:list-item>
            </text:list>
          </text:list-item>
        </text:list>
      </text:section>
      <text:list xml:id="list102635401464057" text:continue-numbering="true" text:style-name="L33">
        <text:list-item>
          <text:list>
            <text:list-item>
              <text:list>
                <text:list-item>
                  <text:p text:style-name="P75">I also included the following “essential” packages after comparing several Google results:</text:p>
                  <text:list>
                    <text:list-item>
                      <text:p text:style-name="P76">git-plus</text:p>
                    </text:list-item>
                    <text:list-item>
                      <text:p text:style-name="P77">seti-icons package with monokai theme (nice dark theme)</text:p>
                    </text:list-item>
                    <text:list-item>
                      <text:p text:style-name="P77">minimap, minimap-highlight-selected (automatically installs dependency highlight-selected)</text:p>
                    </text:list-item>
                    <text:list-item>
                      <text:p text:style-name="P78">open-recent</text:p>
                    </text:list-item>
                    <text:list-item>
                      <text:p text:style-name="P77">todo-show</text:p>
                    </text:list-item>
                  </text:list>
                </text:list-item>
              </text:list>
            </text:list-item>
          </text:list>
        </text:list-item>
        <text:list-item>
          <text:p text:style-name="P189">Sublime <text:span text:style-name="T412">(~0.1 GB)</text:span><text:span text:style-name="T37"> – </text:span><text:span text:style-name="T44">Sublime is another popular text editor with a bunch of neat features</text:span><text:span text:style-name="T38">. </text:span><text:span text:style-name="T44">We’ll install it for completeness. If you use Notepad++ in Windows, Sublime will feel somewhat familiar.</text:span><text:span text:style-name="T38"> </text:span><text:span text:style-name="T42">Source: </text:span><text:a xlink:type="simple" xlink:href="https://www.sublimetext.com/docs/3/linux_repositories.html" text:style-name="Internet_20_link" text:visited-style-name="Visited_20_Internet_20_Link"><text:span text:style-name="T42">Sublimetext.com</text:span></text:a><text:span text:style-name="T42">.</text:span></text:p>
          <text:list>
            <text:list-item>
              <text:p text:style-name="P193"><text:span text:style-name="T38">T</text:span><text:span text:style-name="T1">o install:</text:span></text:p>
              <text:list>
                <text:list-item>
                  <text:p text:style-name="P307"><text:span text:style-name="Source_20_Text"><text:span text:style-name="T290">wget -qO - https://download.sublimetext.com/sublimehq-pub.gpg | sudo apt-key add -</text:span></text:span></text:p>
                </text:list-item>
                <text:list-item>
                  <text:p text:style-name="P307"><text:span text:style-name="Source_20_Text"><text:span text:style-name="T290">sudo apt-get install apt-transport-https</text:span></text:span></text:p>
                </text:list-item>
                <text:list-item>
                  <text:p text:style-name="P307"><text:span text:style-name="Source_20_Text"><text:span text:style-name="T290">echo "deb https://download.sublimetext.com/ apt/stable/" | sudo tee /etc/apt/sources.list.d/sublime-text.list</text:span></text:span></text:p>
                </text:list-item>
                <text:list-item>
                  <text:p text:style-name="P310"><text:span text:style-name="Source_20_Text"><text:span text:style-name="T309">sudo apt-get update</text:span></text:span></text:p>
                </text:list-item>
                <text:list-item>
                  <text:p text:style-name="P310"><text:span text:style-name="Source_20_Text"><text:span text:style-name="T286">sudo apt-get install sublime-text</text:span></text:span></text:p>
                </text:list-item>
              </text:list>
            </text:list-item>
            <text:list-item>
              <text:p text:style-name="P311"><text:span text:style-name="Source_20_Text"><text:span text:style-name="T171">Open up the package manager </text:span></text:span><text:span text:style-name="Source_20_Text"><text:span text:style-name="T172">by opening sublime text from Applications.</text:span></text:span></text:p>
              <text:list>
                <text:list-item>
                  <text:p text:style-name="P312"><text:span text:style-name="Source_20_Text"><text:span text:style-name="T172">Hit ctr+shift+P, and type packages, select Install Package Control. Alternately, you can go to Tools → Install Package Control.</text:span></text:span></text:p>
                </text:list-item>
                <text:list-item>
                  <text:p text:style-name="P312"><text:span text:style-name="Source_20_Text"><text:span text:style-name="T172">If you hit ctr+shift+P, type Package Control: you can select discover packages. This takes you to the </text:span></text:span><text:a xlink:type="simple" xlink:href="https://packagecontrol.io/" text:style-name="Internet_20_link" text:visited-style-name="Visited_20_Internet_20_Link"><text:span text:style-name="Source_20_Text"><text:span text:style-name="T172">internet</text:span></text:span></text:a><text:span text:style-name="Source_20_Text"><text:span text:style-name="T172">, where you can browse all packages. </text:span></text:span><text:span text:style-name="Source_20_Text"><text:span text:style-name="T181">If you install SublimeLinter, you can get the linter packages (we’ll assume you did that for the langs below). </text:span></text:span><text:span text:style-name="Source_20_Text"><text:span text:style-name="T173">Install them with </text:span></text:span><text:span text:style-name="Source_20_Text"><text:span text:style-name="T288">ctr+shift+P, Package Control: Install Package </text:span></text:span><text:span text:style-name="Source_20_Text"><text:span text:style-name="T173">then,</text:span></text:span></text:p>
                </text:list-item>
              </text:list>
            </text:list-item>
          </text:list>
        </text:list-item>
      </text:list>
      <text:section text:style-name="Sect3" text:name="Section8">
        <text:list xml:id="list102635420183899" text:continue-numbering="true" text:style-name="L33">
          <text:list-item>
            <text:list>
              <text:list-item>
                <text:list>
                  <text:list-item>
                    <text:list>
                      <text:list-item>
                        <text:p text:style-name="P313"><text:span text:style-name="Source_20_Text"><text:span text:style-name="T181">SublieLinter-contrib-bashate</text:span></text:span></text:p>
                      </text:list-item>
                      <text:list-item>
                        <text:p text:style-name="P314"><text:span text:style-name="Source_20_Text"><text:span text:style-name="T173">C++ starting kit, </text:span></text:span><text:span text:style-name="Source_20_Text"><text:span text:style-name="T181">SublimeLinter-clang</text:span></text:span></text:p>
                      </text:list-item>
                      <text:list-item>
                        <text:p text:style-name="P315"><text:span text:style-name="Source_20_Text"><text:span text:style-name="T185">Enhanced Clojure</text:span></text:span></text:p>
                      </text:list-item>
                      <text:list-item>
                        <text:p text:style-name="P314"><text:span text:style-name="Source_20_Text"><text:span text:style-name="T173">Fortran</text:span></text:span></text:p>
                      </text:list-item>
                      <text:list-item>
                        <text:p text:style-name="P315"><text:span text:style-name="Source_20_Text"><text:span text:style-name="T185">Groovy Snippets</text:span></text:span></text:p>
                      </text:list-item>
                      <text:list-item>
                        <text:p text:style-name="P314"><text:span text:style-name="Source_20_Text"><text:span text:style-name="T173">SublimeHaskell</text:span></text:span></text:p>
                      </text:list-item>
                      <text:list-item>
                        <text:p text:style-name="P315"><text:span text:style-name="Source_20_Text"><text:span text:style-name="T185">Julia</text:span></text:span></text:p>
                      </text:list-item>
                      <text:list-item>
                        <text:p text:style-name="P315"><text:span text:style-name="Source_20_Text"><text:span text:style-name="T185">Kotlin</text:span></text:span></text:p>
                      </text:list-item>
                      <text:list-item>
                        <text:p text:style-name="P316"><text:span text:style-name="Source_20_Text"><text:span text:style-name="T174">Python 3</text:span></text:span></text:p>
                      </text:list-item>
                      <text:list-item>
                        <text:p text:style-name="P316"><text:span text:style-name="Source_20_Text"><text:span text:style-name="T174">GNU Octave Completions</text:span></text:span></text:p>
                      </text:list-item>
                      <text:list-item>
                        <text:p text:style-name="P316"><text:span text:style-name="Source_20_Text"><text:span text:style-name="T174">Perl Completions, </text:span></text:span><text:span text:style-name="Source_20_Text"><text:span text:style-name="T181">SublimeLinter-contrib-perl</text:span></text:span></text:p>
                      </text:list-item>
                      <text:list-item>
                        <text:p text:style-name="P317"><text:span text:style-name="Source_20_Text"><text:span text:style-name="T175">Ruby Completions, </text:span></text:span><text:span text:style-name="Source_20_Text"><text:span text:style-name="T181">SublimeLinter-ruby</text:span></text:span></text:p>
                      </text:list-item>
                      <text:list-item>
                        <text:p text:style-name="P315"><text:span text:style-name="Source_20_Text"><text:span text:style-name="T185">Scala Syntax</text:span></text:span></text:p>
                      </text:list-item>
                      <text:list-item>
                        <text:p text:style-name="P315"><text:span text:style-name="Source_20_Text"><text:span text:style-name="T176">Scilab</text:span></text:span></text:p>
                      </text:list-item>
                    </text:list>
                  </text:list-item>
                </text:list>
              </text:list-item>
            </text:list>
          </text:list-item>
        </text:list>
      </text:section>
      <text:list xml:id="list102635263982102" text:continue-numbering="true" text:style-name="L33">
        <text:list-item>
          <text:list>
            <text:list-item>
              <text:p text:style-name="P318"><text:span text:style-name="Source_20_Text"><text:span text:style-name="T177">Again, some essential packages:</text:span></text:span></text:p>
              <text:list>
                <text:list-item>
                  <text:p text:style-name="P318"><text:span text:style-name="Source_20_Text"><text:span text:style-name="T177">Git, </text:span></text:span><text:span text:style-name="Source_20_Text"><text:span text:style-name="T180">Gist</text:span></text:span></text:p>
                </text:list-item>
                <text:list-item>
                  <text:p text:style-name="P319"><text:span text:style-name="Source_20_Text"><text:span text:style-name="T178">Filediffs</text:span></text:span></text:p>
                </text:list-item>
                <text:list-item>
                  <text:p text:style-name="P320"><text:span text:style-name="Source_20_Text"><text:span text:style-name="T179">BracketHighlighter</text:span></text:span></text:p>
                </text:list-item>
                <text:list-item>
                  <text:p text:style-name="P313"><text:span text:style-name="Source_20_Text"><text:span text:style-name="T181">SublimeLinter</text:span></text:span></text:p>
                </text:list-item>
              </text:list>
            </text:list-item>
          </text:list>
        </text:list-item>
        <text:list-item>
          <text:p text:style-name="P189">Eclipse<text:span text:style-name="T1"> </text:span><text:span text:style-name="T412">(~X.X-37.5 GB)</text:span><text:span text:style-name="T37"> – </text:span><text:span text:style-name="T50">TODO: you are looking into how many of these languages you can cram into Eclipse.</text:span></text:p>
        </text:list-item>
        <text:list-item>
          <text:p text:style-name="P189">Code::Blocks <text:span text:style-name="T412">(~X.X GB)</text:span><text:span text:style-name="T37"> – </text:span><text:span text:style-name="T50">TODO: haven’t even looked at Code::Blocks yet</text:span><text:span text:style-name="T38"> </text:span></text:p>
        </text:list-item>
        <text:list-item>
          <text:p text:style-name="P189">Visual Studio Code<text:span text:style-name="T37"> </text:span><text:span text:style-name="T412">(~X.X GB) </text:span><text:span text:style-name="T37">– </text:span><text:span text:style-name="T50">TODO: haven’t even looked at Visual Studio Code yet, but it is installed (via Anaconda).</text:span></text:p>
        </text:list-item>
      </text:list>
      <text:p text:style-name="P10"/>
      <text:p text:style-name="P10">For each language/environment (listing what tools to use, and how to install any additional IDEs if there were any):</text:p>
      <text:list xml:id="list2303481488384878665" text:style-name="L34">
        <text:list-item>
          <text:p text:style-name="P198">Python</text:p>
          <text:list>
            <text:list-item>
              <text:p text:style-name="P49"><text:span text:style-name="T52">Spyder </text:span><text:span text:style-name="T60">(~X.X GB)</text:span>. <text:span text:style-name="T407">It was installed with Anaconda. To run it, just type </text:span><text:span text:style-name="T318">spyder</text:span><text:span text:style-name="T407"> in a terminal.</text:span></text:p>
              <text:list>
                <text:list-item>
                  <text:p text:style-name="P50">I then went to Tool<text:span text:style-name="T405">s</text:span> → Preferences → <text:span text:style-name="T407">Current</text:span> working directory, and told it to use <text:span text:style-name="T239">~/Workspace</text:span></text:p>
                </text:list-item>
                <text:list-item>
                  <text:p text:style-name="P51"><text:soft-page-break/>Then Tools → Pythonpath → Added anaconda’s environments <text:span text:style-name="T406">(paths by </text:span><text:span text:style-name="T317">conda env list</text:span><text:span text:style-name="T406">)</text:span></text:p>
                </text:list-item>
              </text:list>
            </text:list-item>
          </text:list>
        </text:list-item>
        <text:list-item>
          <text:p text:style-name="P44">SageMath</text:p>
          <text:list>
            <text:list-item>
              <text:p text:style-name="P44">The preferred IDE for SageMath is Jupyter notebook. Run it by typing <text:span text:style-name="T239">jupyter notebook</text:span>, and then choose a SageMath kernel.</text:p>
            </text:list-item>
          </text:list>
        </text:list-item>
        <text:list-item>
          <text:p text:style-name="P52">Machine Learning</text:p>
          <text:list>
            <text:list-item>
              <text:p text:style-name="P251"><text:span text:style-name="T1">To be able to program in machine learning, you just need to add it to the PYTHONPATH in spy</text:span><text:span text:style-name="T32">d</text:span><text:span text:style-name="T1">er, </text:span><text:span text:style-name="T32">or run it it Jupyter</text:span></text:p>
            </text:list-item>
          </text:list>
        </text:list-item>
      </text:list>
      <text:list xml:id="list102636259748538" text:continue-list="list5613052427181098114" text:style-name="L22">
        <text:list-item>
          <text:p text:style-name="P205">R</text:p>
          <text:list>
            <text:list-item>
              <text:p text:style-name="P252">RStudio seems to be the go-to. <text:span text:style-name="T410">Download:</text:span> <text:a xlink:type="simple" xlink:href="https://www.rstudio.com/products/rstudio/download/#download" text:style-name="Internet_20_link" text:visited-style-name="Visited_20_Internet_20_Link"><text:span text:style-name="T130">https://www.rstudio.com/products/rstudio/download/#download</text:span></text:a></text:p>
            </text:list-item>
            <text:list-item>
              <text:p text:style-name="P79">Double-click to install.</text:p>
            </text:list-item>
            <text:list-item>
              <text:p text:style-name="P253"><text:span text:style-name="T63">Run from terminal (</text:span><text:span text:style-name="T240">rstudio</text:span><text:span text:style-name="T63">) or run from the Ubuntu logo.</text:span></text:p>
            </text:list-item>
          </text:list>
        </text:list-item>
        <text:list-item>
          <text:p text:style-name="P205">Gnuplot</text:p>
          <text:list>
            <text:list-item>
              <text:p text:style-name="P254"/>
            </text:list-item>
          </text:list>
        </text:list-item>
        <text:list-item>
          <text:p text:style-name="P205">Scilab</text:p>
        </text:list-item>
        <text:list-item>
          <text:p text:style-name="P205">Octave</text:p>
        </text:list-item>
        <text:list-item>
          <text:p text:style-name="P205">bash</text:p>
        </text:list-item>
        <text:list-item>
          <text:p text:style-name="P205">Ruby</text:p>
        </text:list-item>
        <text:list-item>
          <text:p text:style-name="P205">Perl</text:p>
        </text:list-item>
        <text:list-item>
          <text:p text:style-name="P205">C</text:p>
        </text:list-item>
        <text:list-item>
          <text:p text:style-name="P205">C++</text:p>
        </text:list-item>
        <text:list-item>
          <text:p text:style-name="P205">Fortran</text:p>
        </text:list-item>
        <text:list-item>
          <text:p text:style-name="P205">Lisp</text:p>
        </text:list-item>
        <text:list-item>
          <text:p text:style-name="P53">Haskell</text:p>
        </text:list-item>
      </text:list>
      <text:p text:style-name="P2"/>
      <text:p text:style-name="P2">RAVEN</text:p>
      <text:p text:style-name="P2"><text:span text:style-name="T1">Following instructions from </text:span><text:a xlink:type="simple" xlink:href="https://github.com/idaholab/raven/wiki/installationLinux" text:style-name="Internet_20_link" text:visited-style-name="Visited_20_Internet_20_Link"><text:span text:style-name="T1">https://github.com/idaholab/raven/wiki/installationLinux</text:span></text:a></text:p>
      <text:list xml:id="list4931256091028427101" text:style-name="L35">
        <text:list-item>
          <text:p text:style-name="P194"><text:span text:style-name="T2">pre-recs: </text:span><text:span text:style-name="T240">sudo apt-get install </text:span><text:span text:style-name="T241">libtool git</text:span></text:p>
        </text:list-item>
        <text:list-item>
          <text:p text:style-name="P181"><text:span text:style-name="T1">clone: </text:span><text:span text:style-name="T240">cd ~/Code</text:span><text:span text:style-name="T246">s</text:span></text:p>
          <text:list>
            <text:list-item>
              <text:p text:style-name="P181"><text:span text:style-name="T240">git clone </text:span><text:a xlink:type="simple" xlink:href="https://github.com/idaholab/raven.git" text:style-name="Internet_20_link" text:visited-style-name="Visited_20_Internet_20_Link"><text:span text:style-name="T240">https://github.com/idaholab/raven.git</text:span></text:a></text:p>
            </text:list-item>
            <text:list-item>
              <text:p text:style-name="P135">cd raven</text:p>
            </text:list-item>
            <text:list-item>
              <text:p text:style-name="P135">git submodule init moose</text:p>
            </text:list-item>
            <text:list-item>
              <text:p text:style-name="P135">git submodule update moose</text:p>
            </text:list-item>
          </text:list>
        </text:list-item>
        <text:list-item>
          <text:p text:style-name="P80">Set up the RAVEN environment in conda</text:p>
          <text:list>
            <text:list-item>
              <text:p text:style-name="P169"><text:span text:style-name="T1">conda create -</text:span><text:span text:style-name="T4">m </text:span><text:span text:style-name="T1">--name raven_libraries -y numpy=1.11.0 h5py=2.6.0 scipy=0.17.1 scikit-learn=0.17.1 matplotlib=1.5.1 python=2.7 hdf5 swig pylint lxml</text:span></text:p>
            </text:list-item>
            <text:list-item>
              <text:p text:style-name="P140">source activate raven_libraries</text:p>
            </text:list-item>
          </text:list>
        </text:list-item>
        <text:list-item>
          <text:p text:style-name="P81">Compile RAVEN</text:p>
          <text:list>
            <text:list-item>
              <text:p text:style-name="P255"><text:span text:style-name="Source_20_Text"><text:span text:style-name="T243">cd ~/Codes/raven</text:span></text:span></text:p>
            </text:list-item>
            <text:list-item>
              <text:p text:style-name="P255"><text:span text:style-name="Source_20_Text"><text:span text:style-name="T240">make</text:span></text:span></text:p>
            </text:list-item>
          </text:list>
        </text:list-item>
        <text:list-item>
          <text:p text:style-name="P102"><text:span text:style-name="T1">Test RAVEN (from ~/Codes/raven): </text:span><text:span text:style-name="T240">./run_tests</text:span></text:p>
          <text:list>
            <text:list-item>
              <text:p text:style-name="P81">Tests successful if most are passed (~300-400), several are skipped, and none fail. Skipped ones are for modules that aren’t distributed standard with the code.</text:p>
            </text:list-item>
          </text:list>
        </text:list-item>
        <text:list-item>
          <text:p text:style-name="P82">For me (7 April 2018): 489 passed, 57 skipped, 0 failed.</text:p>
        </text:list-item>
      </text:list>
      <text:p text:style-name="P8"/>
      <text:p text:style-name="P2">MOOSE</text:p>
      <text:p text:style-name="P2"><text:span text:style-name="T1">Following instructions from </text:span><text:a xlink:type="simple" xlink:href="http://mooseframework.org/wiki/BasicManualInstallation/Linux" text:style-name="Internet_20_link" text:visited-style-name="Visited_20_Internet_20_Link"><text:span text:style-name="T1">http://mooseframework.org/wiki/BasicManualInstallation/Linux</text:span></text:a></text:p>
      <text:list xml:id="list5376617459423153320" text:style-name="L36">
        <text:list-item>
          <text:p text:style-name="P182"><text:span text:style-name="T1">pre-recs: </text:span><text:span text:style-name="T240">sudo apt-get install build-essential gfortran tcl git m4 freeglut3 doxygen libblas-dev liblapack-dev libx11-dev libnuma-dev zlib1g-dev libhwloc-dev</text:span></text:p>
        </text:list-item>
        <text:list-item>
          <text:p text:style-name="P183"><text:span text:style-name="T1">clone: </text:span><text:span text:style-name="T242">cd ~/Codes</text:span></text:p>
          <text:list>
            <text:list-item>
              <text:p text:style-name="P141"><text:soft-page-break/>git clone https://github.com/idaholab/moose.git</text:p>
            </text:list-item>
            <text:list-item>
              <text:p text:style-name="P141">cd ~/projects/moose</text:p>
            </text:list-item>
            <text:list-item>
              <text:p text:style-name="P141">git checkout master</text:p>
            </text:list-item>
          </text:list>
        </text:list-item>
        <text:list-item>
          <text:p text:style-name="P83">Put the following in bashrc:</text:p>
          <text:list>
            <text:list-item>
              <text:p text:style-name="P83">nano ~/.bashrc</text:p>
            </text:list-item>
            <text:list-item>
              <text:p text:style-name="P256"><text:span text:style-name="T65">Paste at the end:<text:line-break/># MOOSE ADDITIONS<text:line-break/></text:span><text:span text:style-name="Source_20_Text"># Compiler Variables<text:line-break/>export CC=mpicc<text:line-break/>export CXX=mpicxx<text:line-break/>export F77=mpif77<text:line-break/>export FC=mpif90<text:line-break/><text:line-break/># Library location<text:line-break/>export PACKAGES_DIR=/opt/moose<text:line-break/><text:line-break/># Helper variables<text:line-break/>export GCC_HOME=$PACKAGES_DIR/gcc_6.2.0<text:line-break/>export MPI_HOME=$PACKAGES_DIR/mpich/mpich_3.2<text:line-break/>export PETSC_DIR=$PACKAGES_DIR/petsc/mpich_petsc-3.7.6/gcc-opt<text:line-break/></text:span><text:span text:style-name="Source_20_Text"><text:span text:style-name="T346">export PEACOCK_DIR=/home/jordan/Codes/moose/python/peacock</text:span></text:span><text:span text:style-name="Source_20_Text"><text:line-break/><text:line-break/># PATH<text:line-break/>export PATH=$GCC_HOME/bin:$MPI_HOME/bin:$PATH</text:span></text:p>
              <text:p text:style-name="P256"><text:span text:style-name="Source_20_Text"><text:span text:style-name="T352">export PATH=$PATH:$PEACOCK_DIR<text:line-break/></text:span></text:span><text:span text:style-name="Source_20_Text"><text:line-break/># LD_LIBRARY_PATH<text:line-break/>export LD_LIBRARY_PATH=$GCC_HOME/lib:$GCC_HOME/lib64:$GCC_HOME/lib/gcc/x86_64-pc-linux-gnu/6.2.0:$GCC_HOME/libexec/gcc/x86_64-pc-linux-gnu/6.2.0:$LD_LIBRARY_PATH<text:line-break/><text:line-break/># JOB Count (the number of cores available on this machine)<text:line-break/>export MOOSE_JOBS=4</text:span></text:p>
            </text:list-item>
            <text:list-item>
              <text:p text:style-name="P84">Close all terminals, and re-open then to let this be pulled into your terminal.</text:p>
            </text:list-item>
          </text:list>
        </text:list-item>
        <text:list-item>
          <text:p text:style-name="P85">Update g++ and gcc:</text:p>
          <text:list>
            <text:list-item>
              <text:p text:style-name="P85">Download the MOOSE gcc tarball from the source above</text:p>
            </text:list-item>
            <text:list-item>
              <text:p text:style-name="P137">mkdir ~/Codes/src &amp;&amp; cd ~/Codes/src</text:p>
            </text:list-item>
            <text:list-item>
              <text:p text:style-name="P137">tar -xf ~/Downloads/gcc-6.2.0.tar.gz -C .</text:p>
            </text:list-item>
            <text:list-item>
              <text:p text:style-name="P137">mkdir gcc-build &amp;&amp; cd gcc-build</text:p>
            </text:list-item>
            <text:list-item>
              <text:p text:style-name="P85">I think the following steps un-links previous compilers, but I don’t know for sure.</text:p>
            </text:list-item>
            <text:list-item>
              <text:p text:style-name="P137">unset CC</text:p>
            </text:list-item>
            <text:list-item>
              <text:p text:style-name="P137">unset CXX</text:p>
            </text:list-item>
            <text:list-item>
              <text:p text:style-name="P137">unset FC</text:p>
            </text:list-item>
            <text:list-item>
              <text:p text:style-name="P137">unset F90</text:p>
            </text:list-item>
            <text:list-item>
              <text:p text:style-name="P137">unset F77</text:p>
            </text:list-item>
            <text:list-item>
              <text:p text:style-name="P85">This sets up the needed stuff to get the build right. <text:span text:style-name="T322">It should end with a line saying something like “creating Makefile”</text:span></text:p>
            </text:list-item>
            <text:list-item>
              <text:p text:style-name="P137">../gcc-6.2.0/configure --prefix=$GCC_HOME --disable-multilib --enable-languages=c,c++,fortran --enable-lto</text:p>
            </text:list-item>
            <text:list-item>
              <text:p text:style-name="P137">make</text:p>
            </text:list-item>
            <text:list-item>
              <text:p text:style-name="P137">sudo -E make install</text:p>
            </text:list-item>
          </text:list>
        </text:list-item>
        <text:list-item>
          <text:p text:style-name="P86">Download and install an MPI wrapper (following instructions from MOOSE wiki above). After download:</text:p>
          <text:list>
            <text:list-item>
              <text:p text:style-name="P142"><text:soft-page-break/>cd ~/Codes/src</text:p>
            </text:list-item>
            <text:list-item>
              <text:p text:style-name="P142">tar -xf ~/Downloads/mpich-3.2.tar.gz -C .</text:p>
            </text:list-item>
            <text:list-item>
              <text:p text:style-name="P142">mkdir mpich-3.2/gcc-opt &amp;&amp; cd mpich-3.2/gcc-opt</text:p>
            </text:list-item>
            <text:list-item>
              <text:p text:style-name="P86">This sets up the needed stuff to get the build right. Should end with something like “Configuration complete”</text:p>
            </text:list-item>
            <text:list-item>
              <text:p text:style-name="P142">../configure --prefix=$MPI_HOME --enable-shared --enable-sharedlibs=clang --enable-fast=03 \</text:p>
            </text:list-item>
            <text:list-item>
              <text:p text:style-name="P142">--enable-debuginfo --enable-totalview --enable-two-level-namespace CC=gcc CXX=g++ FC=gfortran F77=gfortran F90='' CFLAGS='' CXXFLAGS='' FFLAGS='' FCFLAGS='' F90FLAGS='' F77FLAGS=''</text:p>
            </text:list-item>
            <text:list-item>
              <text:p text:style-name="P142">make</text:p>
            </text:list-item>
            <text:list-item>
              <text:p text:style-name="P142">sudo -E make install</text:p>
            </text:list-item>
          </text:list>
        </text:list-item>
        <text:list-item>
          <text:p text:style-name="P87">Download and install the PETSc solver. Again, download it using the link in the instructions. Then:</text:p>
          <text:list>
            <text:list-item>
              <text:p text:style-name="P143">cd ~/Codes/src</text:p>
            </text:list-item>
            <text:list-item>
              <text:p text:style-name="P143">tar -xf ~/Downloads/petsc-3.7.6.tar.gz -C .</text:p>
            </text:list-item>
            <text:list-item>
              <text:p text:style-name="P143">cd petsc-3.7.6</text:p>
            </text:list-item>
            <text:list-item>
              <text:p text:style-name="P88">Paste in this whole block. <text:span text:style-name="T323">Note, differs from the website because I got the message that python3 doesn’t support configure yet</text:span>:</text:p>
            </text:list-item>
            <text:list-item>
              <text:p text:style-name="P144">python2 './configure' '--prefix=/opt/moose/petsc/mpich_petsc-3.7.6/gcc-opt' '--download-hypre=1' '--with-ssl=0' '--with-debugging=no' '--with-pic=1' '--with-shared-libraries=1' '--with-cc=mpicc' '--with-cxx=mpicxx' '--with-fc=mpif90' '--download-fblaslapack=1' '--download-metis=1' '--download-parmetis=1' '--download-superlu_dist=1' '--download-mumps=1' '--download-scalapack=1' 'CC=mpicc' 'CXX=mpicxx' 'FC=mpif90' 'F77=mpif77' 'F90=mpif90' 'CFLAGS=-fPIC -fopenmp' 'CXXFLAGS=-fPIC -fopenmp' 'FFLAGS=-fPIC -fopenmp' 'FCFLAGS=-fPIC -fopenmp' 'F90FLAGS=-fPIC -fopenmp' 'F77FLAGS=-fPIC -fopenmp' 'PETSC_DIR=/home/jordan/Codes/src/petsc-3.7.6'</text:p>
            </text:list-item>
            <text:list-item>
              <text:p text:style-name="P89">My custom make instructions <text:span text:style-name="T324">(exactly what to run is printed at the end of the output for the command above)</text:span>: <text:span text:style-name="T239">make PETSC_DIR=/home/jordan/Codes/src/petsc-3.7.6 PETSC_ARCH=arch-linux2-c-opt all</text:span></text:p>
            </text:list-item>
            <text:list-item>
              <text:p text:style-name="P90">My custom make install instructions: <text:span text:style-name="T285">sudo make PETSC_DIR=/home/jordan/Codes/src/petsc-3.7.6 PETSC_ARCH=arch-linux2-c-opt install</text:span></text:p>
            </text:list-item>
            <text:list-item>
              <text:p text:style-name="P91">After, there are custom test instructions. Mine: <text:span text:style-name="T239">make PETSC_DIR=/opt/moose/petsc/mpich_petsc-3.7.6/gcc-opt PETSC_ARCH="" test</text:span></text:p>
            </text:list-item>
            <text:list-item>
              <text:p text:style-name="P91">Then: <text:span text:style-name="T239">make PETSC_DIR=/opt/moose/petsc/mpich_petsc-3.7.6/gcc-opt PETSC_ARCH= streams</text:span></text:p>
            </text:list-item>
          </text:list>
        </text:list-item>
        <text:list-item>
          <text:p text:style-name="P92">That should be it! Your MOOSE environment should be done! <text:span text:style-name="T325">However, the system couldn’t open matplotlib for some reason…</text:span></text:p>
        </text:list-item>
        <text:list-item>
          <text:p text:style-name="P93">Make sure you close your terminal, and re-open it before finishing the installation.</text:p>
        </text:list-item>
        <text:list-item>
          <text:p text:style-name="P94">Compile libMesh:</text:p>
          <text:list>
            <text:list-item>
              <text:p text:style-name="P153">cd ~/Codes/moose</text:p>
            </text:list-item>
            <text:list-item>
              <text:p text:style-name="P278"><text:span text:style-name="Source_20_Text"><text:span text:style-name="T286">scripts/update_and_rebuild_libmesh.sh</text:span></text:span></text:p>
            </text:list-item>
          </text:list>
        </text:list-item>
        <text:list-item>
          <text:p text:style-name="P325"><text:span text:style-name="Source_20_Text"><text:span text:style-name="T146">Finally, you can compile MOOSE itself, and run the tests for it:</text:span></text:span></text:p>
          <text:list>
            <text:list-item>
              <text:p text:style-name="P326"><text:span text:style-name="Source_20_Text"><text:span text:style-name="T291">cd test</text:span></text:span></text:p>
            </text:list-item>
            <text:list-item>
              <text:p text:style-name="P327"><text:span text:style-name="Source_20_Text"><text:span text:style-name="T147">In the </text:span></text:span><text:a xlink:type="simple" xlink:href="https://groups.google.com/forum/#!searchin/moose-users/python-config$3A$20%22command$20not$20found%22%7Csort:date/moose-users/o5pg9U3EiJ8/aY3bWLmkCgAJ" text:style-name="Internet_20_link" text:visited-style-name="Visited_20_Internet_20_Link"><text:span text:style-name="Source_20_Text"><text:span text:style-name="T147">Google User Group</text:span></text:span></text:a><text:span text:style-name="Source_20_Text"><text:span text:style-name="T147">, they note that the python development libraries are needed for the test file parser, but they hadn’t updated the install instructions. So: </text:span></text:span><text:span text:style-name="Source_20_Text"><text:span text:style-name="T292">sudo apt-get install python-dev</text:span></text:span></text:p>
            </text:list-item>
            <text:list-item>
              <text:p text:style-name="P328"><text:span text:style-name="Source_20_Text"><text:span text:style-name="T148">You also need to run MOOSE using Python 2.7: </text:span></text:span><text:span text:style-name="Source_20_Text"><text:span text:style-name="T293">conda </text:span></text:span><text:span text:style-name="Source_20_Text"><text:span text:style-name="T310">create -m -n </text:span></text:span><text:span text:style-name="Source_20_Text"><text:span text:style-name="T311">moose</text:span></text:span><text:span text:style-name="Source_20_Text"><text:span text:style-name="T310"> anaconda python=2.7</text:span></text:span></text:p>
            </text:list-item>
            <text:list-item>
              <text:p text:style-name="P328"><text:span text:style-name="Source_20_Text"><text:span text:style-name="T311">source activate moose</text:span></text:span></text:p>
            </text:list-item>
            <text:list-item>
              <text:p text:style-name="P326"><text:span text:style-name="Source_20_Text"><text:span text:style-name="T286">make</text:span></text:span></text:p>
            </text:list-item>
            <text:list-item>
              <text:p text:style-name="P326"><text:span text:style-name="Source_20_Text"><text:span text:style-name="T286">./run_tests</text:span></text:span></text:p>
            </text:list-item>
          </text:list>
        </text:list-item>
        <text:list-item>
          <text:p text:style-name="P56"><text:soft-page-break/>For me, 1551 passed, 51 skipped, 0 failed.</text:p>
        </text:list-item>
        <text:list-item>
          <text:p text:style-name="P257"><text:span text:style-name="T99">That’s it! MOOSE is now installed! </text:span><text:span text:style-name="T100">Make sure to switch to moose environment each time you run it!</text:span></text:p>
        </text:list-item>
      </text:list>
      <text:p text:style-name="P14"/>
      <text:p text:style-name="P11">Miscellaneous other additions/notes</text:p>
      <text:p text:style-name="P14">There are other useful programs and things that I did on this box that I document here.</text:p>
      <text:list xml:id="list3595512438623146747" text:style-name="L37">
        <text:list-item>
          <text:p text:style-name="P103">Install Atom<text:span text:style-name="T1">: Atom is a very handy terminal editor. ref: </text:span><text:a xlink:type="simple" xlink:href="https://flight-manual.atom.io/getting-started/sections/installing-atom/" text:style-name="Internet_20_link" text:visited-style-name="Visited_20_Internet_20_Link"><text:span text:style-name="T5">https://flight-manual.atom.io/getting-started/sections/installing-atom/</text:span></text:a><text:span text:style-name="T5"> </text:span></text:p>
          <text:list>
            <text:list-item>
              <text:p text:style-name="P145">curl -L https://packagecloud.io/AtomEditor/atom/gpgkey | sudo apt-key add -</text:p>
            </text:list-item>
            <text:list-item>
              <text:p text:style-name="P145">sudo sh -c 'echo "deb [arch=amd64] https://packagecloud.io/AtomEditor/atom/any/ any main" &gt; /etc/apt/sources.list.d/atom.list'</text:p>
            </text:list-item>
            <text:list-item>
              <text:p text:style-name="P145">sudo apt-get update</text:p>
            </text:list-item>
            <text:list-item>
              <text:p text:style-name="P145">sudo apt-get install atom</text:p>
            </text:list-item>
          </text:list>
        </text:list-item>
        <text:list-item>
          <text:p text:style-name="P104">Sublime: <text:span text:style-name="T1">Sublime is a powerful text editor with neat plugins for LaTeX and other things. </text:span><text:a xlink:type="simple" xlink:href="https://www.sublimetext.com/docs/3/linux_repositories.html#apt" text:style-name="Internet_20_link" text:visited-style-name="Visited_20_Internet_20_Link"><text:span text:style-name="T1">https://www.sublimetext.com/docs/3/linux_repositories.html#apt</text:span></text:a><text:span text:style-name="T1"> </text:span></text:p>
          <text:list>
            <text:list-item>
              <text:p text:style-name="P258"><text:span text:style-name="T70">Install GPG key: </text:span><text:span text:style-name="Source_20_Text"><text:span text:style-name="T1">wget -qO - https://download.sublimetext.com/sublimehq-pub.gpg | sudo apt-key add -</text:span></text:span></text:p>
            </text:list-item>
            <text:list-item>
              <text:p text:style-name="P258"><text:span text:style-name="T70">Get apt ready to go: </text:span><text:span text:style-name="Source_20_Text"><text:span text:style-name="T1">sudo apt-get install apt-transport-https</text:span></text:span></text:p>
            </text:list-item>
            <text:list-item>
              <text:p text:style-name="P258"><text:span text:style-name="T70">Pick Sublime channel: </text:span><text:span text:style-name="Source_20_Text"><text:span text:style-name="T1">echo "deb https://download.sublimetext.com/ apt/stable/" | sudo tee /etc/apt/sources.list.d/sublime-text.list</text:span></text:span></text:p>
            </text:list-item>
            <text:list-item>
              <text:p text:style-name="P258"><text:span text:style-name="T70">Update apt and install: </text:span><text:span text:style-name="Source_20_Text"><text:span text:style-name="T1">sudo apt-get update </text:span></text:span><text:span text:style-name="Source_20_Text"><text:span text:style-name="T8">&amp;&amp; </text:span></text:span><text:span text:style-name="Source_20_Text">sudo apt-get install sublime-text</text:span></text:p>
            </text:list-item>
            <text:list-item>
              <text:p text:style-name="P105"><text:span text:style-name="T1">That’s it! You can run it from the “Start Menu”. </text:span><text:span text:style-name="T9">You can install plugins by adding the package manager following instructions at </text:span><text:a xlink:type="simple" xlink:href="https://packagecontrol.io/installation" text:style-name="Internet_20_link" text:visited-style-name="Visited_20_Internet_20_Link"><text:span text:style-name="T9">https://packagecontrol.io/installation</text:span></text:a></text:p>
            </text:list-item>
            <text:list-item>
              <text:p text:style-name="P106"><text:span text:style-name="T1">Then go to Preferences→Package Control, and you can search or install or whatever from there. </text:span><text:span text:style-name="T10">I have added the LaTeXing package.</text:span></text:p>
            </text:list-item>
          </text:list>
        </text:list-item>
        <text:list-item>
          <text:p text:style-name="P107">Mendeley<text:span text:style-name="T1">: a fantastic academic source manager</text:span></text:p>
          <text:list>
            <text:list-item>
              <text:p text:style-name="P107"><text:span text:style-name="T1">Download the package: </text:span><text:a xlink:type="simple" xlink:href="https://www.mendeley.com/guides/download-mendeley-desktop/ubuntu/instructions" text:style-name="Internet_20_link" text:visited-style-name="Visited_20_Internet_20_Link"><text:span text:style-name="T1">https://www.mendeley.com/guides/download-mendeley-desktop/ubuntu/instructions</text:span></text:a></text:p>
            </text:list-item>
            <text:list-item>
              <text:p text:style-name="P95">Install via the instructions there.</text:p>
            </text:list-item>
            <text:list-item>
              <text:p text:style-name="P108"><text:span text:style-name="T1">Open it, sign in, and then install the plugins. </text:span><text:span text:style-name="T13">It will ask you to install them when you log in, but should you forget or that message doesn’t appear</text:span><text:span text:style-name="T1">: </text:span><text:span text:style-name="T11">Tools → Install Web Importer and Libre Office Source Manager.</text:span></text:p>
            </text:list-item>
            <text:list-item>
              <text:p text:style-name="P109"><text:span text:style-name="T11">T</text:span><text:span text:style-name="T1">his will now update with </text:span><text:span text:style-name="T240">sudo apt-get update &amp;&amp; sudo apt-get upgrade</text:span></text:p>
            </text:list-item>
          </text:list>
        </text:list-item>
        <text:list-item>
          <text:p text:style-name="P110">Spyder:<text:span text:style-name="T1"> </text:span><text:span text:style-name="T17">powerful python IDE</text:span></text:p>
          <text:list>
            <text:list-item>
              <text:p text:style-name="P96">Open the app store, and find Spyder 3 (you can also get Spyder 2 if you use Python2). Click install. Done!</text:p>
            </text:list-item>
          </text:list>
        </text:list-item>
        <text:list-item>
          <text:p text:style-name="P97"><text:span text:style-name="T52">Rstudio</text:span>: powerful R IDE</text:p>
          <text:list>
            <text:list-item>
              <text:p text:style-name="P97">Download the package: <text:a xlink:type="simple" xlink:href="https://www.rstudio.com/products/rstudio/download/#download" text:style-name="Internet_20_link" text:visited-style-name="Visited_20_Internet_20_Link">https://www.rstudio.com/products/rstudio/download/#download</text:a></text:p>
            </text:list-item>
            <text:list-item>
              <text:p text:style-name="P97">Double-click on the downloaded package, and it will install itself. <text:span text:style-name="T354">Yay!</text:span></text:p>
            </text:list-item>
          </text:list>
        </text:list-item>
        <text:list-item>
          <text:p text:style-name="P98">VLC</text:p>
          <text:list>
            <text:list-item>
              <text:p text:style-name="P98">Download from the app store.</text:p>
            </text:list-item>
          </text:list>
        </text:list-item>
      </text:list>
      <text:p text:style-name="P16"/>
      <text:p text:style-name="P17">The full ~/.bashrc file after following all the install instructions abov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Liberation Serif" fo:font-family="'Liberation Serif'" style:font-family-generic="roman" style:font-pitch="variable" fo:font-size="12pt" fo:font-weight="normal" style:font-size-asian="10.5pt" style:font-weight-asian="normal" style:font-size-complex="12pt"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07:36:41.513439377</meta:creation-date>
    <dc:date>2018-05-22T10:26:34.004253421</dc:date>
    <meta:editing-duration>P6DT15H44M9S</meta:editing-duration>
    <meta:editing-cycles>331</meta:editing-cycles>
    <meta:generator>LibreOffice/5.1.6.2$Linux_X86_64 LibreOffice_project/10m0$Build-2</meta:generator>
    <meta:document-statistic meta:table-count="0" meta:image-count="0" meta:object-count="0" meta:page-count="18" meta:paragraph-count="659" meta:word-count="7230" meta:character-count="46339" meta:non-whitespace-character-count="40104"/>
  </office:meta>
</office:document-meta>
</file>